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Metadata">
      <style:table-cell-properties fo:padding="0.071cm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TL_20_Data">
      <style:table-cell-properties style:diagonal-bl-tr="none" style:diagonal-tl-br="none" fo:border="none" fo:padding="0.071cm" style:rotation-align="none"/>
    </style:style>
    <style:style style:name="ce33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TL_20_Data" style:data-style-name="N100">
      <style:table-cell-properties style:diagonal-bl-tr="none" style:diagonal-tl-br="none" fo:border="none" fo:padding="0.071cm" style:rotation-align="non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1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3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8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VINCIE ZUIDHOLLAND. DERDE GEDEELTE. INDEELING DER BEVOLKING NAAR DEN OUDERDOM.</text:p>
          </table:table-cell>
          <table:covered-table-cell table:number-columns-repeated="11" table:style-name="ce8"/>
          <table:covered-table-cell table:style-name="ce37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19"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Gebied</text:p>
          </table:table-cell>
          <table:table-cell table:style-name="ce9" office:value-type="string" calcext:value-type="string" table:number-columns-spanned="1" table:number-rows-spanned="2">
            <text:p>Geboortejaar</text:p>
          </table:table-cell>
          <table:table-cell table:style-name="ce14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9"/>
          <table:table-cell table:style-name="ce38" office:value-type="string" calcext:value-type="string" table:number-columns-spanned="1" table:number-rows-spanned="2">
            <text:p>Algemeen totaal</text:p>
          </table:table-cell>
          <table:table-cell table:style-name="ce20" table:number-columns-repeated="1011"/>
        </table:table-row>
        <table:table-row table:style-name="ro2">
          <table:covered-table-cell table:style-name="ce3"/>
          <table:covered-table-cell table:style-name="ce10"/>
          <table:covered-table-cell table:style-name="ce15"/>
          <table:table-cell table:style-name="ce21"/>
          <table:table-cell table:style-name="ce24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table-cell table:style-name="ce30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covered-table-cell table:style-name="ce39"/>
          <table:table-cell table:style-name="ce2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DE STAD 'S GRAVENHAGE.</text:p>
          </table:table-cell>
          <table:table-cell table:style-name="ce11" office:value-type="float" office:value="1849" calcext:value-type="float">
            <text:p>1849</text:p>
          </table:table-cell>
          <table:table-cell table:style-name="ce16" office:value-type="string" calcext:value-type="string">
            <text:p>Beneden het jaar.</text:p>
          </table:table-cell>
          <table:table-cell table:style-name="Default"/>
          <table:table-cell table:style-name="ce25" office:value-type="float" office:value="944" calcext:value-type="float">
            <text:p>944</text:p>
          </table:table-cell>
          <table:table-cell table:style-name="ce31" table:number-columns-repeated="2"/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table:number-columns-repeated="2"/>
          <table:table-cell table:style-name="ce31" office:value-type="float" office:value="904" calcext:value-type="float">
            <text:p>904</text:p>
          </table:table-cell>
          <table:table-cell table:style-name="ce40" office:value-type="float" office:value="1848" calcext:value-type="float">
            <text:p>1,8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6" office:value-type="float" office:value="796" calcext:value-type="float">
            <text:p>796</text:p>
          </table:table-cell>
          <table:table-cell table:style-name="ce32" table:number-columns-repeated="2"/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table:number-columns-repeated="2"/>
          <table:table-cell table:style-name="ce32" office:value-type="float" office:value="835" calcext:value-type="float">
            <text:p>835</text:p>
          </table:table-cell>
          <table:table-cell table:style-name="ce41" office:value-type="float" office:value="1631" calcext:value-type="float">
            <text:p>1,6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6" office:value-type="float" office:value="823" calcext:value-type="float">
            <text:p>823</text:p>
          </table:table-cell>
          <table:table-cell table:style-name="ce32" table:number-columns-repeated="2"/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table:number-columns-repeated="2"/>
          <table:table-cell table:style-name="ce32" office:value-type="float" office:value="830" calcext:value-type="float">
            <text:p>830</text:p>
          </table:table-cell>
          <table:table-cell table:style-name="ce41" office:value-type="float" office:value="1653" calcext:value-type="float">
            <text:p>1,6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6" office:value-type="float" office:value="786" calcext:value-type="float">
            <text:p>786</text:p>
          </table:table-cell>
          <table:table-cell table:style-name="ce32" table:number-columns-repeated="2"/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table:number-columns-repeated="2"/>
          <table:table-cell table:style-name="ce32" office:value-type="float" office:value="768" calcext:value-type="float">
            <text:p>768</text:p>
          </table:table-cell>
          <table:table-cell table:style-name="ce41" office:value-type="float" office:value="1554" calcext:value-type="float">
            <text:p>1,5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6" office:value-type="float" office:value="811" calcext:value-type="float">
            <text:p>811</text:p>
          </table:table-cell>
          <table:table-cell table:style-name="ce32" table:number-columns-repeated="2"/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table:number-columns-repeated="2"/>
          <table:table-cell table:style-name="ce32" office:value-type="float" office:value="825" calcext:value-type="float">
            <text:p>825</text:p>
          </table:table-cell>
          <table:table-cell table:style-name="ce41" office:value-type="float" office:value="1636" calcext:value-type="float">
            <text:p>1,6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6" office:value-type="float" office:value="848" calcext:value-type="float">
            <text:p>848</text:p>
          </table:table-cell>
          <table:table-cell table:style-name="ce32" table:number-columns-repeated="2"/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table:number-columns-repeated="2"/>
          <table:table-cell table:style-name="ce32" office:value-type="float" office:value="805" calcext:value-type="float">
            <text:p>805</text:p>
          </table:table-cell>
          <table:table-cell table:style-name="ce41" office:value-type="float" office:value="1653" calcext:value-type="float">
            <text:p>1,6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6" office:value-type="float" office:value="750" calcext:value-type="float">
            <text:p>750</text:p>
          </table:table-cell>
          <table:table-cell table:style-name="ce32" table:number-columns-repeated="2"/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table:number-columns-repeated="2"/>
          <table:table-cell table:style-name="ce32" office:value-type="float" office:value="799" calcext:value-type="float">
            <text:p>799</text:p>
          </table:table-cell>
          <table:table-cell table:style-name="ce41" office:value-type="float" office:value="1549" calcext:value-type="float">
            <text:p>1,5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6" office:value-type="float" office:value="765" calcext:value-type="float">
            <text:p>765</text:p>
          </table:table-cell>
          <table:table-cell table:style-name="ce32" table:number-columns-repeated="2"/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table:number-columns-repeated="2"/>
          <table:table-cell table:style-name="ce32" office:value-type="float" office:value="714" calcext:value-type="float">
            <text:p>714</text:p>
          </table:table-cell>
          <table:table-cell table:style-name="ce41" office:value-type="float" office:value="1479" calcext:value-type="float">
            <text:p>1,4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6" office:value-type="float" office:value="671" calcext:value-type="float">
            <text:p>671</text:p>
          </table:table-cell>
          <table:table-cell table:style-name="ce32" table:number-columns-repeated="2"/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table:number-columns-repeated="2"/>
          <table:table-cell table:style-name="ce32" office:value-type="float" office:value="691" calcext:value-type="float">
            <text:p>691</text:p>
          </table:table-cell>
          <table:table-cell table:style-name="ce41" office:value-type="float" office:value="1362" calcext:value-type="float">
            <text:p>1,3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6" office:value-type="float" office:value="728" calcext:value-type="float">
            <text:p>728</text:p>
          </table:table-cell>
          <table:table-cell table:style-name="ce32" table:number-columns-repeated="2"/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table:number-columns-repeated="2"/>
          <table:table-cell table:style-name="ce32" office:value-type="float" office:value="714" calcext:value-type="float">
            <text:p>714</text:p>
          </table:table-cell>
          <table:table-cell table:style-name="ce41" office:value-type="float" office:value="1442" calcext:value-type="float">
            <text:p>1,4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6" office:value-type="float" office:value="710" calcext:value-type="float">
            <text:p>710</text:p>
          </table:table-cell>
          <table:table-cell table:style-name="ce32" table:number-columns-repeated="2"/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table:number-columns-repeated="2"/>
          <table:table-cell table:style-name="ce32" office:value-type="float" office:value="713" calcext:value-type="float">
            <text:p>713</text:p>
          </table:table-cell>
          <table:table-cell table:style-name="ce41" office:value-type="float" office:value="1423" calcext:value-type="float">
            <text:p>1,4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6" office:value-type="float" office:value="731" calcext:value-type="float">
            <text:p>731</text:p>
          </table:table-cell>
          <table:table-cell table:style-name="ce32" table:number-columns-repeated="2"/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table:number-columns-repeated="2"/>
          <table:table-cell table:style-name="ce32" office:value-type="float" office:value="767" calcext:value-type="float">
            <text:p>767</text:p>
          </table:table-cell>
          <table:table-cell table:style-name="ce41" office:value-type="float" office:value="1498" calcext:value-type="float">
            <text:p>1,4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6" office:value-type="float" office:value="740" calcext:value-type="float">
            <text:p>740</text:p>
          </table:table-cell>
          <table:table-cell table:style-name="ce32"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table:number-columns-repeated="2"/>
          <table:table-cell table:style-name="ce32" office:value-type="float" office:value="705" calcext:value-type="float">
            <text:p>705</text:p>
          </table:table-cell>
          <table:table-cell table:style-name="ce41" office:value-type="float" office:value="1445" calcext:value-type="float">
            <text:p>1,4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6" office:value-type="float" office:value="657" calcext:value-type="float">
            <text:p>657</text:p>
          </table:table-cell>
          <table:table-cell table:style-name="ce32" table:number-columns-repeated="2"/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table:number-columns-repeated="2"/>
          <table:table-cell table:style-name="ce32" office:value-type="float" office:value="690" calcext:value-type="float">
            <text:p>690</text:p>
          </table:table-cell>
          <table:table-cell table:style-name="ce41" office:value-type="float" office:value="1347" calcext:value-type="float">
            <text:p>1,34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6" office:value-type="float" office:value="667" calcext:value-type="float">
            <text:p>667</text:p>
          </table:table-cell>
          <table:table-cell table:style-name="ce32" table:number-columns-repeated="2"/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table:number-columns-repeated="2"/>
          <table:table-cell table:style-name="ce32" office:value-type="float" office:value="639" calcext:value-type="float">
            <text:p>639</text:p>
          </table:table-cell>
          <table:table-cell table:style-name="ce41" office:value-type="float" office:value="1306" calcext:value-type="float">
            <text:p>1,3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6" office:value-type="float" office:value="570" calcext:value-type="float">
            <text:p>570</text:p>
          </table:table-cell>
          <table:table-cell table:style-name="ce32" table:number-columns-repeated="2"/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table:number-columns-repeated="2"/>
          <table:table-cell table:style-name="ce32" office:value-type="float" office:value="627" calcext:value-type="float">
            <text:p>627</text:p>
          </table:table-cell>
          <table:table-cell table:style-name="ce41" office:value-type="float" office:value="1197" calcext:value-type="float">
            <text:p>1,1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6" office:value-type="float" office:value="644" calcext:value-type="float">
            <text:p>644</text:p>
          </table:table-cell>
          <table:table-cell table:style-name="ce32" table:number-columns-repeated="2"/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648" calcext:value-type="float">
            <text:p>648</text:p>
          </table:table-cell>
          <table:table-cell table:style-name="ce41" office:value-type="float" office:value="1292" calcext:value-type="float">
            <text:p>1,29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6" office:value-type="float" office:value="538" calcext:value-type="float">
            <text:p>538</text:p>
          </table:table-cell>
          <table:table-cell table:style-name="ce32" table:number-columns-repeated="2"/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97" calcext:value-type="float">
            <text:p>597</text:p>
          </table:table-cell>
          <table:table-cell table:style-name="ce41" office:value-type="float" office:value="1135" calcext:value-type="float">
            <text:p>1,1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6" office:value-type="float" office:value="536" calcext:value-type="float">
            <text:p>53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92" calcext:value-type="float">
            <text:p>592</text:p>
          </table:table-cell>
          <table:table-cell table:style-name="ce41" office:value-type="float" office:value="1130" calcext:value-type="float">
            <text:p>1,1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6" office:value-type="float" office:value="569" calcext:value-type="float">
            <text:p>569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1" calcext:value-type="float">
            <text:p>651</text:p>
          </table:table-cell>
          <table:table-cell table:style-name="ce41" office:value-type="float" office:value="1225" calcext:value-type="float">
            <text:p>1,2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6" office:value-type="float" office:value="573" calcext:value-type="float">
            <text:p>57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29" calcext:value-type="float">
            <text:p>729</text:p>
          </table:table-cell>
          <table:table-cell table:style-name="ce41" office:value-type="float" office:value="1316" calcext:value-type="float">
            <text:p>1,3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6" office:value-type="float" office:value="584" calcext:value-type="float">
            <text:p>584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666" calcext:value-type="float">
            <text:p>666</text:p>
          </table:table-cell>
          <table:table-cell table:style-name="ce41" office:value-type="float" office:value="1274" calcext:value-type="float">
            <text:p>1,2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6" office:value-type="float" office:value="566" calcext:value-type="float">
            <text:p>566</text:p>
          </table:table-cell>
          <table:table-cell table:style-name="ce32" office:value-type="float" office:value="52" calcext:value-type="float">
            <text:p>52</text:p>
          </table:table-cell>
          <table:table-cell table:style-name="ce32"/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01" calcext:value-type="float">
            <text:p>701</text:p>
          </table:table-cell>
          <table:table-cell table:style-name="ce41" office:value-type="float" office:value="1319" calcext:value-type="float">
            <text:p>1,3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6" office:value-type="float" office:value="558" calcext:value-type="float">
            <text:p>5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636" calcext:value-type="float">
            <text:p>63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77" calcext:value-type="float">
            <text:p>777</text:p>
          </table:table-cell>
          <table:table-cell table:style-name="ce41" office:value-type="float" office:value="1413" calcext:value-type="float">
            <text:p>1,4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6" office:value-type="float" office:value="520" calcext:value-type="float">
            <text:p>52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/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49" calcext:value-type="float">
            <text:p>749</text:p>
          </table:table-cell>
          <table:table-cell table:style-name="ce41" office:value-type="float" office:value="1373" calcext:value-type="float">
            <text:p>1,3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6" office:value-type="float" office:value="470" calcext:value-type="float">
            <text:p>47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95" calcext:value-type="float">
            <text:p>795</text:p>
          </table:table-cell>
          <table:table-cell table:style-name="ce41" office:value-type="float" office:value="1436" calcext:value-type="float">
            <text:p>1,4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6" office:value-type="float" office:value="415" calcext:value-type="float">
            <text:p>41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85" calcext:value-type="float">
            <text:p>785</text:p>
          </table:table-cell>
          <table:table-cell table:style-name="ce41" office:value-type="float" office:value="1422" calcext:value-type="float">
            <text:p>1,42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6" office:value-type="float" office:value="355" calcext:value-type="float">
            <text:p>355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19" calcext:value-type="float">
            <text:p>719</text:p>
          </table:table-cell>
          <table:table-cell table:style-name="ce41" office:value-type="float" office:value="1359" calcext:value-type="float">
            <text:p>1,35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6" office:value-type="float" office:value="300" calcext:value-type="float">
            <text:p>300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70" calcext:value-type="float">
            <text:p>670</text:p>
          </table:table-cell>
          <table:table-cell table:style-name="ce41" office:value-type="float" office:value="1260" calcext:value-type="float">
            <text:p>1,2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271" calcext:value-type="float">
            <text:p>271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2" calcext:value-type="float">
            <text:p>652</text:p>
          </table:table-cell>
          <table:table-cell table:style-name="ce41" office:value-type="float" office:value="1203" calcext:value-type="float">
            <text:p>1,2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245" calcext:value-type="float">
            <text:p>24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60" calcext:value-type="float">
            <text:p>760</text:p>
          </table:table-cell>
          <table:table-cell table:style-name="ce41" office:value-type="float" office:value="1360" calcext:value-type="float">
            <text:p>1,3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185" calcext:value-type="float">
            <text:p>185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63" calcext:value-type="float">
            <text:p>563</text:p>
          </table:table-cell>
          <table:table-cell table:style-name="ce41" office:value-type="float" office:value="1069" calcext:value-type="float">
            <text:p>1,06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159" calcext:value-type="float">
            <text:p>159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06" calcext:value-type="float">
            <text:p>606</text:p>
          </table:table-cell>
          <table:table-cell table:style-name="ce41" office:value-type="float" office:value="1052" calcext:value-type="float">
            <text:p>1,0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122" calcext:value-type="float">
            <text:p>12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2" calcext:value-type="float">
            <text:p>552</text:p>
          </table:table-cell>
          <table:table-cell table:style-name="ce42" office:value-type="float" office:value="997" calcext:value-type="float">
            <text:p>9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126" calcext:value-type="float">
            <text:p>126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38" calcext:value-type="float">
            <text:p>538</text:p>
          </table:table-cell>
          <table:table-cell table:style-name="ce42" office:value-type="float" office:value="995" calcext:value-type="float">
            <text:p>9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86" calcext:value-type="float">
            <text:p>8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925" calcext:value-type="float">
            <text:p>9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7" calcext:value-type="float">
            <text:p>507</text:p>
          </table:table-cell>
          <table:table-cell table:style-name="ce42" office:value-type="float" office:value="907" calcext:value-type="float">
            <text:p>9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4" calcext:value-type="float">
            <text:p>504</text:p>
          </table:table-cell>
          <table:table-cell table:style-name="ce42" office:value-type="float" office:value="937" calcext:value-type="float">
            <text:p>93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30" calcext:value-type="float">
            <text:p>530</text:p>
          </table:table-cell>
          <table:table-cell table:style-name="ce41" office:value-type="float" office:value="1001" calcext:value-type="float">
            <text:p>1,00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36" calcext:value-type="float">
            <text:p>536</text:p>
          </table:table-cell>
          <table:table-cell table:style-name="ce42" office:value-type="float" office:value="955" calcext:value-type="float">
            <text:p>9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64" calcext:value-type="float">
            <text:p>64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1" calcext:value-type="float">
            <text:p>551</text:p>
          </table:table-cell>
          <table:table-cell table:style-name="ce42" office:value-type="float" office:value="950" calcext:value-type="float">
            <text:p>9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876" calcext:value-type="float">
            <text:p>8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14" calcext:value-type="float">
            <text:p>514</text:p>
          </table:table-cell>
          <table:table-cell table:style-name="ce42" office:value-type="float" office:value="880" calcext:value-type="float">
            <text:p>8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69" calcext:value-type="float">
            <text:p>469</text:p>
          </table:table-cell>
          <table:table-cell table:style-name="ce42" office:value-type="float" office:value="805" calcext:value-type="float">
            <text:p>80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0" calcext:value-type="float">
            <text:p>450</text:p>
          </table:table-cell>
          <table:table-cell table:style-name="ce42" office:value-type="float" office:value="834" calcext:value-type="float">
            <text:p>8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46" calcext:value-type="float">
            <text:p>4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2" calcext:value-type="float">
            <text:p>452</text:p>
          </table:table-cell>
          <table:table-cell table:style-name="ce42" office:value-type="float" office:value="767" calcext:value-type="float">
            <text:p>76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10" calcext:value-type="float">
            <text:p>410</text:p>
          </table:table-cell>
          <table:table-cell table:style-name="ce42" office:value-type="float" office:value="756" calcext:value-type="float">
            <text:p>75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35" calcext:value-type="float">
            <text:p>435</text:p>
          </table:table-cell>
          <table:table-cell table:style-name="ce42" office:value-type="float" office:value="764" calcext:value-type="float">
            <text:p>76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98" calcext:value-type="float">
            <text:p>498</text:p>
          </table:table-cell>
          <table:table-cell table:style-name="ce42" office:value-type="float" office:value="812" calcext:value-type="float">
            <text:p>8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86" calcext:value-type="float">
            <text:p>486</text:p>
          </table:table-cell>
          <table:table-cell table:style-name="ce42" office:value-type="float" office:value="783" calcext:value-type="float">
            <text:p>78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20680" calcext:value-type="float">
            <text:p>20,680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2" office:value-type="float" office:value="331" calcext:value-type="float">
            <text:p>331</text:p>
          </table:table-cell>
          <table:table-cell table:style-name="ce33" office:value-type="float" office:value="28814" calcext:value-type="float">
            <text:p>28,814</text:p>
          </table:table-cell>
          <table:table-cell table:style-name="ce33" office:value-type="float" office:value="23217" calcext:value-type="float">
            <text:p>23,217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32567" calcext:value-type="float">
            <text:p>32,567</text:p>
          </table:table-cell>
          <table:table-cell table:style-name="ce41" office:value-type="float" office:value="61381" calcext:value-type="float">
            <text:p>61,3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72" calcext:value-type="float">
            <text:p>372</text:p>
          </table:table-cell>
          <table:table-cell table:style-name="ce42" office:value-type="float" office:value="657" calcext:value-type="float">
            <text:p>65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2" calcext:value-type="float">
            <text:p>352</text:p>
          </table:table-cell>
          <table:table-cell table:style-name="ce42" office:value-type="float" office:value="638" calcext:value-type="float">
            <text:p>63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16" calcext:value-type="float">
            <text:p>316</text:p>
          </table:table-cell>
          <table:table-cell table:style-name="ce42" office:value-type="float" office:value="565" calcext:value-type="float">
            <text:p>56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3" calcext:value-type="float">
            <text:p>363</text:p>
          </table:table-cell>
          <table:table-cell table:style-name="ce42" office:value-type="float" office:value="603" calcext:value-type="float">
            <text:p>6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21" calcext:value-type="float">
            <text:p>321</text:p>
          </table:table-cell>
          <table:table-cell table:style-name="ce42" office:value-type="float" office:value="526" calcext:value-type="float">
            <text:p>5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17" calcext:value-type="float">
            <text:p>317</text:p>
          </table:table-cell>
          <table:table-cell table:style-name="ce42" office:value-type="float" office:value="523" calcext:value-type="float">
            <text:p>5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40" calcext:value-type="float">
            <text:p>340</text:p>
          </table:table-cell>
          <table:table-cell table:style-name="ce42" office:value-type="float" office:value="549" calcext:value-type="float">
            <text:p>5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90" calcext:value-type="float">
            <text:p>290</text:p>
          </table:table-cell>
          <table:table-cell table:style-name="ce42" office:value-type="float" office:value="493" calcext:value-type="float">
            <text:p>4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09" calcext:value-type="float">
            <text:p>309</text:p>
          </table:table-cell>
          <table:table-cell table:style-name="ce42" office:value-type="float" office:value="466" calcext:value-type="float">
            <text:p>46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380" calcext:value-type="float">
            <text:p>3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96" calcext:value-type="float">
            <text:p>296</text:p>
          </table:table-cell>
          <table:table-cell table:style-name="ce42" office:value-type="float" office:value="454" calcext:value-type="float">
            <text:p>4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345" calcext:value-type="float">
            <text:p>3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04" calcext:value-type="float">
            <text:p>204</text:p>
          </table:table-cell>
          <table:table-cell table:style-name="ce42" office:value-type="float" office:value="311" calcext:value-type="float">
            <text:p>31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305" calcext:value-type="float">
            <text:p>30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63" calcext:value-type="float">
            <text:p>163</text:p>
          </table:table-cell>
          <table:table-cell table:style-name="ce42" office:value-type="float" office:value="239" calcext:value-type="float">
            <text:p>2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277" calcext:value-type="float">
            <text:p>2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43" calcext:value-type="float">
            <text:p>2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09" calcext:value-type="float">
            <text:p>20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82" calcext:value-type="float">
            <text:p>1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168" calcext:value-type="float">
            <text:p>1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148" calcext:value-type="float">
            <text:p>1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table:number-columns-repeated="4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20/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21060" calcext:value-type="float">
            <text:p>21,060</text:p>
          </table:table-cell>
          <table:table-cell table:style-name="ce33" office:value-type="float" office:value="10746" calcext:value-type="float">
            <text:p>10,746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2" office:value-type="string" calcext:value-type="string">
            <text:p>32.890/1</text:p>
          </table:table-cell>
          <table:table-cell table:style-name="ce33" office:value-type="float" office:value="24696" calcext:value-type="float">
            <text:p>24,696</text:p>
          </table:table-cell>
          <table:table-cell table:style-name="ce33" office:value-type="float" office:value="10967" calcext:value-type="float">
            <text:p>10,967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9335" calcext:value-type="float">
            <text:p>39,335</text:p>
          </table:table-cell>
          <table:table-cell table:style-name="ce41" office:value-type="float" office:value="72225" calcext:value-type="float">
            <text:p>72,2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6" office:value-type="float" office:value="295" calcext:value-type="float">
            <text:p>295</text:p>
          </table:table-cell>
          <table:table-cell table:style-name="ce32" table:number-columns-repeated="2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table:number-columns-repeated="2"/>
          <table:table-cell table:style-name="ce32" office:value-type="float" office:value="254" calcext:value-type="float">
            <text:p>254</text:p>
          </table:table-cell>
          <table:table-cell table:style-name="ce42" office:value-type="float" office:value="549" calcext:value-type="float">
            <text:p>5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6" office:value-type="float" office:value="204" calcext:value-type="float">
            <text:p>204</text:p>
          </table:table-cell>
          <table:table-cell table:style-name="ce32" table:number-columns-repeated="2"/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table:number-columns-repeated="2"/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6" office:value-type="float" office:value="224" calcext:value-type="float">
            <text:p>224</text:p>
          </table:table-cell>
          <table:table-cell table:style-name="ce32" table:number-columns-repeated="2"/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table:number-columns-repeated="2"/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401" calcext:value-type="float">
            <text:p>40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table:number-columns-repeated="2"/>
          <table:table-cell table:style-name="ce32" office:value-type="float" office:value="199" calcext:value-type="float">
            <text:p>199</text:p>
          </table:table-cell>
          <table:table-cell table:style-name="ce42" office:value-type="float" office:value="410" calcext:value-type="float">
            <text:p>4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6" office:value-type="float" office:value="194" calcext:value-type="float">
            <text:p>194</text:p>
          </table:table-cell>
          <table:table-cell table:style-name="ce32" table:number-columns-repeated="2"/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table:number-columns-repeated="2"/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399" calcext:value-type="float">
            <text:p>39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6" office:value-type="float" office:value="192" calcext:value-type="float">
            <text:p>192</text:p>
          </table:table-cell>
          <table:table-cell table:style-name="ce32" table:number-columns-repeated="2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table:number-columns-repeated="2"/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409" calcext:value-type="float">
            <text:p>40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6" office:value-type="float" office:value="213" calcext:value-type="float">
            <text:p>213</text:p>
          </table:table-cell>
          <table:table-cell table:style-name="ce32" table:number-columns-repeated="2"/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table:number-columns-repeated="2"/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6" office:value-type="float" office:value="210" calcext:value-type="float">
            <text:p>21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table:number-columns-repeated="2"/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6" office:value-type="float" office:value="238" calcext:value-type="float">
            <text:p>238</text:p>
          </table:table-cell>
          <table:table-cell table:style-name="ce32" table:number-columns-repeated="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table:number-columns-repeated="2"/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458" calcext:value-type="float">
            <text:p>4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6" office:value-type="float" office:value="187" calcext:value-type="float">
            <text:p>187</text:p>
          </table:table-cell>
          <table:table-cell table:style-name="ce32" table:number-columns-repeated="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table:number-columns-repeated="2"/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6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table:number-columns-repeated="2"/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434" calcext:value-type="float">
            <text:p>4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6" office:value-type="float" office:value="240" calcext:value-type="float">
            <text:p>240</text:p>
          </table:table-cell>
          <table:table-cell table:style-name="ce32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table:number-columns-repeated="2"/>
          <table:table-cell table:style-name="ce32" office:value-type="float" office:value="239" calcext:value-type="float">
            <text:p>239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6" office:value-type="float" office:value="179" calcext:value-type="float">
            <text:p>179</text:p>
          </table:table-cell>
          <table:table-cell table:style-name="ce32" table:number-columns-repeated="2"/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table:number-columns-repeated="2"/>
          <table:table-cell table:style-name="ce32" office:value-type="float" office:value="187" calcext:value-type="float">
            <text:p>187</text:p>
          </table:table-cell>
          <table:table-cell table:style-name="ce42" office:value-type="float" office:value="366" calcext:value-type="float">
            <text:p>36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6" office:value-type="float" office:value="183" calcext:value-type="float">
            <text:p>183</text:p>
          </table:table-cell>
          <table:table-cell table:style-name="ce32" table:number-columns-repeated="2"/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table:number-columns-repeated="2"/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361" calcext:value-type="float">
            <text:p>3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6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table:number-columns-repeated="2"/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365" calcext:value-type="float">
            <text:p>36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6" office:value-type="float" office:value="140" calcext:value-type="float">
            <text:p>140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table:number-columns-repeated="2"/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7" calcext:value-type="float">
            <text:p>3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6" office:value-type="float" office:value="152" calcext:value-type="float">
            <text:p>15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table:number-columns-repeated="2"/>
          <table:table-cell table:style-name="ce32" office:value-type="float" office:value="176" calcext:value-type="float">
            <text:p>176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6" office:value-type="float" office:value="156" calcext:value-type="float">
            <text:p>156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362" calcext:value-type="float">
            <text:p>3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6" office:value-type="float" office:value="161" calcext:value-type="float">
            <text:p>161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372" calcext:value-type="float">
            <text:p>37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6" office:value-type="float" office:value="144" calcext:value-type="float">
            <text:p>14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354" calcext:value-type="float">
            <text:p>3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6" office:value-type="float" office:value="162" calcext:value-type="float">
            <text:p>16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403" calcext:value-type="float">
            <text:p>4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6" office:value-type="float" office:value="142" calcext:value-type="float">
            <text:p>142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8" calcext:value-type="float">
            <text:p>238</text:p>
          </table:table-cell>
          <table:table-cell table:style-name="ce42" office:value-type="float" office:value="402" calcext:value-type="float">
            <text:p>40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6" office:value-type="float" office:value="104" calcext:value-type="float">
            <text:p>104</text:p>
          </table:table-cell>
          <table:table-cell table:style-name="ce32" office:value-type="float" office:value="44" calcext:value-type="float">
            <text:p>44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3" calcext:value-type="float">
            <text:p>233</text:p>
          </table:table-cell>
          <table:table-cell table:style-name="ce42" office:value-type="float" office:value="381" calcext:value-type="float">
            <text:p>3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6" office:value-type="float" office:value="113" calcext:value-type="float">
            <text:p>11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4" calcext:value-type="float">
            <text:p>244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6" office:value-type="float" office:value="75" calcext:value-type="float">
            <text:p>7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369" calcext:value-type="float">
            <text:p>36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373" calcext:value-type="float">
            <text:p>3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337" calcext:value-type="float">
            <text:p>33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4" calcext:value-type="float">
            <text:p>174</text:p>
          </table:table-cell>
          <table:table-cell table:style-name="ce42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3" calcext:value-type="float">
            <text:p>183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7" calcext:value-type="float">
            <text:p>157</text:p>
          </table:table-cell>
          <table:table-cell table:style-name="ce42" office:value-type="float" office:value="290" calcext:value-type="float">
            <text:p>2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73" calcext:value-type="float">
            <text:p>2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0" calcext:value-type="float">
            <text:p>3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6" calcext:value-type="float">
            <text:p>146</text:p>
          </table:table-cell>
          <table:table-cell table:style-name="ce42" office:value-type="float" office:value="253" calcext:value-type="float">
            <text:p>2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312" calcext:value-type="float">
            <text:p>3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72" calcext:value-type="float">
            <text:p>27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281" calcext:value-type="float">
            <text:p>2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7" calcext:value-type="float">
            <text:p>157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242" calcext:value-type="float">
            <text:p>2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9" calcext:value-type="float">
            <text:p>159</text:p>
          </table:table-cell>
          <table:table-cell table:style-name="ce42" office:value-type="float" office:value="273" calcext:value-type="float">
            <text:p>2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48" calcext:value-type="float">
            <text:p>2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220" calcext:value-type="float">
            <text:p>22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59" calcext:value-type="float">
            <text:p>159</text:p>
          </table:table-cell>
          <table:table-cell table:style-name="ce42" office:value-type="float" office:value="267" calcext:value-type="float">
            <text:p>26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5465" calcext:value-type="float">
            <text:p>5,465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2" office:value-type="float" office:value="121" calcext:value-type="float">
            <text:p>121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2" office:value-type="float" office:value="344" calcext:value-type="float">
            <text:p>344</text:p>
          </table:table-cell>
          <table:table-cell table:style-name="ce33" office:value-type="float" office:value="9408" calcext:value-type="float">
            <text:p>9,408</text:p>
          </table:table-cell>
          <table:table-cell table:style-name="ce41" office:value-type="float" office:value="17448" calcext:value-type="float">
            <text:p>17,4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204" calcext:value-type="float">
            <text:p>2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98" calcext:value-type="float">
            <text:p>1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151" calcext:value-type="float">
            <text:p>1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49" calcext:value-type="float">
            <text:p>1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161" calcext:value-type="float">
            <text:p>1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70" calcext:value-type="float">
            <text:p>1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5563" calcext:value-type="float">
            <text:p>5,563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9379" calcext:value-type="float">
            <text:p>9,379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530" calcext:value-type="float">
            <text:p>11,530</text:p>
          </table:table-cell>
          <table:table-cell table:style-name="ce41" office:value-type="float" office:value="20909" calcext:value-type="float">
            <text:p>20,90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6" office:value-type="float" office:value="469" calcext:value-type="float">
            <text:p>469</text:p>
          </table:table-cell>
          <table:table-cell table:style-name="ce32" table:number-columns-repeated="2"/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table:number-columns-repeated="2"/>
          <table:table-cell table:style-name="ce32" office:value-type="float" office:value="494" calcext:value-type="float">
            <text:p>494</text:p>
          </table:table-cell>
          <table:table-cell table:style-name="ce42" office:value-type="float" office:value="963" calcext:value-type="float">
            <text:p>96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6" office:value-type="float" office:value="401" calcext:value-type="float">
            <text:p>401</text:p>
          </table:table-cell>
          <table:table-cell table:style-name="ce32" table:number-columns-repeated="2"/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table:number-columns-repeated="2"/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795" calcext:value-type="float">
            <text:p>7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6" office:value-type="float" office:value="348" calcext:value-type="float">
            <text:p>348</text:p>
          </table:table-cell>
          <table:table-cell table:style-name="ce32" table:number-columns-repeated="2"/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table:number-columns-repeated="2"/>
          <table:table-cell table:style-name="ce32" office:value-type="float" office:value="332" calcext:value-type="float">
            <text:p>332</text:p>
          </table:table-cell>
          <table:table-cell table:style-name="ce42" office:value-type="float" office:value="680" calcext:value-type="float">
            <text:p>6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6" office:value-type="float" office:value="361" calcext:value-type="float">
            <text:p>361</text:p>
          </table:table-cell>
          <table:table-cell table:style-name="ce32" table:number-columns-repeated="2"/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table:number-columns-repeated="2"/>
          <table:table-cell table:style-name="ce32" office:value-type="float" office:value="390" calcext:value-type="float">
            <text:p>390</text:p>
          </table:table-cell>
          <table:table-cell table:style-name="ce42" office:value-type="float" office:value="751" calcext:value-type="float">
            <text:p>7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6" office:value-type="float" office:value="372" calcext:value-type="float">
            <text:p>372</text:p>
          </table:table-cell>
          <table:table-cell table:style-name="ce32" table:number-columns-repeated="2"/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table:number-columns-repeated="2"/>
          <table:table-cell table:style-name="ce32" office:value-type="float" office:value="327" calcext:value-type="float">
            <text:p>327</text:p>
          </table:table-cell>
          <table:table-cell table:style-name="ce42" office:value-type="float" office:value="699" calcext:value-type="float">
            <text:p>69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6" office:value-type="float" office:value="397" calcext:value-type="float">
            <text:p>397</text:p>
          </table:table-cell>
          <table:table-cell table:style-name="ce32" table:number-columns-repeated="2"/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table:number-columns-repeated="2"/>
          <table:table-cell table:style-name="ce32" office:value-type="float" office:value="400" calcext:value-type="float">
            <text:p>400</text:p>
          </table:table-cell>
          <table:table-cell table:style-name="ce42" office:value-type="float" office:value="797" calcext:value-type="float">
            <text:p>7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6" office:value-type="float" office:value="381" calcext:value-type="float">
            <text:p>381</text:p>
          </table:table-cell>
          <table:table-cell table:style-name="ce32" table:number-columns-repeated="2"/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table:number-columns-repeated="2"/>
          <table:table-cell table:style-name="ce32" office:value-type="float" office:value="409" calcext:value-type="float">
            <text:p>409</text:p>
          </table:table-cell>
          <table:table-cell table:style-name="ce42" office:value-type="float" office:value="790" calcext:value-type="float">
            <text:p>7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6" office:value-type="float" office:value="387" calcext:value-type="float">
            <text:p>387</text:p>
          </table:table-cell>
          <table:table-cell table:style-name="ce32" table:number-columns-repeated="2"/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table:number-columns-repeated="2"/>
          <table:table-cell table:style-name="ce32" office:value-type="float" office:value="399" calcext:value-type="float">
            <text:p>399</text:p>
          </table:table-cell>
          <table:table-cell table:style-name="ce42" office:value-type="float" office:value="786" calcext:value-type="float">
            <text:p>78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6" office:value-type="float" office:value="390" calcext:value-type="float">
            <text:p>390</text:p>
          </table:table-cell>
          <table:table-cell table:style-name="ce32" table:number-columns-repeated="2"/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table:number-columns-repeated="2"/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6" office:value-type="float" office:value="350" calcext:value-type="float">
            <text:p>350</text:p>
          </table:table-cell>
          <table:table-cell table:style-name="ce32" table:number-columns-repeated="2"/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table:number-columns-repeated="2"/>
          <table:table-cell table:style-name="ce32" office:value-type="float" office:value="420" calcext:value-type="float">
            <text:p>420</text:p>
          </table:table-cell>
          <table:table-cell table:style-name="ce42" office:value-type="float" office:value="770" calcext:value-type="float">
            <text:p>7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6" office:value-type="float" office:value="374" calcext:value-type="float">
            <text:p>374</text:p>
          </table:table-cell>
          <table:table-cell table:style-name="ce32" table:number-columns-repeated="2"/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table:number-columns-repeated="2"/>
          <table:table-cell table:style-name="ce32" office:value-type="float" office:value="388" calcext:value-type="float">
            <text:p>388</text:p>
          </table:table-cell>
          <table:table-cell table:style-name="ce42" office:value-type="float" office:value="762" calcext:value-type="float">
            <text:p>7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6" office:value-type="float" office:value="434" calcext:value-type="float">
            <text:p>434</text:p>
          </table:table-cell>
          <table:table-cell table:style-name="ce32" table:number-columns-repeated="2"/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table:number-columns-repeated="2"/>
          <table:table-cell table:style-name="ce32" office:value-type="float" office:value="432" calcext:value-type="float">
            <text:p>432</text:p>
          </table:table-cell>
          <table:table-cell table:style-name="ce42" office:value-type="float" office:value="866" calcext:value-type="float">
            <text:p>86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6" office:value-type="float" office:value="397" calcext:value-type="float">
            <text:p>397</text:p>
          </table:table-cell>
          <table:table-cell table:style-name="ce32" table:number-columns-repeated="2"/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table:number-columns-repeated="2"/>
          <table:table-cell table:style-name="ce32" office:value-type="float" office:value="438" calcext:value-type="float">
            <text:p>438</text:p>
          </table:table-cell>
          <table:table-cell table:style-name="ce42" office:value-type="float" office:value="835" calcext:value-type="float">
            <text:p>8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6" office:value-type="float" office:value="344" calcext:value-type="float">
            <text:p>344</text:p>
          </table:table-cell>
          <table:table-cell table:style-name="ce32" table:number-columns-repeated="2"/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table:number-columns-repeated="2"/>
          <table:table-cell table:style-name="ce32" office:value-type="float" office:value="362" calcext:value-type="float">
            <text:p>362</text:p>
          </table:table-cell>
          <table:table-cell table:style-name="ce42" office:value-type="float" office:value="706" calcext:value-type="float">
            <text:p>7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6" office:value-type="float" office:value="357" calcext:value-type="float">
            <text:p>357</text:p>
          </table:table-cell>
          <table:table-cell table:style-name="ce32" table:number-columns-repeated="2"/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table:number-columns-repeated="2"/>
          <table:table-cell table:style-name="ce32" office:value-type="float" office:value="385" calcext:value-type="float">
            <text:p>385</text:p>
          </table:table-cell>
          <table:table-cell table:style-name="ce42" office:value-type="float" office:value="742" calcext:value-type="float">
            <text:p>7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6" office:value-type="float" office:value="361" calcext:value-type="float">
            <text:p>361</text:p>
          </table:table-cell>
          <table:table-cell table:style-name="ce32" table:number-columns-repeated="2"/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table:number-columns-repeated="2"/>
          <table:table-cell table:style-name="ce32" office:value-type="float" office:value="358" calcext:value-type="float">
            <text:p>358</text:p>
          </table:table-cell>
          <table:table-cell table:style-name="ce42" office:value-type="float" office:value="719" calcext:value-type="float">
            <text:p>7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6" office:value-type="float" office:value="357" calcext:value-type="float">
            <text:p>357</text:p>
          </table:table-cell>
          <table:table-cell table:style-name="ce32" table:number-columns-repeated="2"/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table:number-columns-repeated="2"/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698" calcext:value-type="float">
            <text:p>6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6" office:value-type="float" office:value="319" calcext:value-type="float">
            <text:p>319</text:p>
          </table:table-cell>
          <table:table-cell table:style-name="ce32" table:number-columns-repeated="2"/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table:number-columns-repeated="2"/>
          <table:table-cell table:style-name="ce32" office:value-type="float" office:value="314" calcext:value-type="float">
            <text:p>314</text:p>
          </table:table-cell>
          <table:table-cell table:style-name="ce42" office:value-type="float" office:value="633" calcext:value-type="float">
            <text:p>6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6" office:value-type="float" office:value="328" calcext:value-type="float">
            <text:p>328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6" office:value-type="float" office:value="330" calcext:value-type="float">
            <text:p>33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57" calcext:value-type="float">
            <text:p>357</text:p>
          </table:table-cell>
          <table:table-cell table:style-name="ce42" office:value-type="float" office:value="688" calcext:value-type="float">
            <text:p>6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6" office:value-type="float" office:value="353" calcext:value-type="float">
            <text:p>35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4" calcext:value-type="float">
            <text:p>354</text:p>
          </table:table-cell>
          <table:table-cell table:style-name="ce42" office:value-type="float" office:value="715" calcext:value-type="float">
            <text:p>71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6" office:value-type="float" office:value="316" calcext:value-type="float">
            <text:p>316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697" calcext:value-type="float">
            <text:p>6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6" office:value-type="float" office:value="285" calcext:value-type="float">
            <text:p>285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7" calcext:value-type="float">
            <text:p>397</text:p>
          </table:table-cell>
          <table:table-cell table:style-name="ce42" office:value-type="float" office:value="703" calcext:value-type="float">
            <text:p>7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6" office:value-type="float" office:value="264" calcext:value-type="float">
            <text:p>26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87" calcext:value-type="float">
            <text:p>387</text:p>
          </table:table-cell>
          <table:table-cell table:style-name="ce42" office:value-type="float" office:value="691" calcext:value-type="float">
            <text:p>6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6" office:value-type="float" office:value="217" calcext:value-type="float">
            <text:p>2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0" calcext:value-type="float">
            <text:p>380</text:p>
          </table:table-cell>
          <table:table-cell table:style-name="ce42" office:value-type="float" office:value="663" calcext:value-type="float">
            <text:p>66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6" office:value-type="float" office:value="200" calcext:value-type="float">
            <text:p>200</text:p>
          </table:table-cell>
          <table:table-cell table:style-name="ce32" office:value-type="float" office:value="80" calcext:value-type="float">
            <text:p>80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4" calcext:value-type="float">
            <text:p>344</text:p>
          </table:table-cell>
          <table:table-cell table:style-name="ce42" office:value-type="float" office:value="624" calcext:value-type="float">
            <text:p>6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6" office:value-type="float" office:value="148" calcext:value-type="float">
            <text:p>14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8" calcext:value-type="float">
            <text:p>368</text:p>
          </table:table-cell>
          <table:table-cell table:style-name="ce42" office:value-type="float" office:value="613" calcext:value-type="float">
            <text:p>6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6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554" calcext:value-type="float">
            <text:p>5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561" calcext:value-type="float">
            <text:p>5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8" calcext:value-type="float">
            <text:p>288</text:p>
          </table:table-cell>
          <table:table-cell table:style-name="ce42" office:value-type="float" office:value="529" calcext:value-type="float">
            <text:p>5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0" calcext:value-type="float">
            <text:p>300</text:p>
          </table:table-cell>
          <table:table-cell table:style-name="ce42" office:value-type="float" office:value="560" calcext:value-type="float">
            <text:p>5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3" calcext:value-type="float">
            <text:p>253</text:p>
          </table:table-cell>
          <table:table-cell table:style-name="ce42" office:value-type="float" office:value="443" calcext:value-type="float">
            <text:p>4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44" calcext:value-type="float">
            <text:p>4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423" calcext:value-type="float">
            <text:p>4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89" calcext:value-type="float">
            <text:p>289</text:p>
          </table:table-cell>
          <table:table-cell table:style-name="ce42" office:value-type="float" office:value="496" calcext:value-type="float">
            <text:p>4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523" calcext:value-type="float">
            <text:p>5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453" calcext:value-type="float">
            <text:p>4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407" calcext:value-type="float">
            <text:p>4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6" calcext:value-type="float">
            <text:p>246</text:p>
          </table:table-cell>
          <table:table-cell table:style-name="ce42" office:value-type="float" office:value="433" calcext:value-type="float">
            <text:p>4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50" calcext:value-type="float">
            <text:p>250</text:p>
          </table:table-cell>
          <table:table-cell table:style-name="ce42" office:value-type="float" office:value="435" calcext:value-type="float">
            <text:p>4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8" calcext:value-type="float">
            <text:p>238</text:p>
          </table:table-cell>
          <table:table-cell table:style-name="ce42" office:value-type="float" office:value="447" calcext:value-type="float">
            <text:p>44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391" calcext:value-type="float">
            <text:p>3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428" calcext:value-type="float">
            <text:p>42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376" calcext:value-type="float">
            <text:p>3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374" calcext:value-type="float">
            <text:p>3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384" calcext:value-type="float">
            <text:p>3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359" calcext:value-type="float">
            <text:p>35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326" calcext:value-type="float">
            <text:p>3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396" calcext:value-type="float">
            <text:p>3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33" calcext:value-type="float">
            <text:p>233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10058" calcext:value-type="float">
            <text:p>10,058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2" office:value-type="float" office:value="212" calcext:value-type="float">
            <text:p>212</text:p>
          </table:table-cell>
          <table:table-cell table:style-name="ce33" office:value-type="float" office:value="14228" calcext:value-type="float">
            <text:p>14,228</text:p>
          </table:table-cell>
          <table:table-cell table:style-name="ce33" office:value-type="float" office:value="11389" calcext:value-type="float">
            <text:p>11,389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2" office:value-type="float" office:value="524" calcext:value-type="float">
            <text:p>524</text:p>
          </table:table-cell>
          <table:table-cell table:style-name="ce33" office:value-type="float" office:value="16062" calcext:value-type="float">
            <text:p>16,062</text:p>
          </table:table-cell>
          <table:table-cell table:style-name="ce41" office:value-type="float" office:value="30290" calcext:value-type="float">
            <text:p>30,2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9" calcext:value-type="float">
            <text:p>3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99" calcext:value-type="float">
            <text:p>199</text:p>
          </table:table-cell>
          <table:table-cell table:style-name="ce42" office:value-type="float" office:value="352" calcext:value-type="float">
            <text:p>3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66" calcext:value-type="float">
            <text:p>166</text:p>
          </table:table-cell>
          <table:table-cell table:style-name="ce42" office:value-type="float" office:value="297" calcext:value-type="float">
            <text:p>2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0" calcext:value-type="float">
            <text:p>160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259" calcext:value-type="float">
            <text:p>25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227" calcext:value-type="float">
            <text:p>2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246" calcext:value-type="float">
            <text:p>24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09" calcext:value-type="float">
            <text:p>109</text:p>
          </table:table-cell>
          <table:table-cell table:style-name="ce42" office:value-type="float" office:value="174" calcext:value-type="float">
            <text:p>1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39" calcext:value-type="float">
            <text:p>1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49" calcext:value-type="float">
            <text:p>1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136" calcext:value-type="float">
            <text:p>1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10210" calcext:value-type="float">
            <text:p>10,210</text:p>
          </table:table-cell>
          <table:table-cell table:style-name="ce33" office:value-type="float" office:value="5503" calcext:value-type="float">
            <text:p>5,503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6416" calcext:value-type="float">
            <text:p>16,416</text:p>
          </table:table-cell>
          <table:table-cell table:style-name="ce33" office:value-type="float" office:value="11965" calcext:value-type="float">
            <text:p>11,965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479" calcext:value-type="float">
            <text:p>19,479</text:p>
          </table:table-cell>
          <table:table-cell table:style-name="ce41" office:value-type="float" office:value="35895" calcext:value-type="float">
            <text:p>35,8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7" office:value-type="float" office:value="1148" calcext:value-type="float">
            <text:p>1,148</text:p>
          </table:table-cell>
          <table:table-cell table:style-name="ce32" table:number-columns-repeated="2"/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2" table:number-columns-repeated="2"/>
          <table:table-cell table:style-name="ce33" office:value-type="float" office:value="1143" calcext:value-type="float">
            <text:p>1,143</text:p>
          </table:table-cell>
          <table:table-cell table:style-name="ce41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7" office:value-type="float" office:value="1020" calcext:value-type="float">
            <text:p>1,020</text:p>
          </table:table-cell>
          <table:table-cell table:style-name="ce32" table:number-columns-repeated="2"/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2" table:number-columns-repeated="2"/>
          <table:table-cell table:style-name="ce33" office:value-type="float" office:value="1032" calcext:value-type="float">
            <text:p>1,032</text:p>
          </table:table-cell>
          <table:table-cell table:style-name="ce41" office:value-type="float" office:value="2052" calcext:value-type="float">
            <text:p>2,0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6" office:value-type="float" office:value="936" calcext:value-type="float">
            <text:p>936</text:p>
          </table:table-cell>
          <table:table-cell table:style-name="ce32" table:number-columns-repeated="2"/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table:number-columns-repeated="2"/>
          <table:table-cell table:style-name="ce32" office:value-type="float" office:value="992" calcext:value-type="float">
            <text:p>992</text:p>
          </table:table-cell>
          <table:table-cell table:style-name="ce41" office:value-type="float" office:value="1928" calcext:value-type="float">
            <text:p>1,92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6" office:value-type="float" office:value="888" calcext:value-type="float">
            <text:p>888</text:p>
          </table:table-cell>
          <table:table-cell table:style-name="ce32" table:number-columns-repeated="2"/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table:number-columns-repeated="2"/>
          <table:table-cell table:style-name="ce32" office:value-type="float" office:value="926" calcext:value-type="float">
            <text:p>926</text:p>
          </table:table-cell>
          <table:table-cell table:style-name="ce41" office:value-type="float" office:value="1814" calcext:value-type="float">
            <text:p>1,8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6" office:value-type="float" office:value="870" calcext:value-type="float">
            <text:p>870</text:p>
          </table:table-cell>
          <table:table-cell table:style-name="ce32" table:number-columns-repeated="2"/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table:number-columns-repeated="2"/>
          <table:table-cell table:style-name="ce32" office:value-type="float" office:value="883" calcext:value-type="float">
            <text:p>883</text:p>
          </table:table-cell>
          <table:table-cell table:style-name="ce41" office:value-type="float" office:value="1753" calcext:value-type="float">
            <text:p>1,7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6" office:value-type="float" office:value="922" calcext:value-type="float">
            <text:p>922</text:p>
          </table:table-cell>
          <table:table-cell table:style-name="ce32" table:number-columns-repeated="2"/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table:number-columns-repeated="2"/>
          <table:table-cell table:style-name="ce32" office:value-type="float" office:value="957" calcext:value-type="float">
            <text:p>957</text:p>
          </table:table-cell>
          <table:table-cell table:style-name="ce41" office:value-type="float" office:value="1879" calcext:value-type="float">
            <text:p>1,8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6" office:value-type="float" office:value="897" calcext:value-type="float">
            <text:p>897</text:p>
          </table:table-cell>
          <table:table-cell table:style-name="ce32" table:number-columns-repeated="2"/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table:number-columns-repeated="2"/>
          <table:table-cell table:style-name="ce32" office:value-type="float" office:value="827" calcext:value-type="float">
            <text:p>827</text:p>
          </table:table-cell>
          <table:table-cell table:style-name="ce41" office:value-type="float" office:value="1724" calcext:value-type="float">
            <text:p>1,7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6" office:value-type="float" office:value="940" calcext:value-type="float">
            <text:p>940</text:p>
          </table:table-cell>
          <table:table-cell table:style-name="ce32" table:number-columns-repeated="2"/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table:number-columns-repeated="2"/>
          <table:table-cell table:style-name="ce32" office:value-type="float" office:value="968" calcext:value-type="float">
            <text:p>968</text:p>
          </table:table-cell>
          <table:table-cell table:style-name="ce41" office:value-type="float" office:value="1908" calcext:value-type="float">
            <text:p>1,9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6" office:value-type="float" office:value="856" calcext:value-type="float">
            <text:p>856</text:p>
          </table:table-cell>
          <table:table-cell table:style-name="ce32" table:number-columns-repeated="2"/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table:number-columns-repeated="2"/>
          <table:table-cell table:style-name="ce32" office:value-type="float" office:value="873" calcext:value-type="float">
            <text:p>873</text:p>
          </table:table-cell>
          <table:table-cell table:style-name="ce41" office:value-type="float" office:value="1729" calcext:value-type="float">
            <text:p>1,7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6" office:value-type="float" office:value="819" calcext:value-type="float">
            <text:p>819</text:p>
          </table:table-cell>
          <table:table-cell table:style-name="ce32" table:number-columns-repeated="2"/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table:number-columns-repeated="2"/>
          <table:table-cell table:style-name="ce32" office:value-type="float" office:value="866" calcext:value-type="float">
            <text:p>866</text:p>
          </table:table-cell>
          <table:table-cell table:style-name="ce41" office:value-type="float" office:value="1685" calcext:value-type="float">
            <text:p>1,6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6" office:value-type="float" office:value="887" calcext:value-type="float">
            <text:p>887</text:p>
          </table:table-cell>
          <table:table-cell table:style-name="ce32" table:number-columns-repeated="2"/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table:number-columns-repeated="2"/>
          <table:table-cell table:style-name="ce32" office:value-type="float" office:value="875" calcext:value-type="float">
            <text:p>875</text:p>
          </table:table-cell>
          <table:table-cell table:style-name="ce41" office:value-type="float" office:value="1762" calcext:value-type="float">
            <text:p>1,7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6" office:value-type="float" office:value="840" calcext:value-type="float">
            <text:p>840</text:p>
          </table:table-cell>
          <table:table-cell table:style-name="ce32" table:number-columns-repeated="2"/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table:number-columns-repeated="2"/>
          <table:table-cell table:style-name="ce32" office:value-type="float" office:value="831" calcext:value-type="float">
            <text:p>831</text:p>
          </table:table-cell>
          <table:table-cell table:style-name="ce41" office:value-type="float" office:value="1671" calcext:value-type="float">
            <text:p>1,6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6" office:value-type="float" office:value="867" calcext:value-type="float">
            <text:p>867</text:p>
          </table:table-cell>
          <table:table-cell table:style-name="ce32" table:number-columns-repeated="2"/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table:number-columns-repeated="2"/>
          <table:table-cell table:style-name="ce32" office:value-type="float" office:value="874" calcext:value-type="float">
            <text:p>874</text:p>
          </table:table-cell>
          <table:table-cell table:style-name="ce41" office:value-type="float" office:value="1741" calcext:value-type="float">
            <text:p>1,7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6" office:value-type="float" office:value="812" calcext:value-type="float">
            <text:p>812</text:p>
          </table:table-cell>
          <table:table-cell table:style-name="ce32" table:number-columns-repeated="2"/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table:number-columns-repeated="2"/>
          <table:table-cell table:style-name="ce32" office:value-type="float" office:value="878" calcext:value-type="float">
            <text:p>878</text:p>
          </table:table-cell>
          <table:table-cell table:style-name="ce41" office:value-type="float" office:value="1690" calcext:value-type="float">
            <text:p>1,6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6" office:value-type="float" office:value="788" calcext:value-type="float">
            <text:p>788</text:p>
          </table:table-cell>
          <table:table-cell table:style-name="ce32" table:number-columns-repeated="2"/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table:number-columns-repeated="2"/>
          <table:table-cell table:style-name="ce32" office:value-type="float" office:value="842" calcext:value-type="float">
            <text:p>842</text:p>
          </table:table-cell>
          <table:table-cell table:style-name="ce41" office:value-type="float" office:value="1630" calcext:value-type="float">
            <text:p>1,6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6" office:value-type="float" office:value="807" calcext:value-type="float">
            <text:p>807</text:p>
          </table:table-cell>
          <table:table-cell table:style-name="ce32" table:number-columns-repeated="2"/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table:number-columns-repeated="2"/>
          <table:table-cell table:style-name="ce32" office:value-type="float" office:value="824" calcext:value-type="float">
            <text:p>824</text:p>
          </table:table-cell>
          <table:table-cell table:style-name="ce41" office:value-type="float" office:value="1631" calcext:value-type="float">
            <text:p>1,6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6" office:value-type="float" office:value="784" calcext:value-type="float">
            <text:p>784</text:p>
          </table:table-cell>
          <table:table-cell table:style-name="ce32" table:number-columns-repeated="2"/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table:number-columns-repeated="2"/>
          <table:table-cell table:style-name="ce32" office:value-type="float" office:value="758" calcext:value-type="float">
            <text:p>758</text:p>
          </table:table-cell>
          <table:table-cell table:style-name="ce41" office:value-type="float" office:value="1542" calcext:value-type="float">
            <text:p>1,5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6" office:value-type="float" office:value="706" calcext:value-type="float">
            <text:p>706</text:p>
          </table:table-cell>
          <table:table-cell table:style-name="ce32" table:number-columns-repeated="2"/>
          <table:table-cell table:style-name="ce32" office:value-type="string" calcext:value-type="string">
            <text:p>707/A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29" calcext:value-type="float">
            <text:p>729</text:p>
          </table:table-cell>
          <table:table-cell table:style-name="ce41" office:value-type="float" office:value="1436" calcext:value-type="float">
            <text:p>1,4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6" office:value-type="float" office:value="651" calcext:value-type="float">
            <text:p>65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722" calcext:value-type="float">
            <text:p>722</text:p>
          </table:table-cell>
          <table:table-cell table:style-name="ce41" office:value-type="float" office:value="1379" calcext:value-type="float">
            <text:p>1,3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6" office:value-type="float" office:value="701" calcext:value-type="float">
            <text:p>701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string" calcext:value-type="string">
            <text:p>712/B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811" calcext:value-type="float">
            <text:p>811</text:p>
          </table:table-cell>
          <table:table-cell table:style-name="ce41" office:value-type="float" office:value="1523" calcext:value-type="float">
            <text:p>1,5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6" office:value-type="float" office:value="714" calcext:value-type="float">
            <text:p>714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56" calcext:value-type="float">
            <text:p>856</text:p>
          </table:table-cell>
          <table:table-cell table:style-name="ce41"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6" office:value-type="float" office:value="655" calcext:value-type="float">
            <text:p>65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03/A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38" calcext:value-type="float">
            <text:p>838</text:p>
          </table:table-cell>
          <table:table-cell table:style-name="ce41" office:value-type="float" office:value="1541" calcext:value-type="float">
            <text:p>1,5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6" office:value-type="float" office:value="602" calcext:value-type="float">
            <text:p>60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7" calcext:value-type="float">
            <text:p>857</text:p>
          </table:table-cell>
          <table:table-cell table:style-name="ce41" office:value-type="float" office:value="1524" calcext:value-type="float">
            <text:p>1,5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6" office:value-type="float" office:value="621" calcext:value-type="float">
            <text:p>62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746/A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943/A</text:p>
          </table:table-cell>
          <table:table-cell table:style-name="ce41" office:value-type="float" office:value="1689" calcext:value-type="float">
            <text:p>1,68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6" office:value-type="float" office:value="528" calcext:value-type="float">
            <text:p>52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11/B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86" calcext:value-type="float">
            <text:p>986</text:p>
          </table:table-cell>
          <table:table-cell table:style-name="ce41" office:value-type="float" office:value="1697" calcext:value-type="float">
            <text:p>1,6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6" office:value-type="float" office:value="529" calcext:value-type="float">
            <text:p>529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749/B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1.019/A</text:p>
          </table:table-cell>
          <table:table-cell table:style-name="ce41" office:value-type="float" office:value="1768" calcext:value-type="float">
            <text:p>1,7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6" office:value-type="float" office:value="440" calcext:value-type="float">
            <text:p>440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740/A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95" calcext:value-type="float">
            <text:p>895</text:p>
          </table:table-cell>
          <table:table-cell table:style-name="ce41" office:value-type="float" office:value="1635" calcext:value-type="float">
            <text:p>1,6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6" office:value-type="float" office:value="359" calcext:value-type="float">
            <text:p>359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946/A</text:p>
          </table:table-cell>
          <table:table-cell table:style-name="ce41" office:value-type="float" office:value="1624" calcext:value-type="float">
            <text:p>1,6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6" office:value-type="float" office:value="316" calcext:value-type="float">
            <text:p>316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49" calcext:value-type="float">
            <text:p>849</text:p>
          </table:table-cell>
          <table:table-cell table:style-name="ce41" office:value-type="float" office:value="1551" calcext:value-type="float">
            <text:p>1,5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253" calcext:value-type="float">
            <text:p>253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99" calcext:value-type="float">
            <text:p>799</text:p>
          </table:table-cell>
          <table:table-cell table:style-name="ce41" office:value-type="float" office:value="1430" calcext:value-type="float">
            <text:p>1,4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247" calcext:value-type="float">
            <text:p>24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712/B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27" calcext:value-type="float">
            <text:p>927</text:p>
          </table:table-cell>
          <table:table-cell table:style-name="ce41" office:value-type="float" office:value="1639" calcext:value-type="float">
            <text:p>1,6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189" calcext:value-type="float">
            <text:p>189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45" calcext:value-type="float">
            <text:p>745</text:p>
          </table:table-cell>
          <table:table-cell table:style-name="ce41" office:value-type="float" office:value="1339" calcext:value-type="float">
            <text:p>1,3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189" calcext:value-type="float">
            <text:p>18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9" calcext:value-type="float">
            <text:p>779</text:p>
          </table:table-cell>
          <table:table-cell table:style-name="ce41" office:value-type="float" office:value="1422" calcext:value-type="float">
            <text:p>1,42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135" calcext:value-type="float">
            <text:p>135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723/A</text:p>
          </table:table-cell>
          <table:table-cell table:style-name="ce41" office:value-type="float" office:value="1321" calcext:value-type="float">
            <text:p>1,32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124" calcext:value-type="float">
            <text:p>124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53" calcext:value-type="float">
            <text:p>753</text:p>
          </table:table-cell>
          <table:table-cell table:style-name="ce41" office:value-type="float" office:value="1339" calcext:value-type="float">
            <text:p>1,3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133" calcext:value-type="float">
            <text:p>133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590/A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41" calcext:value-type="float">
            <text:p>641</text:p>
          </table:table-cell>
          <table:table-cell table:style-name="ce41" office:value-type="float" office:value="1231" calcext:value-type="float">
            <text:p>1,2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117" calcext:value-type="float">
            <text:p>117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6" calcext:value-type="float">
            <text:p>716</text:p>
          </table:table-cell>
          <table:table-cell table:style-name="ce41" office:value-type="float" office:value="1317" calcext:value-type="float">
            <text:p>1,3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561/B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13" calcext:value-type="float">
            <text:p>713</text:p>
          </table:table-cell>
          <table:table-cell table:style-name="ce41" office:value-type="float" office:value="1274" calcext:value-type="float">
            <text:p>1,2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70" calcext:value-type="float">
            <text:p>770</text:p>
          </table:table-cell>
          <table:table-cell table:style-name="ce41" office:value-type="float" office:value="1333" calcext:value-type="float">
            <text:p>1,3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86" calcext:value-type="float">
            <text:p>86</text:p>
          </table:table-cell>
          <table:table-cell table:style-name="ce32" office:value-type="float" office:value="466" calcext:value-type="float">
            <office:annotation draw:style-name="gr1" draw:text-style-name="P1" svg:width="3.25cm" svg:height="1.959cm" svg:x="7.944cm" svg:y="159.861cm" draw:caption-point-x="11.316cm" draw:caption-point-y="2.523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456. Dit moet zijn 466.</text:span></text:p>
              <text:p text:style-name="P1"><text:span text:style-name="T2"/></text:p>
            </office:annotation>
            <text:p>46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44" calcext:value-type="float">
            <text:p>744</text:p>
          </table:table-cell>
          <table:table-cell table:style-name="ce41" office:value-type="float" office:value="1318" calcext:value-type="float">
            <text:p>1,31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21" calcext:value-type="float">
            <text:p>721</text:p>
          </table:table-cell>
          <table:table-cell table:style-name="ce41" office:value-type="float" office:value="1261" calcext:value-type="float">
            <text:p>1,2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504/A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28" calcext:value-type="float">
            <text:p>628</text:p>
          </table:table-cell>
          <table:table-cell table:style-name="ce41" office:value-type="float" office:value="1132" calcext:value-type="float">
            <text:p>1,1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59" calcext:value-type="float">
            <text:p>659</text:p>
          </table:table-cell>
          <table:table-cell table:style-name="ce41" office:value-type="float" office:value="1183" calcext:value-type="float">
            <text:p>1,18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61" calcext:value-type="float">
            <text:p>6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05" calcext:value-type="float">
            <text:p>605</text:p>
          </table:table-cell>
          <table:table-cell table:style-name="ce41" office:value-type="float" office:value="1079" calcext:value-type="float">
            <text:p>1,0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62" calcext:value-type="float">
            <text:p>62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string" calcext:value-type="string">
            <text:p>614/A</text:p>
          </table:table-cell>
          <table:table-cell table:style-name="ce41" office:value-type="float" office:value="1164" calcext:value-type="float">
            <text:p>1,16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60" calcext:value-type="float">
            <text:p>560</text:p>
          </table:table-cell>
          <table:table-cell table:style-name="ce41" office:value-type="float" office:value="1024" calcext:value-type="float">
            <text:p>1,0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75" calcext:value-type="float">
            <text:p>575</text:p>
          </table:table-cell>
          <table:table-cell table:style-name="ce41" office:value-type="float" office:value="1050" calcext:value-type="float">
            <text:p>1,0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46" calcext:value-type="float">
            <text:p>4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10" calcext:value-type="float">
            <text:p>610</text:p>
          </table:table-cell>
          <table:table-cell table:style-name="ce41" office:value-type="float" office:value="1028" calcext:value-type="float">
            <text:p>1,02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411/A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60" calcext:value-type="float">
            <text:p>560</text:p>
          </table:table-cell>
          <table:table-cell table:style-name="ce42" office:value-type="float" office:value="971" calcext:value-type="float">
            <text:p>9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616" calcext:value-type="float">
            <text:p>616</text:p>
          </table:table-cell>
          <table:table-cell table:style-name="ce41" office:value-type="float" office:value="1061" calcext:value-type="float">
            <text:p>1,0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402/A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21" calcext:value-type="float">
            <text:p>621</text:p>
          </table:table-cell>
          <table:table-cell table:style-name="ce41" office:value-type="float" office:value="1023" calcext:value-type="float">
            <text:p>1,0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Over te brengen.</text:p>
          </table:table-cell>
          <table:table-cell table:style-name="Default"/>
          <table:table-cell table:style-name="ce27" office:value-type="float" office:value="24109" calcext:value-type="float">
            <text:p>24,109</text:p>
          </table:table-cell>
          <table:table-cell table:style-name="ce33" office:value-type="float" office:value="10818" calcext:value-type="float">
            <text:p>10,818</text:p>
          </table:table-cell>
          <table:table-cell table:style-name="ce32" office:value-type="float" office:value="519" calcext:value-type="float">
            <text:p>519</text:p>
          </table:table-cell>
          <table:table-cell table:style-name="ce33" office:value-type="float" office:value="35464" calcext:value-type="float">
            <text:p>35,464</text:p>
          </table:table-cell>
          <table:table-cell table:style-name="ce33" office:value-type="float" office:value="27929" calcext:value-type="float">
            <text:p>27,929</text:p>
          </table:table-cell>
          <table:table-cell table:style-name="ce33" office:value-type="float" office:value="11327" calcext:value-type="float">
            <text:p>11,32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40879" calcext:value-type="float">
            <text:p>40,879</text:p>
          </table:table-cell>
          <table:table-cell table:style-name="ce41" office:value-type="float" office:value="76343" calcext:value-type="float">
            <text:p>76,3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83" calcext:value-type="float">
            <text:p>483</text:p>
          </table:table-cell>
          <table:table-cell table:style-name="ce42" office:value-type="float" office:value="817" calcext:value-type="float">
            <text:p>8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20" calcext:value-type="float">
            <text:p>520</text:p>
          </table:table-cell>
          <table:table-cell table:style-name="ce42" office:value-type="float" office:value="867" calcext:value-type="float">
            <text:p>86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40" calcext:value-type="float">
            <text:p>440</text:p>
          </table:table-cell>
          <table:table-cell table:style-name="ce42" office:value-type="float" office:value="734" calcext:value-type="float">
            <text:p>7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61" calcext:value-type="float">
            <text:p>461</text:p>
          </table:table-cell>
          <table:table-cell table:style-name="ce42" office:value-type="float" office:value="771" calcext:value-type="float">
            <text:p>7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12" calcext:value-type="float">
            <text:p>412</text:p>
          </table:table-cell>
          <table:table-cell table:style-name="ce42" office:value-type="float" office:value="689" calcext:value-type="float">
            <text:p>68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14" calcext:value-type="float">
            <text:p>414</text:p>
          </table:table-cell>
          <table:table-cell table:style-name="ce42" office:value-type="float" office:value="684" calcext:value-type="float">
            <text:p>6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395" calcext:value-type="float">
            <text:p>395</text:p>
          </table:table-cell>
          <table:table-cell table:style-name="ce42" office:value-type="float" office:value="670" calcext:value-type="float">
            <text:p>6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252/A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653" calcext:value-type="float">
            <text:p>6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357" calcext:value-type="float">
            <text:p>357</text:p>
          </table:table-cell>
          <table:table-cell table:style-name="ce42" office:value-type="float" office:value="607" calcext:value-type="float">
            <text:p>6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90" calcext:value-type="float">
            <text:p>390</text:p>
          </table:table-cell>
          <table:table-cell table:style-name="ce42" office:value-type="float" office:value="593" calcext:value-type="float">
            <text:p>5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49" calcext:value-type="float">
            <text:p>349</text:p>
          </table:table-cell>
          <table:table-cell table:style-name="ce42" office:value-type="float" office:value="526" calcext:value-type="float">
            <text:p>5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77" calcext:value-type="float">
            <text:p>377</text:p>
          </table:table-cell>
          <table:table-cell table:style-name="ce42" office:value-type="float" office:value="600" calcext:value-type="float">
            <text:p>60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86" calcext:value-type="float">
            <text:p>286</text:p>
          </table:table-cell>
          <table:table-cell table:style-name="ce42" office:value-type="float" office:value="488" calcext:value-type="float">
            <text:p>4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71" calcext:value-type="float">
            <text:p>271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406" calcext:value-type="float">
            <text:p>4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58" calcext:value-type="float">
            <text:p>258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342" calcext:value-type="float">
            <text:p>3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334" calcext:value-type="float">
            <text:p>3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8" calcext:value-type="float">
            <text:p>148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92" calcext:value-type="float">
            <text:p>192</text:p>
          </table:table-cell>
          <table:table-cell table:style-name="ce42" office:value-type="float" office:value="271" calcext:value-type="float">
            <text:p>2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99" calcext:value-type="float">
            <text:p>19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93" calcext:value-type="float">
            <text:p>1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142" calcext:value-type="float">
            <text:p>1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3/C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string" calcext:value-type="string">
            <text:p>11/D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24567" calcext:value-type="float">
            <text:p>24,567</text:p>
          </table:table-cell>
          <table:table-cell table:style-name="ce33" office:value-type="float" office:value="14473" calcext:value-type="float">
            <text:p>14,47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2" office:value-type="string" calcext:value-type="string">
            <text:p>40.700/E</text:p>
          </table:table-cell>
          <table:table-cell table:style-name="ce33" office:value-type="float" office:value="29503" calcext:value-type="float">
            <text:p>29,503</text:p>
          </table:table-cell>
          <table:table-cell table:style-name="ce33" office:value-type="float" office:value="14537" calcext:value-type="float">
            <text:p>14,537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2" office:value-type="string" calcext:value-type="string">
            <text:p>49.373/E</text:p>
          </table:table-cell>
          <table:table-cell table:style-name="ce42" office:value-type="string" calcext:value-type="string">
            <text:p>90.073/E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7" office:value-type="float" office:value="3808" calcext:value-type="float">
            <text:p>3,808</text:p>
          </table:table-cell>
          <table:table-cell table:style-name="ce32" table:number-columns-repeated="2"/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2" table:number-columns-repeated="2"/>
          <table:table-cell table:style-name="ce33" office:value-type="float" office:value="3792" calcext:value-type="float">
            <text:p>3,792</text:p>
          </table:table-cell>
          <table:table-cell table:style-name="ce41" office:value-type="float" office:value="7600" calcext:value-type="float">
            <text:p>7,60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7" office:value-type="float" office:value="3292" calcext:value-type="float">
            <text:p>3,292</text:p>
          </table:table-cell>
          <table:table-cell table:style-name="ce32" table:number-columns-repeated="2"/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2" table:number-columns-repeated="2"/>
          <table:table-cell table:style-name="ce33" office:value-type="float" office:value="3373" calcext:value-type="float">
            <text:p>3,373</text:p>
          </table:table-cell>
          <table:table-cell table:style-name="ce41" office:value-type="float" office:value="6665" calcext:value-type="float">
            <text:p>6,66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7" office:value-type="float" office:value="3140" calcext:value-type="float">
            <text:p>3,140</text:p>
          </table:table-cell>
          <table:table-cell table:style-name="ce32" table:number-columns-repeated="2"/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2" table:number-columns-repeated="2"/>
          <table:table-cell table:style-name="ce33" office:value-type="float" office:value="3090" calcext:value-type="float">
            <text:p>3,090</text:p>
          </table:table-cell>
          <table:table-cell table:style-name="ce41" office:value-type="float" office:value="6230" calcext:value-type="float">
            <text:p>6,2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7" office:value-type="float" office:value="2918" calcext:value-type="float">
            <text:p>2,918</text:p>
          </table:table-cell>
          <table:table-cell table:style-name="ce32" table:number-columns-repeated="2"/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2" table:number-columns-repeated="2"/>
          <table:table-cell table:style-name="ce33" office:value-type="float" office:value="3069" calcext:value-type="float">
            <text:p>3,069</text:p>
          </table:table-cell>
          <table:table-cell table:style-name="ce41" office:value-type="float" office:value="5987" calcext:value-type="float">
            <text:p>5,9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7" office:value-type="float" office:value="3016" calcext:value-type="float">
            <text:p>3,016</text:p>
          </table:table-cell>
          <table:table-cell table:style-name="ce32" table:number-columns-repeated="2"/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2" table:number-columns-repeated="2"/>
          <table:table-cell table:style-name="ce33" office:value-type="float" office:value="3020" calcext:value-type="float">
            <text:p>3,020</text:p>
          </table:table-cell>
          <table:table-cell table:style-name="ce41" office:value-type="float" office:value="6036" calcext:value-type="float">
            <text:p>6,0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7" office:value-type="float" office:value="3194" calcext:value-type="float">
            <text:p>3,194</text:p>
          </table:table-cell>
          <table:table-cell table:style-name="ce32" table:number-columns-repeated="2"/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2" table:number-columns-repeated="2"/>
          <table:table-cell table:style-name="ce33" office:value-type="float" office:value="3179" calcext:value-type="float">
            <text:p>3,179</text:p>
          </table:table-cell>
          <table:table-cell table:style-name="ce41" office:value-type="float" office:value="6373" calcext:value-type="float">
            <text:p>6,3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7" office:value-type="float" office:value="3048" calcext:value-type="float">
            <text:p>3,048</text:p>
          </table:table-cell>
          <table:table-cell table:style-name="ce32" table:number-columns-repeated="2"/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2" table:number-columns-repeated="2"/>
          <table:table-cell table:style-name="ce33" office:value-type="float" office:value="3090" calcext:value-type="float">
            <text:p>3,090</text:p>
          </table:table-cell>
          <table:table-cell table:style-name="ce41" office:value-type="float" office:value="6138" calcext:value-type="float">
            <text:p>6,13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7" office:value-type="float" office:value="3081" calcext:value-type="float">
            <text:p>3,081</text:p>
          </table:table-cell>
          <table:table-cell table:style-name="ce32" table:number-columns-repeated="2"/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2" table:number-columns-repeated="2"/>
          <table:table-cell table:style-name="ce33" office:value-type="float" office:value="3089" calcext:value-type="float">
            <text:p>3,089</text:p>
          </table:table-cell>
          <table:table-cell table:style-name="ce41" office:value-type="float" office:value="6170" calcext:value-type="float">
            <text:p>6,1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7" office:value-type="float" office:value="2889" calcext:value-type="float">
            <text:p>2,889</text:p>
          </table:table-cell>
          <table:table-cell table:style-name="ce32" table:number-columns-repeated="2"/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2" table:number-columns-repeated="2"/>
          <table:table-cell table:style-name="ce33" office:value-type="float" office:value="3002" calcext:value-type="float">
            <text:p>3,002</text:p>
          </table:table-cell>
          <table:table-cell table:style-name="ce41" office:value-type="float" office:value="5891" calcext:value-type="float">
            <text:p>5,8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7" office:value-type="float" office:value="2933" calcext:value-type="float">
            <text:p>2,933</text:p>
          </table:table-cell>
          <table:table-cell table:style-name="ce32" table:number-columns-repeated="2"/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2" table:number-columns-repeated="2"/>
          <table:table-cell table:style-name="ce33" office:value-type="float" office:value="3027" calcext:value-type="float">
            <text:p>3,027</text:p>
          </table:table-cell>
          <table:table-cell table:style-name="ce41" office:value-type="float" office:value="5960" calcext:value-type="float">
            <text:p>5,9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7" office:value-type="float" office:value="2924" calcext:value-type="float">
            <text:p>2,924</text:p>
          </table:table-cell>
          <table:table-cell table:style-name="ce32" table:number-columns-repeated="2"/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2" table:number-columns-repeated="2"/>
          <table:table-cell table:style-name="ce33" office:value-type="float" office:value="3052" calcext:value-type="float">
            <text:p>3,052</text:p>
          </table:table-cell>
          <table:table-cell table:style-name="ce41" office:value-type="float" office:value="5976" calcext:value-type="float">
            <text:p>5,9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7" office:value-type="float" office:value="2981" calcext:value-type="float">
            <text:p>2,981</text:p>
          </table:table-cell>
          <table:table-cell table:style-name="ce32" table:number-columns-repeated="2"/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2" table:number-columns-repeated="2"/>
          <table:table-cell table:style-name="ce33" office:value-type="float" office:value="3081" calcext:value-type="float">
            <text:p>3,081</text:p>
          </table:table-cell>
          <table:table-cell table:style-name="ce41" office:value-type="float" office:value="6062" calcext:value-type="float">
            <text:p>6,0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7" office:value-type="float" office:value="3056" calcext:value-type="float">
            <text:p>3,056</text:p>
          </table:table-cell>
          <table:table-cell table:style-name="ce32" table:number-columns-repeated="2"/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2" table:number-columns-repeated="2"/>
          <table:table-cell table:style-name="ce33" office:value-type="float" office:value="3086" calcext:value-type="float">
            <text:p>3,086</text:p>
          </table:table-cell>
          <table:table-cell table:style-name="ce41" office:value-type="float" office:value="6142" calcext:value-type="float">
            <text:p>6,1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7" office:value-type="float" office:value="2808" calcext:value-type="float">
            <text:p>2,808</text:p>
          </table:table-cell>
          <table:table-cell table:style-name="ce32" table:number-columns-repeated="2"/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2" table:number-columns-repeated="2"/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5739" calcext:value-type="float">
            <text:p>5,7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7" office:value-type="float" office:value="2767" calcext:value-type="float">
            <text:p>2,767</text:p>
          </table:table-cell>
          <table:table-cell table:style-name="ce32" table:number-columns-repeated="2"/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2" table:number-columns-repeated="2"/>
          <table:table-cell table:style-name="ce33" office:value-type="float" office:value="2829" calcext:value-type="float">
            <text:p>2,829</text:p>
          </table:table-cell>
          <table:table-cell table:style-name="ce41" office:value-type="float" office:value="5596" calcext:value-type="float">
            <text:p>5,5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7" office:value-type="float" office:value="2673" calcext:value-type="float">
            <text:p>2,673</text:p>
          </table:table-cell>
          <table:table-cell table:style-name="ce32" table:number-columns-repeated="2"/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2" table:number-columns-repeated="2"/>
          <table:table-cell table:style-name="ce33" office:value-type="float" office:value="2754" calcext:value-type="float">
            <text:p>2,754</text:p>
          </table:table-cell>
          <table:table-cell table:style-name="ce41" office:value-type="float" office:value="5427" calcext:value-type="float">
            <text:p>5,4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7" office:value-type="float" office:value="2718" calcext:value-type="float">
            <text:p>2,718</text:p>
          </table:table-cell>
          <table:table-cell table:style-name="ce32" table:number-columns-repeated="2"/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2643" calcext:value-type="float">
            <text:p>2,643</text:p>
          </table:table-cell>
          <table:table-cell table:style-name="ce41" office:value-type="float" office:value="5361" calcext:value-type="float">
            <text:p>5,3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7" office:value-type="float" office:value="2385" calcext:value-type="float">
            <text:p>2,385</text:p>
          </table:table-cell>
          <table:table-cell table:style-name="ce32" table:number-columns-repeated="2"/>
          <table:table-cell table:style-name="ce32" office:value-type="string" calcext:value-type="string">
            <text:p>2.386/A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3" office:value-type="float" office:value="2485" calcext:value-type="float">
            <text:p>2,485</text:p>
          </table:table-cell>
          <table:table-cell table:style-name="ce41" office:value-type="float" office:value="4871" calcext:value-type="float">
            <text:p>4,8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7" office:value-type="float" office:value="2317" calcext:value-type="float">
            <text:p>2,3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1" office:value-type="float" office:value="4839" calcext:value-type="float">
            <text:p>4,8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7" office:value-type="float" office:value="2489" calcext:value-type="float">
            <text:p>2,489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2.509/B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1" office:value-type="float" office:value="5277" calcext:value-type="float">
            <text:p>5,2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7" office:value-type="float" office:value="2529" calcext:value-type="float">
            <text:p>2,52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1" office:value-type="float" office:value="5512" calcext:value-type="float">
            <text:p>5,5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7" office:value-type="float" office:value="2336" calcext:value-type="float">
            <text:p>2,33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2.456/A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787" calcext:value-type="float">
            <text:p>2,787</text:p>
          </table:table-cell>
          <table:table-cell table:style-name="ce41" office:value-type="float" office:value="5243" calcext:value-type="float">
            <text:p>5,2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7" office:value-type="float" office:value="2223" calcext:value-type="float">
            <text:p>2,22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4" calcext:value-type="float">
            <text:p>14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1" office:value-type="float" office:value="5312" calcext:value-type="float">
            <text:p>5,3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7" office:value-type="float" office:value="2233" calcext:value-type="float">
            <text:p>2,233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2.592/A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3.153/A</text:p>
          </table:table-cell>
          <table:table-cell table:style-name="ce41" office:value-type="float" office:value="5745" calcext:value-type="float">
            <text:p>5,7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7" office:value-type="float" office:value="1950" calcext:value-type="float">
            <text:p>1,950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2.501/B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33" calcext:value-type="float">
            <text:p>33</text:p>
          </table:table-cell>
          <table:table-cell table:style-name="ce33" office:value-type="float" office:value="3040" calcext:value-type="float">
            <text:p>3,040</text:p>
          </table:table-cell>
          <table:table-cell table:style-name="ce41" office:value-type="float" office:value="5541" calcext:value-type="float">
            <text:p>5,5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7" office:value-type="float" office:value="1784" calcext:value-type="float">
            <text:p>1,784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2.547/B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3.165/A</text:p>
          </table:table-cell>
          <table:table-cell table:style-name="ce41" office:value-type="float" office:value="5712" calcext:value-type="float">
            <text:p>5,7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7" office:value-type="float" office:value="1489" calcext:value-type="float">
            <text:p>1,489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2.415/A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1" office:value-type="float" office:value="5407" calcext:value-type="float">
            <text:p>5,4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7" office:value-type="float" office:value="1253" calcext:value-type="float">
            <text:p>1,253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2" office:value-type="float" office:value="35" calcext:value-type="float">
            <text:p>35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2.846/A</text:p>
          </table:table-cell>
          <table:table-cell table:style-name="ce41" office:value-type="float" office:value="5239" calcext:value-type="float">
            <text:p>5,2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7" office:value-type="float" office:value="1048" calcext:value-type="float">
            <text:p>1,048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2" office:value-type="float" office:value="24" calcext:value-type="float">
            <text:p>24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2654" calcext:value-type="float">
            <text:p>2,654</text:p>
          </table:table-cell>
          <table:table-cell table:style-name="ce41" office:value-type="float" office:value="4930" calcext:value-type="float">
            <text:p>4,9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909" calcext:value-type="float">
            <text:p>909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2500" calcext:value-type="float">
            <text:p>2,500</text:p>
          </table:table-cell>
          <table:table-cell table:style-name="ce41" office:value-type="float" office:value="4616" calcext:value-type="float">
            <text:p>4,6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840" calcext:value-type="float">
            <text:p>840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2.313/B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2" office:value-type="float" office:value="95" calcext:value-type="float">
            <text:p>95</text:p>
          </table:table-cell>
          <table:table-cell table:style-name="ce33" office:value-type="float" office:value="2785" calcext:value-type="float">
            <text:p>2,785</text:p>
          </table:table-cell>
          <table:table-cell table:style-name="ce41" office:value-type="float" office:value="5098" calcext:value-type="float">
            <text:p>5,0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587" calcext:value-type="float">
            <text:p>587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2" office:value-type="float" office:value="863" calcext:value-type="float">
            <text:p>863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2" office:value-type="float" office:value="66" calcext:value-type="float">
            <text:p>6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41" office:value-type="float" office:value="4113" calcext:value-type="float">
            <text:p>4,1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554" calcext:value-type="float">
            <text:p>554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2" office:value-type="float" office:value="824" calcext:value-type="float">
            <text:p>824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2" office:value-type="float" office:value="106" calcext:value-type="float">
            <text:p>106</text:p>
          </table:table-cell>
          <table:table-cell table:style-name="ce33" office:value-type="float" office:value="2283" calcext:value-type="float">
            <text:p>2,283</text:p>
          </table:table-cell>
          <table:table-cell table:style-name="ce41" office:value-type="float" office:value="4182" calcext:value-type="float">
            <text:p>4,1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457" calcext:value-type="float">
            <text:p>457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string" calcext:value-type="string">
            <text:p>2.282/A</text:p>
          </table:table-cell>
          <table:table-cell table:style-name="ce41" office:value-type="float" office:value="4174" calcext:value-type="float">
            <text:p>4,1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432" calcext:value-type="float">
            <text:p>432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2" office:value-type="float" office:value="681" calcext:value-type="float">
            <text:p>681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2" office:value-type="float" office:value="142" calcext:value-type="float">
            <text:p>142</text:p>
          </table:table-cell>
          <table:table-cell table:style-name="ce33" office:value-type="float" office:value="2293" calcext:value-type="float">
            <text:p>2,293</text:p>
          </table:table-cell>
          <table:table-cell table:style-name="ce41" office:value-type="float" office:value="4193" calcext:value-type="float">
            <text:p>4,1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359" calcext:value-type="float">
            <text:p>359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1.778/A</text:p>
          </table:table-cell>
          <table:table-cell table:style-name="ce32" office:value-type="float" office:value="585" calcext:value-type="float">
            <text:p>585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1" office:value-type="float" office:value="3822" calcext:value-type="float">
            <text:p>3,82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340" calcext:value-type="float">
            <text:p>34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571" calcext:value-type="float">
            <text:p>571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2" office:value-type="float" office:value="158" calcext:value-type="float">
            <text:p>158</text:p>
          </table:table-cell>
          <table:table-cell table:style-name="ce33" office:value-type="float" office:value="2127" calcext:value-type="float">
            <text:p>2,127</text:p>
          </table:table-cell>
          <table:table-cell table:style-name="ce41" office:value-type="float" office:value="3885" calcext:value-type="float">
            <text:p>3,8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286" calcext:value-type="float">
            <text:p>286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1.765/B</text:p>
          </table:table-cell>
          <table:table-cell table:style-name="ce32" office:value-type="float" office:value="492" calcext:value-type="float">
            <text:p>492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2" office:value-type="float" office:value="131" calcext:value-type="float">
            <text:p>131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1" office:value-type="float" office:value="3784" calcext:value-type="float">
            <text:p>3,7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273" calcext:value-type="float">
            <text:p>273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2" office:value-type="float" office:value="537" calcext:value-type="float">
            <text:p>53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2" office:value-type="float" office:value="185" calcext:value-type="float">
            <text:p>185</text:p>
          </table:table-cell>
          <table:table-cell table:style-name="ce33" office:value-type="float" office:value="2189" calcext:value-type="float">
            <text:p>2,189</text:p>
          </table:table-cell>
          <table:table-cell table:style-name="ce41" office:value-type="float" office:value="3971" calcext:value-type="float">
            <text:p>3,9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266" calcext:value-type="float">
            <text:p>266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2" office:value-type="float" office:value="67" calcext:value-type="float">
            <text:p>67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2" office:value-type="float" office:value="522" calcext:value-type="float">
            <text:p>522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2" office:value-type="float" office:value="204" calcext:value-type="float">
            <text:p>204</text:p>
          </table:table-cell>
          <table:table-cell table:style-name="ce33" office:value-type="float" office:value="2183" calcext:value-type="float">
            <text:p>2,183</text:p>
          </table:table-cell>
          <table:table-cell table:style-name="ce41" office:value-type="float" office:value="3896" calcext:value-type="float">
            <text:p>3,8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224" calcext:value-type="float">
            <text:p>224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2" office:value-type="float" office:value="67" calcext:value-type="float">
            <text:p>67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2" office:value-type="float" office:value="516" calcext:value-type="float">
            <text:p>516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2" office:value-type="float" office:value="201" calcext:value-type="float">
            <text:p>201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1" office:value-type="float" office:value="3784" calcext:value-type="float">
            <text:p>3,7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200" calcext:value-type="float">
            <text:p>20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1.568/A</text:p>
          </table:table-cell>
          <table:table-cell table:style-name="ce32" office:value-type="float" office:value="376" calcext:value-type="float">
            <text:p>376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2" office:value-type="float" office:value="220" calcext:value-type="float">
            <text:p>220</text:p>
          </table:table-cell>
          <table:table-cell table:style-name="ce33" office:value-type="float" office:value="1892" calcext:value-type="float">
            <text:p>1,892</text:p>
          </table:table-cell>
          <table:table-cell table:style-name="ce41" office:value-type="float" office:value="3460" calcext:value-type="float">
            <text:p>3,46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186" calcext:value-type="float">
            <text:p>186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2" office:value-type="float" office:value="94" calcext:value-type="float">
            <text:p>94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2" office:value-type="float" office:value="406" calcext:value-type="float">
            <text:p>406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2" office:value-type="float" office:value="224" calcext:value-type="float">
            <text:p>224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1" office:value-type="float" office:value="3636" calcext:value-type="float">
            <text:p>3,6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164" calcext:value-type="float">
            <text:p>164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2" office:value-type="float" office:value="380" calcext:value-type="float">
            <text:p>380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office:value-type="float" office:value="246" calcext:value-type="float">
            <text:p>246</text:p>
          </table:table-cell>
          <table:table-cell table:style-name="ce33" office:value-type="float" office:value="1875" calcext:value-type="float">
            <text:p>1,875</text:p>
          </table:table-cell>
          <table:table-cell table:style-name="ce41" office:value-type="float" office:value="3398" calcext:value-type="float">
            <text:p>3,39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177" calcext:value-type="float">
            <text:p>177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2" office:value-type="float" office:value="84" calcext:value-type="float">
            <text:p>8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2" office:value-type="float" office:value="369" calcext:value-type="float">
            <text:p>36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string" calcext:value-type="string">
            <text:p>1.845/A</text:p>
          </table:table-cell>
          <table:table-cell table:style-name="ce41" office:value-type="float" office:value="3431" calcext:value-type="float">
            <text:p>3,4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152" calcext:value-type="float">
            <text:p>152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361" calcext:value-type="float">
            <text:p>36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2" office:value-type="float" office:value="229" calcext:value-type="float">
            <text:p>22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1" office:value-type="float" office:value="3212" calcext:value-type="float">
            <text:p>3,2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162" calcext:value-type="float">
            <text:p>16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2" office:value-type="float" office:value="88" calcext:value-type="float">
            <text:p>88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2" office:value-type="float" office:value="248" calcext:value-type="float">
            <text:p>248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1" office:value-type="float" office:value="3212" calcext:value-type="float">
            <text:p>3,2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143" calcext:value-type="float">
            <text:p>143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2" office:value-type="float" office:value="342" calcext:value-type="float">
            <text:p>342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2" office:value-type="float" office:value="285" calcext:value-type="float">
            <text:p>285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1" office:value-type="float" office:value="3136" calcext:value-type="float">
            <text:p>3,1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135" calcext:value-type="float">
            <text:p>135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1.296/A</text:p>
          </table:table-cell>
          <table:table-cell table:style-name="ce32" office:value-type="float" office:value="351" calcext:value-type="float">
            <text:p>351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2" office:value-type="float" office:value="300" calcext:value-type="float">
            <text:p>300</text:p>
          </table:table-cell>
          <table:table-cell table:style-name="ce33" office:value-type="float" office:value="1766" calcext:value-type="float">
            <text:p>1,766</text:p>
          </table:table-cell>
          <table:table-cell table:style-name="ce41" office:value-type="float" office:value="3062" calcext:value-type="float">
            <text:p>3,0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123" calcext:value-type="float">
            <text:p>123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2" office:value-type="float" office:value="118" calcext:value-type="float">
            <text:p>118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2" office:value-type="float" office:value="374" calcext:value-type="float">
            <text:p>37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2" office:value-type="float" office:value="405" calcext:value-type="float">
            <text:p>405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1" office:value-type="float" office:value="3418" calcext:value-type="float">
            <text:p>3,41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130" calcext:value-type="float">
            <text:p>130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string" calcext:value-type="string">
            <text:p>1.359/A</text:p>
          </table:table-cell>
          <table:table-cell table:style-name="ce32" office:value-type="float" office:value="373" calcext:value-type="float">
            <text:p>373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933" calcext:value-type="float">
            <text:p>1,933</text:p>
          </table:table-cell>
          <table:table-cell table:style-name="ce41" office:value-type="float" office:value="3292" calcext:value-type="float">
            <text:p>3,29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82381" calcext:value-type="float">
            <text:p>82,381</text:p>
          </table:table-cell>
          <table:table-cell table:style-name="ce33" office:value-type="float" office:value="33722" calcext:value-type="float">
            <text:p>33,722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17761" calcext:value-type="float">
            <text:p>117,761</text:p>
          </table:table-cell>
          <table:table-cell table:style-name="ce33" office:value-type="float" office:value="91941" calcext:value-type="float">
            <text:p>91,941</text:p>
          </table:table-cell>
          <table:table-cell table:style-name="ce33" office:value-type="float" office:value="35442" calcext:value-type="float">
            <text:p>35,442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131995" calcext:value-type="float">
            <text:p>131,995</text:p>
          </table:table-cell>
          <table:table-cell table:style-name="ce41" office:value-type="float" office:value="249756" calcext:value-type="float">
            <text:p>249,75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99" calcext:value-type="float">
            <text:p>99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115" calcext:value-type="float">
            <text:p>115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302" calcext:value-type="float">
            <text:p>302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1" office:value-type="float" office:value="2720" calcext:value-type="float">
            <text:p>2,72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102" calcext:value-type="float">
            <text:p>102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373" calcext:value-type="float">
            <text:p>37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1" office:value-type="float" office:value="2785" calcext:value-type="float">
            <text:p>2,7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346" calcext:value-type="float">
            <text:p>346</text:p>
          </table:table-cell>
          <table:table-cell table:style-name="ce33" office:value-type="float" office:value="1444" calcext:value-type="float">
            <text:p>1,444</text:p>
          </table:table-cell>
          <table:table-cell table:style-name="ce41" office:value-type="float" office:value="2544" calcext:value-type="float">
            <text:p>2,5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409" calcext:value-type="float">
            <text:p>409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1" office:value-type="float" office:value="2499" calcext:value-type="float">
            <text:p>2,49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360" calcext:value-type="float">
            <text:p>360</text:p>
          </table:table-cell>
          <table:table-cell table:style-name="ce33" office:value-type="float" office:value="1343" calcext:value-type="float">
            <text:p>1,343</text:p>
          </table:table-cell>
          <table:table-cell table:style-name="ce41" office:value-type="float" office:value="2271" calcext:value-type="float">
            <text:p>2,2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408" calcext:value-type="float">
            <text:p>408</text:p>
          </table:table-cell>
          <table:table-cell table:style-name="ce33" office:value-type="float" office:value="1318" calcext:value-type="float">
            <text:p>1,318</text:p>
          </table:table-cell>
          <table:table-cell table:style-name="ce41" office:value-type="float" office:value="2204" calcext:value-type="float">
            <text:p>2,2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99" calcext:value-type="float">
            <text:p>399</text:p>
          </table:table-cell>
          <table:table-cell table:style-name="ce33" office:value-type="float" office:value="1319" calcext:value-type="float">
            <text:p>1,319</text:p>
          </table:table-cell>
          <table:table-cell table:style-name="ce41" office:value-type="float" office:value="2212" calcext:value-type="float">
            <text:p>2,2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55" calcext:value-type="float">
            <text:p>55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string" calcext:value-type="string">
            <text:p>851/A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379" calcext:value-type="float">
            <text:p>379</text:p>
          </table:table-cell>
          <table:table-cell table:style-name="ce33" office:value-type="float" office:value="1232" calcext:value-type="float">
            <text:p>1,232</text:p>
          </table:table-cell>
          <table:table-cell table:style-name="ce41" office:value-type="float" office:value="2083" calcext:value-type="float">
            <text:p>2,08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437" calcext:value-type="float">
            <text:p>437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1" office:value-type="float" office:value="2007" calcext:value-type="float">
            <text:p>2,0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69" calcext:value-type="float">
            <text:p>46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41" office:value-type="float" office:value="1958" calcext:value-type="float">
            <text:p>1,9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59" calcext:value-type="float">
            <text:p>59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23" calcext:value-type="float">
            <text:p>423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1" office:value-type="float" office:value="1717" calcext:value-type="float">
            <text:p>1,7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21" calcext:value-type="float">
            <text:p>521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1" office:value-type="float" office:value="2004" calcext:value-type="float">
            <text:p>2,0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28" calcext:value-type="float">
            <text:p>428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1" office:value-type="float" office:value="1673" calcext:value-type="float">
            <text:p>1,6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955" calcext:value-type="float">
            <text:p>955</text:p>
          </table:table-cell>
          <table:table-cell table:style-name="ce41" office:value-type="float" office:value="1542" calcext:value-type="float">
            <text:p>1,5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875" calcext:value-type="float">
            <text:p>875</text:p>
          </table:table-cell>
          <table:table-cell table:style-name="ce41" office:value-type="float" office:value="1432" calcext:value-type="float">
            <text:p>1,4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866" calcext:value-type="float">
            <text:p>866</text:p>
          </table:table-cell>
          <table:table-cell table:style-name="ce41" office:value-type="float" office:value="1358" calcext:value-type="float">
            <text:p>1,3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747" calcext:value-type="float">
            <text:p>747</text:p>
          </table:table-cell>
          <table:table-cell table:style-name="ce41" office:value-type="float" office:value="1155" calcext:value-type="float">
            <text:p>1,1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696" calcext:value-type="float">
            <text:p>696</text:p>
          </table:table-cell>
          <table:table-cell table:style-name="ce41" office:value-type="float" office:value="1073" calcext:value-type="float">
            <text:p>1,0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832" calcext:value-type="float">
            <text:p>832</text:p>
          </table:table-cell>
          <table:table-cell table:style-name="ce41" office:value-type="float" office:value="1276" calcext:value-type="float">
            <text:p>1,2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690" calcext:value-type="float">
            <text:p>690</text:p>
          </table:table-cell>
          <table:table-cell table:style-name="ce41" office:value-type="float" office:value="1077" calcext:value-type="float">
            <text:p>1,0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815" calcext:value-type="float">
            <text:p>81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608" calcext:value-type="float">
            <text:p>608</text:p>
          </table:table-cell>
          <table:table-cell table:style-name="ce42" office:value-type="float" office:value="942" calcext:value-type="float">
            <text:p>9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33" calcext:value-type="float">
            <text:p>533</text:p>
          </table:table-cell>
          <table:table-cell table:style-name="ce42" office:value-type="float" office:value="804" calcext:value-type="float">
            <text:p>8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95" calcext:value-type="float">
            <text:p>495</text:p>
          </table:table-cell>
          <table:table-cell table:style-name="ce42" office:value-type="float" office:value="746" calcext:value-type="float">
            <text:p>74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464" calcext:value-type="float">
            <text:p>464</text:p>
          </table:table-cell>
          <table:table-cell table:style-name="ce42" office:value-type="float" office:value="726" calcext:value-type="float">
            <text:p>7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614" calcext:value-type="float">
            <text:p>6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51" calcext:value-type="float">
            <text:p>351</text:p>
          </table:table-cell>
          <table:table-cell table:style-name="ce42" office:value-type="float" office:value="533" calcext:value-type="float">
            <text:p>5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91" calcext:value-type="float">
            <text:p>291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91" calcext:value-type="float">
            <text:p>291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55" calcext:value-type="float">
            <text:p>255</text:p>
          </table:table-cell>
          <table:table-cell table:style-name="ce42" office:value-type="float" office:value="377" calcext:value-type="float">
            <text:p>3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82" calcext:value-type="float">
            <text:p>182</text:p>
          </table:table-cell>
          <table:table-cell table:style-name="ce42" office:value-type="float" office:value="280" calcext:value-type="float">
            <text:p>28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42" office:value-type="float" office:value="229" calcext:value-type="float">
            <text:p>2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36" calcext:value-type="float">
            <text:p>2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93/C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26/D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83825" calcext:value-type="float">
            <text:p>83,825</text:p>
          </table:table-cell>
          <table:table-cell table:style-name="ce33" office:value-type="float" office:value="46312" calcext:value-type="float">
            <text:p>46,312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2" office:value-type="string" calcext:value-type="string">
            <text:p>135.457/E</text:p>
          </table:table-cell>
          <table:table-cell table:style-name="ce33" office:value-type="float" office:value="96987" calcext:value-type="float">
            <text:p>96,987</text:p>
          </table:table-cell>
          <table:table-cell table:style-name="ce33" office:value-type="float" office:value="46815" calcext:value-type="float">
            <text:p>46,815</text:p>
          </table:table-cell>
          <table:table-cell table:style-name="ce33" office:value-type="float" office:value="16135" calcext:value-type="float">
            <text:p>16,135</text:p>
          </table:table-cell>
          <table:table-cell table:style-name="ce32" office:value-type="string" calcext:value-type="string">
            <text:p>159.947/E</text:p>
          </table:table-cell>
          <table:table-cell table:style-name="ce42" office:value-type="string" calcext:value-type="string">
            <text:p>295.404/E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7" office:value-type="float" office:value="4058" calcext:value-type="float">
            <text:p>4,058</text:p>
          </table:table-cell>
          <table:table-cell table:style-name="ce32" table:number-columns-repeated="2"/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2" table:number-columns-repeated="2"/>
          <table:table-cell table:style-name="ce33" office:value-type="float" office:value="3893" calcext:value-type="float">
            <text:p>3,893</text:p>
          </table:table-cell>
          <table:table-cell table:style-name="ce41" office:value-type="float" office:value="7951" calcext:value-type="float">
            <text:p>7,9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7" office:value-type="float" office:value="2995" calcext:value-type="float">
            <text:p>2,995</text:p>
          </table:table-cell>
          <table:table-cell table:style-name="ce32" table:number-columns-repeated="2"/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2" table:number-columns-repeated="2"/>
          <table:table-cell table:style-name="ce33" office:value-type="float" office:value="3001" calcext:value-type="float">
            <text:p>3,001</text:p>
          </table:table-cell>
          <table:table-cell table:style-name="ce41" office:value-type="float" office:value="5996" calcext:value-type="float">
            <text:p>5,9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7" office:value-type="float" office:value="2885" calcext:value-type="float">
            <text:p>2,885</text:p>
          </table:table-cell>
          <table:table-cell table:style-name="ce32" table:number-columns-repeated="2"/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2" table:number-columns-repeated="2"/>
          <table:table-cell table:style-name="ce33" office:value-type="float" office:value="2854" calcext:value-type="float">
            <text:p>2,854</text:p>
          </table:table-cell>
          <table:table-cell table:style-name="ce41" office:value-type="float" office:value="5739" calcext:value-type="float">
            <text:p>5,7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7" office:value-type="float" office:value="2874" calcext:value-type="float">
            <text:p>2,874</text:p>
          </table:table-cell>
          <table:table-cell table:style-name="ce32" table:number-columns-repeated="2"/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2" table:number-columns-repeated="2"/>
          <table:table-cell table:style-name="ce33" office:value-type="float" office:value="2894" calcext:value-type="float">
            <text:p>2,894</text:p>
          </table:table-cell>
          <table:table-cell table:style-name="ce41" office:value-type="float" office:value="5768" calcext:value-type="float">
            <text:p>5,7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7" office:value-type="float" office:value="3235" calcext:value-type="float">
            <text:p>3,235</text:p>
          </table:table-cell>
          <table:table-cell table:style-name="ce32" table:number-columns-repeated="2"/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2" table:number-columns-repeated="2"/>
          <table:table-cell table:style-name="ce33" office:value-type="float" office:value="3249" calcext:value-type="float">
            <text:p>3,249</text:p>
          </table:table-cell>
          <table:table-cell table:style-name="ce41" office:value-type="float" office:value="6484" calcext:value-type="float">
            <text:p>6,48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7" office:value-type="float" office:value="3333" calcext:value-type="float">
            <text:p>3,333</text:p>
          </table:table-cell>
          <table:table-cell table:style-name="ce32" table:number-columns-repeated="2"/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2" table:number-columns-repeated="2"/>
          <table:table-cell table:style-name="ce33" office:value-type="float" office:value="3373" calcext:value-type="float">
            <text:p>3,373</text:p>
          </table:table-cell>
          <table:table-cell table:style-name="ce41" office:value-type="float" office:value="6706" calcext:value-type="float">
            <text:p>6,7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7" office:value-type="float" office:value="3206" calcext:value-type="float">
            <text:p>3,206</text:p>
          </table:table-cell>
          <table:table-cell table:style-name="ce32" table:number-columns-repeated="2"/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2" table:number-columns-repeated="2"/>
          <table:table-cell table:style-name="ce33" office:value-type="float" office:value="3200" calcext:value-type="float">
            <text:p>3,200</text:p>
          </table:table-cell>
          <table:table-cell table:style-name="ce41" office:value-type="float" office:value="6406" calcext:value-type="float">
            <text:p>6,4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7" office:value-type="float" office:value="3237" calcext:value-type="float">
            <text:p>3,237</text:p>
          </table:table-cell>
          <table:table-cell table:style-name="ce32" table:number-columns-repeated="2"/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2" table:number-columns-repeated="2"/>
          <table:table-cell table:style-name="ce33" office:value-type="float" office:value="3124" calcext:value-type="float">
            <text:p>3,124</text:p>
          </table:table-cell>
          <table:table-cell table:style-name="ce41" office:value-type="float" office:value="6361" calcext:value-type="float">
            <text:p>6,3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7" office:value-type="float" office:value="3386" calcext:value-type="float">
            <text:p>3,386</text:p>
          </table:table-cell>
          <table:table-cell table:style-name="ce32" table:number-columns-repeated="2"/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2" table:number-columns-repeated="2"/>
          <table:table-cell table:style-name="ce33" office:value-type="float" office:value="3157" calcext:value-type="float">
            <text:p>3,157</text:p>
          </table:table-cell>
          <table:table-cell table:style-name="ce41" office:value-type="float" office:value="6543" calcext:value-type="float">
            <text:p>6,5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7" office:value-type="float" office:value="3272" calcext:value-type="float">
            <text:p>3,272</text:p>
          </table:table-cell>
          <table:table-cell table:style-name="ce32" table:number-columns-repeated="2"/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2" table:number-columns-repeated="2"/>
          <table:table-cell table:style-name="ce33" office:value-type="float" office:value="3215" calcext:value-type="float">
            <text:p>3,215</text:p>
          </table:table-cell>
          <table:table-cell table:style-name="ce41" office:value-type="float" office:value="6487" calcext:value-type="float">
            <text:p>6,4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7" office:value-type="float" office:value="3141" calcext:value-type="float">
            <text:p>3,141</text:p>
          </table:table-cell>
          <table:table-cell table:style-name="ce32" table:number-columns-repeated="2"/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2" table:number-columns-repeated="2"/>
          <table:table-cell table:style-name="ce33" office:value-type="float" office:value="3113" calcext:value-type="float">
            <text:p>3,113</text:p>
          </table:table-cell>
          <table:table-cell table:style-name="ce41" office:value-type="float" office:value="6254" calcext:value-type="float">
            <text:p>6,2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7" office:value-type="float" office:value="3173" calcext:value-type="float">
            <text:p>3,173</text:p>
          </table:table-cell>
          <table:table-cell table:style-name="ce32" table:number-columns-repeated="2"/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2" table:number-columns-repeated="2"/>
          <table:table-cell table:style-name="ce33" office:value-type="float" office:value="3217" calcext:value-type="float">
            <text:p>3,217</text:p>
          </table:table-cell>
          <table:table-cell table:style-name="ce41" office:value-type="float" office:value="6390" calcext:value-type="float">
            <text:p>6,3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7" office:value-type="float" office:value="3151" calcext:value-type="float">
            <text:p>3,151</text:p>
          </table:table-cell>
          <table:table-cell table:style-name="ce32" table:number-columns-repeated="2"/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2" table:number-columns-repeated="2"/>
          <table:table-cell table:style-name="ce33" office:value-type="float" office:value="3039" calcext:value-type="float">
            <text:p>3,039</text:p>
          </table:table-cell>
          <table:table-cell table:style-name="ce41" office:value-type="float" office:value="6190" calcext:value-type="float">
            <text:p>6,1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7" office:value-type="float" office:value="3001" calcext:value-type="float">
            <text:p>3,001</text:p>
          </table:table-cell>
          <table:table-cell table:style-name="ce32" table:number-columns-repeated="2"/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2" table:number-columns-repeated="2"/>
          <table:table-cell table:style-name="ce33" office:value-type="float" office:value="2989" calcext:value-type="float">
            <text:p>2,989</text:p>
          </table:table-cell>
          <table:table-cell table:style-name="ce41" office:value-type="float" office:value="5990" calcext:value-type="float">
            <text:p>5,9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7" office:value-type="float" office:value="2816" calcext:value-type="float">
            <text:p>2,816</text:p>
          </table:table-cell>
          <table:table-cell table:style-name="ce32" table:number-columns-repeated="2"/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2" table:number-columns-repeated="2"/>
          <table:table-cell table:style-name="ce33" office:value-type="float" office:value="2817" calcext:value-type="float">
            <text:p>2,817</text:p>
          </table:table-cell>
          <table:table-cell table:style-name="ce41" office:value-type="float" office:value="5633" calcext:value-type="float">
            <text:p>5,6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7" office:value-type="float" office:value="2738" calcext:value-type="float">
            <text:p>2,738</text:p>
          </table:table-cell>
          <table:table-cell table:style-name="ce32" table:number-columns-repeated="2"/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2" table:number-columns-repeated="2"/>
          <table:table-cell table:style-name="ce33" office:value-type="float" office:value="2671" calcext:value-type="float">
            <text:p>2,671</text:p>
          </table:table-cell>
          <table:table-cell table:style-name="ce41" office:value-type="float" office:value="5409" calcext:value-type="float">
            <text:p>5,40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7" office:value-type="float" office:value="2771" calcext:value-type="float">
            <text:p>2,771</text:p>
          </table:table-cell>
          <table:table-cell table:style-name="ce32" table:number-columns-repeated="2"/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2736" calcext:value-type="float">
            <text:p>2,736</text:p>
          </table:table-cell>
          <table:table-cell table:style-name="ce41" office:value-type="float" office:value="5507" calcext:value-type="float">
            <text:p>5,5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7" office:value-type="float" office:value="2417" calcext:value-type="float">
            <text:p>2,417</text:p>
          </table:table-cell>
          <table:table-cell table:style-name="ce32" table:number-columns-repeated="2"/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3" office:value-type="float" office:value="2516" calcext:value-type="float">
            <text:p>2,516</text:p>
          </table:table-cell>
          <table:table-cell table:style-name="ce41" office:value-type="float" office:value="4933" calcext:value-type="float">
            <text:p>4,9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7" office:value-type="float" office:value="2425" calcext:value-type="float">
            <text:p>2,42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2419" calcext:value-type="float">
            <text:p>2,419</text:p>
          </table:table-cell>
          <table:table-cell table:style-name="ce41" office:value-type="float" office:value="4846" calcext:value-type="float">
            <text:p>4,84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7" office:value-type="float" office:value="2672" calcext:value-type="float">
            <text:p>2,672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600" calcext:value-type="float">
            <text:p>2,600</text:p>
          </table:table-cell>
          <table:table-cell table:style-name="ce41" office:value-type="float" office:value="5291" calcext:value-type="float">
            <text:p>5,2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7" office:value-type="float" office:value="2631" calcext:value-type="float">
            <text:p>2,6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655" calcext:value-type="float">
            <text:p>2,655</text:p>
          </table:table-cell>
          <table:table-cell table:style-name="ce41" office:value-type="float" office:value="5325" calcext:value-type="float">
            <text:p>5,3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7" office:value-type="float" office:value="2296" calcext:value-type="float">
            <text:p>2,296</text:p>
          </table:table-cell>
          <table:table-cell table:style-name="ce32" office:value-type="float" office:value="81" calcext:value-type="float">
            <text:p>81</text:p>
          </table:table-cell>
          <table:table-cell table:style-name="ce32"/>
          <table:table-cell table:style-name="ce33" office:value-type="float" office:value="2377" calcext:value-type="float">
            <text:p>2,377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2366" calcext:value-type="float">
            <text:p>2,366</text:p>
          </table:table-cell>
          <table:table-cell table:style-name="ce41" office:value-type="float" office:value="4743" calcext:value-type="float">
            <text:p>4,7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7" office:value-type="float" office:value="2337" calcext:value-type="float">
            <text:p>2,33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/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2325" calcext:value-type="float">
            <text:p>2,325</text:p>
          </table:table-cell>
          <table:table-cell table:style-name="ce41" office:value-type="float" office:value="4787" calcext:value-type="float">
            <text:p>4,7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7" office:value-type="float" office:value="2277" calcext:value-type="float">
            <text:p>2,27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18" calcext:value-type="float">
            <text:p>18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1" office:value-type="float" office:value="5096" calcext:value-type="float">
            <text:p>5,0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7" office:value-type="float" office:value="1971" calcext:value-type="float">
            <text:p>1,971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28" calcext:value-type="float">
            <text:p>28</text:p>
          </table:table-cell>
          <table:table-cell table:style-name="ce33" office:value-type="float" office:value="2542" calcext:value-type="float">
            <text:p>2,542</text:p>
          </table:table-cell>
          <table:table-cell table:style-name="ce41" office:value-type="float" office:value="5055" calcext:value-type="float">
            <text:p>5,0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7" office:value-type="float" office:value="1903" calcext:value-type="float">
            <text:p>1,90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2512" calcext:value-type="float">
            <text:p>2,512</text:p>
          </table:table-cell>
          <table:table-cell table:style-name="ce41" office:value-type="float" office:value="5169" calcext:value-type="float">
            <text:p>5,16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7" office:value-type="float" office:value="1647" calcext:value-type="float">
            <text:p>1,647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2467" calcext:value-type="float">
            <text:p>2,467</text:p>
          </table:table-cell>
          <table:table-cell table:style-name="ce41" office:value-type="float" office:value="5021" calcext:value-type="float">
            <text:p>5,02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7" office:value-type="float" office:value="1231" calcext:value-type="float">
            <text:p>1,231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2" office:value-type="float" office:value="31" calcext:value-type="float">
            <text:p>31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2" office:value-type="float" office:value="937" calcext:value-type="float">
            <text:p>937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2246" calcext:value-type="float">
            <text:p>2,246</text:p>
          </table:table-cell>
          <table:table-cell table:style-name="ce41" office:value-type="float" office:value="4536" calcext:value-type="float">
            <text:p>4,5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7" office:value-type="float" office:value="1105" calcext:value-type="float">
            <text:p>1,105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2" office:value-type="float" office:value="31" calcext:value-type="float">
            <text:p>31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2" office:value-type="float" office:value="782" calcext:value-type="float">
            <text:p>782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2104" calcext:value-type="float">
            <text:p>2,104</text:p>
          </table:table-cell>
          <table:table-cell table:style-name="ce41" office:value-type="float" office:value="4358" calcext:value-type="float">
            <text:p>4,3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6" office:value-type="float" office:value="858" calcext:value-type="float">
            <text:p>858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2" office:value-type="float" office:value="630" calcext:value-type="float">
            <text:p>630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2" office:value-type="float" office:value="59" calcext:value-type="float">
            <text:p>5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1" office:value-type="float" office:value="3981" calcext:value-type="float">
            <text:p>3,9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6" office:value-type="float" office:value="739" calcext:value-type="float">
            <text:p>739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2" office:value-type="float" office:value="50" calcext:value-type="float">
            <text:p>50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2" office:value-type="float" office:value="551" calcext:value-type="float">
            <text:p>551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2" office:value-type="float" office:value="77" calcext:value-type="float">
            <text:p>7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1" office:value-type="float" office:value="4089" calcext:value-type="float">
            <text:p>4,08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6" office:value-type="float" office:value="527" calcext:value-type="float">
            <text:p>527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2" office:value-type="float" office:value="44" calcext:value-type="float">
            <text:p>44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2" office:value-type="float" office:value="379" calcext:value-type="float">
            <text:p>379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1" office:value-type="float" office:value="3379" calcext:value-type="float">
            <text:p>3,3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6" office:value-type="float" office:value="501" calcext:value-type="float">
            <text:p>501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2" office:value-type="float" office:value="52" calcext:value-type="float">
            <text:p>5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1" office:value-type="float" office:value="3488" calcext:value-type="float">
            <text:p>3,4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479" calcext:value-type="float">
            <text:p>47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2" office:value-type="float" office:value="364" calcext:value-type="float">
            <text:p>364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1971" calcext:value-type="float">
            <text:p>1,971</text:p>
          </table:table-cell>
          <table:table-cell table:style-name="ce41" office:value-type="float" office:value="3883" calcext:value-type="float">
            <text:p>3,88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370" calcext:value-type="float">
            <text:p>370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2" office:value-type="float" office:value="49" calcext:value-type="float">
            <text:p>4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2" office:value-type="float" office:value="277" calcext:value-type="float">
            <text:p>277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1" office:value-type="float" office:value="3439" calcext:value-type="float">
            <text:p>3,4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355" calcext:value-type="float">
            <text:p>355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office:value-type="float" office:value="70" calcext:value-type="float">
            <text:p>70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2" office:value-type="float" office:value="123" calcext:value-type="float">
            <text:p>123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1" office:value-type="float" office:value="3332" calcext:value-type="float">
            <text:p>3,3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296" calcext:value-type="float">
            <text:p>296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2" office:value-type="float" office:value="242" calcext:value-type="float">
            <text:p>242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1" office:value-type="float" office:value="3234" calcext:value-type="float">
            <text:p>3,2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238" calcext:value-type="float">
            <text:p>238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2" office:value-type="float" office:value="69" calcext:value-type="float">
            <text:p>69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2" office:value-type="float" office:value="185" calcext:value-type="float">
            <text:p>185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2" office:value-type="float" office:value="127" calcext:value-type="float">
            <text:p>127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1" office:value-type="float" office:value="3003" calcext:value-type="float">
            <text:p>3,0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207" calcext:value-type="float">
            <text:p>207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2" office:value-type="float" office:value="197" calcext:value-type="float">
            <text:p>197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2" office:value-type="float" office:value="137" calcext:value-type="float">
            <text:p>137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1" office:value-type="float" office:value="3117" calcext:value-type="float">
            <text:p>3,1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191" calcext:value-type="float">
            <text:p>19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2" office:value-type="float" office:value="62" calcext:value-type="float">
            <text:p>6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2" office:value-type="float" office:value="202" calcext:value-type="float">
            <text:p>202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2" office:value-type="float" office:value="141" calcext:value-type="float">
            <text:p>14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1" office:value-type="float" office:value="3017" calcext:value-type="float">
            <text:p>3,0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162" calcext:value-type="float">
            <text:p>162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2" office:value-type="float" office:value="168" calcext:value-type="float">
            <text:p>168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2" office:value-type="float" office:value="153" calcext:value-type="float">
            <text:p>153</text:p>
          </table:table-cell>
          <table:table-cell table:style-name="ce33" office:value-type="float" office:value="1401" calcext:value-type="float">
            <text:p>1,401</text:p>
          </table:table-cell>
          <table:table-cell table:style-name="ce41" office:value-type="float" office:value="2727" calcext:value-type="float">
            <text:p>2,72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136" calcext:value-type="float">
            <text:p>136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162" calcext:value-type="float">
            <text:p>1,162</text:p>
          </table:table-cell>
          <table:table-cell table:style-name="ce41" office:value-type="float" office:value="2364" calcext:value-type="float">
            <text:p>2,36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105" calcext:value-type="float">
            <text:p>105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1" office:value-type="float" office:value="2571" calcext:value-type="float">
            <text:p>2,5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128" calcext:value-type="float">
            <text:p>128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2" office:value-type="float" office:value="84" calcext:value-type="float">
            <text:p>84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2" office:value-type="float" office:value="123" calcext:value-type="float">
            <text:p>12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2" office:value-type="float" office:value="149" calcext:value-type="float">
            <text:p>149</text:p>
          </table:table-cell>
          <table:table-cell table:style-name="ce33" office:value-type="float" office:value="1290" calcext:value-type="float">
            <text:p>1,290</text:p>
          </table:table-cell>
          <table:table-cell table:style-name="ce41" office:value-type="float" office:value="2573" calcext:value-type="float">
            <text:p>2,5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129" calcext:value-type="float">
            <text:p>129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2" office:value-type="float" office:value="86" calcext:value-type="float">
            <text:p>86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63" calcext:value-type="float">
            <text:p>163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1" office:value-type="float" office:value="2594" calcext:value-type="float">
            <text:p>2,59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123" calcext:value-type="float">
            <text:p>123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2" office:value-type="float" office:value="93" calcext:value-type="float">
            <text:p>9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171" calcext:value-type="float">
            <text:p>171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1" office:value-type="float" office:value="2510" calcext:value-type="float">
            <text:p>2,5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141" calcext:value-type="float">
            <text:p>141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2" office:value-type="float" office:value="152" calcext:value-type="float">
            <text:p>152</text:p>
          </table:table-cell>
          <table:table-cell table:style-name="ce33" office:value-type="float" office:value="1334" calcext:value-type="float">
            <text:p>1,334</text:p>
          </table:table-cell>
          <table:table-cell table:style-name="ce41" office:value-type="float" office:value="2588" calcext:value-type="float">
            <text:p>2,5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114" calcext:value-type="float">
            <text:p>114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2" office:value-type="float" office:value="98" calcext:value-type="float">
            <text:p>98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190" calcext:value-type="float">
            <text:p>190</text:p>
          </table:table-cell>
          <table:table-cell table:style-name="ce33" office:value-type="float" office:value="1259" calcext:value-type="float">
            <text:p>1,259</text:p>
          </table:table-cell>
          <table:table-cell table:style-name="ce41" office:value-type="float" office:value="2503" calcext:value-type="float">
            <text:p>2,5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90" calcext:value-type="float">
            <text:p>90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2" office:value-type="float" office:value="114" calcext:value-type="float">
            <text:p>114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238" calcext:value-type="float">
            <text:p>238</text:p>
          </table:table-cell>
          <table:table-cell table:style-name="ce33" office:value-type="float" office:value="1261" calcext:value-type="float">
            <text:p>1,261</text:p>
          </table:table-cell>
          <table:table-cell table:style-name="ce41" office:value-type="float" office:value="2529" calcext:value-type="float">
            <text:p>2,5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124" calcext:value-type="float">
            <text:p>124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2" office:value-type="float" office:value="139" calcext:value-type="float">
            <text:p>139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2" office:value-type="float" office:value="157" calcext:value-type="float">
            <text:p>15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2" office:value-type="float" office:value="323" calcext:value-type="float">
            <text:p>32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1" office:value-type="float" office:value="2952" calcext:value-type="float">
            <text:p>2,9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108" calcext:value-type="float">
            <text:p>108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2" office:value-type="float" office:value="120" calcext:value-type="float">
            <text:p>120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290" calcext:value-type="float">
            <text:p>290</text:p>
          </table:table-cell>
          <table:table-cell table:style-name="ce33" office:value-type="float" office:value="1384" calcext:value-type="float">
            <text:p>1,384</text:p>
          </table:table-cell>
          <table:table-cell table:style-name="ce41" office:value-type="float" office:value="2747" calcext:value-type="float">
            <text:p>2,74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84305" calcext:value-type="float">
            <text:p>84,305</text:p>
          </table:table-cell>
          <table:table-cell table:style-name="ce33" office:value-type="float" office:value="30156" calcext:value-type="float">
            <text:p>30,15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16311" calcext:value-type="float">
            <text:p>116,311</text:p>
          </table:table-cell>
          <table:table-cell table:style-name="ce33" office:value-type="float" office:value="79326" calcext:value-type="float">
            <text:p>79,326</text:p>
          </table:table-cell>
          <table:table-cell table:style-name="ce33" office:value-type="float" office:value="32528" calcext:value-type="float">
            <text:p>32,528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115283" calcext:value-type="float">
            <text:p>115,283</text:p>
          </table:table-cell>
          <table:table-cell table:style-name="ce41" office:value-type="float" office:value="231594" calcext:value-type="float">
            <text:p>231,59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244" calcext:value-type="float">
            <text:p>244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1" office:value-type="float" office:value="2277" calcext:value-type="float">
            <text:p>2,27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89" calcext:value-type="float">
            <text:p>89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129" calcext:value-type="float">
            <text:p>12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1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82" calcext:value-type="float">
            <text:p>82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02" calcext:value-type="float">
            <text:p>102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242" calcext:value-type="float">
            <text:p>24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1" office:value-type="float" office:value="2074" calcext:value-type="float">
            <text:p>2,07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267" calcext:value-type="float">
            <text:p>267</text:p>
          </table:table-cell>
          <table:table-cell table:style-name="ce33" office:value-type="float" office:value="1103" calcext:value-type="float">
            <text:p>1,103</text:p>
          </table:table-cell>
          <table:table-cell table:style-name="ce41" office:value-type="float" office:value="2086" calcext:value-type="float">
            <text:p>2,08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978" calcext:value-type="float">
            <text:p>978</text:p>
          </table:table-cell>
          <table:table-cell table:style-name="ce41" office:value-type="float" office:value="1841" calcext:value-type="float">
            <text:p>1,8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63" calcext:value-type="float">
            <text:p>63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987" calcext:value-type="float">
            <text:p>987</text:p>
          </table:table-cell>
          <table:table-cell table:style-name="ce41" office:value-type="float" office:value="1892" calcext:value-type="float">
            <text:p>1,89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937" calcext:value-type="float">
            <text:p>937</text:p>
          </table:table-cell>
          <table:table-cell table:style-name="ce41" office:value-type="float" office:value="1743" calcext:value-type="float">
            <text:p>1,7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927" calcext:value-type="float">
            <text:p>927</text:p>
          </table:table-cell>
          <table:table-cell table:style-name="ce41" office:value-type="float" office:value="1723" calcext:value-type="float">
            <text:p>1,7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879" calcext:value-type="float">
            <text:p>879</text:p>
          </table:table-cell>
          <table:table-cell table:style-name="ce41" office:value-type="float" office:value="1604" calcext:value-type="float">
            <text:p>1,6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846" calcext:value-type="float">
            <text:p>846</text:p>
          </table:table-cell>
          <table:table-cell table:style-name="ce41" office:value-type="float" office:value="1523" calcext:value-type="float">
            <text:p>1,52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717" calcext:value-type="float">
            <text:p>717</text:p>
          </table:table-cell>
          <table:table-cell table:style-name="ce41" office:value-type="float" office:value="1373" calcext:value-type="float">
            <text:p>1,37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923" calcext:value-type="float">
            <text:p>923</text:p>
          </table:table-cell>
          <table:table-cell table:style-name="ce41" office:value-type="float" office:value="1704" calcext:value-type="float">
            <text:p>1,7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707" calcext:value-type="float">
            <text:p>707</text:p>
          </table:table-cell>
          <table:table-cell table:style-name="ce41" office:value-type="float" office:value="1376" calcext:value-type="float">
            <text:p>1,3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738" calcext:value-type="float">
            <text:p>738</text:p>
          </table:table-cell>
          <table:table-cell table:style-name="ce41" office:value-type="float" office:value="1395" calcext:value-type="float">
            <text:p>1,3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603" calcext:value-type="float">
            <text:p>603</text:p>
          </table:table-cell>
          <table:table-cell table:style-name="ce41" office:value-type="float" office:value="1150" calcext:value-type="float">
            <text:p>1,1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596" calcext:value-type="float">
            <text:p>596</text:p>
          </table:table-cell>
          <table:table-cell table:style-name="ce41" office:value-type="float" office:value="1124" calcext:value-type="float">
            <text:p>1,1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452" calcext:value-type="float">
            <text:p>452</text:p>
          </table:table-cell>
          <table:table-cell table:style-name="ce42" office:value-type="float" office:value="881" calcext:value-type="float">
            <text:p>8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17" calcext:value-type="float">
            <text:p>417</text:p>
          </table:table-cell>
          <table:table-cell table:style-name="ce42" office:value-type="float" office:value="783" calcext:value-type="float">
            <text:p>78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493" calcext:value-type="float">
            <text:p>493</text:p>
          </table:table-cell>
          <table:table-cell table:style-name="ce42" office:value-type="float" office:value="938" calcext:value-type="float">
            <text:p>93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433" calcext:value-type="float">
            <text:p>433</text:p>
          </table:table-cell>
          <table:table-cell table:style-name="ce42" office:value-type="float" office:value="808" calcext:value-type="float">
            <text:p>8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43" calcext:value-type="float">
            <text:p>343</text:p>
          </table:table-cell>
          <table:table-cell table:style-name="ce42" office:value-type="float" office:value="626" calcext:value-type="float">
            <text:p>62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376" calcext:value-type="float">
            <text:p>376</text:p>
          </table:table-cell>
          <table:table-cell table:style-name="ce42" office:value-type="float" office:value="708" calcext:value-type="float">
            <text:p>7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612" calcext:value-type="float">
            <text:p>6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25" calcext:value-type="float">
            <text:p>325</text:p>
          </table:table-cell>
          <table:table-cell table:style-name="ce42" office:value-type="float" office:value="596" calcext:value-type="float">
            <text:p>5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72" calcext:value-type="float">
            <text:p>272</text:p>
          </table:table-cell>
          <table:table-cell table:style-name="ce42" office:value-type="float" office:value="516" calcext:value-type="float">
            <text:p>5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444" calcext:value-type="float">
            <text:p>4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89" calcext:value-type="float">
            <text:p>189</text:p>
          </table:table-cell>
          <table:table-cell table:style-name="ce42" office:value-type="float" office:value="335" calcext:value-type="float">
            <text:p>3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114" calcext:value-type="float">
            <text:p>1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76" calcext:value-type="float">
            <text:p>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number-columns-repeated="2" table:style-name="ce3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 table:style-name="Default"/>
          <table:table-cell table:style-name="ce27" office:value-type="float" office:value="85558" calcext:value-type="float">
            <text:p>85,558</text:p>
          </table:table-cell>
          <table:table-cell table:style-name="ce33" office:value-type="float" office:value="42288" calcext:value-type="float">
            <text:p>42,288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133528" calcext:value-type="float">
            <text:p>133,528</text:p>
          </table:table-cell>
          <table:table-cell table:style-name="ce33" office:value-type="float" office:value="80938" calcext:value-type="float">
            <text:p>80,938</text:p>
          </table:table-cell>
          <table:table-cell table:style-name="ce33" office:value-type="float" office:value="42409" calcext:value-type="float">
            <text:p>42,409</text:p>
          </table:table-cell>
          <table:table-cell table:style-name="ce33" office:value-type="float" office:value="11146" calcext:value-type="float">
            <text:p>11,146</text:p>
          </table:table-cell>
          <table:table-cell table:style-name="ce33" office:value-type="float" office:value="134493" calcext:value-type="float">
            <text:p>134,493</text:p>
          </table:table-cell>
          <table:table-cell table:style-name="ce41" office:value-type="float" office:value="268021" calcext:value-type="float">
            <text:p>268,02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7" office:value-type="float" office:value="7866" calcext:value-type="float">
            <text:p>7,866</text:p>
          </table:table-cell>
          <table:table-cell table:style-name="ce32" table:number-columns-repeated="2"/>
          <table:table-cell table:style-name="ce33" office:value-type="float" office:value="7866" calcext:value-type="float">
            <text:p>7,866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2" table:number-columns-repeated="2"/>
          <table:table-cell table:style-name="ce33" office:value-type="float" office:value="7685" calcext:value-type="float">
            <text:p>7,685</text:p>
          </table:table-cell>
          <table:table-cell table:style-name="ce41" office:value-type="float" office:value="15551" calcext:value-type="float">
            <text:p>15,55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 table:style-name="Default"/>
          <table:table-cell table:style-name="ce27" office:value-type="float" office:value="6287" calcext:value-type="float">
            <text:p>6,287</text:p>
          </table:table-cell>
          <table:table-cell table:style-name="ce32" table:number-columns-repeated="2"/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2" table:number-columns-repeated="2"/>
          <table:table-cell table:style-name="ce33" office:value-type="float" office:value="6374" calcext:value-type="float">
            <text:p>6,374</text:p>
          </table:table-cell>
          <table:table-cell table:style-name="ce41" office:value-type="float" office:value="12661" calcext:value-type="float">
            <text:p>12,66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 table:style-name="Default"/>
          <table:table-cell table:style-name="ce27" office:value-type="float" office:value="6025" calcext:value-type="float">
            <text:p>6,025</text:p>
          </table:table-cell>
          <table:table-cell table:style-name="ce32" table:number-columns-repeated="2"/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2" table:number-columns-repeated="2"/>
          <table:table-cell table:style-name="ce33" office:value-type="float" office:value="5944" calcext:value-type="float">
            <text:p>5,944</text:p>
          </table:table-cell>
          <table:table-cell table:style-name="ce41" office:value-type="float" office:value="11969" calcext:value-type="float">
            <text:p>11,96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 table:style-name="Default"/>
          <table:table-cell table:style-name="ce27" office:value-type="float" office:value="5792" calcext:value-type="float">
            <text:p>5,792</text:p>
          </table:table-cell>
          <table:table-cell table:style-name="ce32" table:number-columns-repeated="2"/>
          <table:table-cell table:style-name="ce33" office:value-type="float" office:value="5792" calcext:value-type="float">
            <text:p>5,792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2" table:number-columns-repeated="2"/>
          <table:table-cell table:style-name="ce33" office:value-type="float" office:value="5963" calcext:value-type="float">
            <text:p>5,963</text:p>
          </table:table-cell>
          <table:table-cell table:style-name="ce41" office:value-type="float" office:value="11755" calcext:value-type="float">
            <text:p>11,7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 table:style-name="Default"/>
          <table:table-cell table:style-name="ce27" office:value-type="float" office:value="6251" calcext:value-type="float">
            <text:p>6,251</text:p>
          </table:table-cell>
          <table:table-cell table:style-name="ce32" table:number-columns-repeated="2"/>
          <table:table-cell table:style-name="ce33" office:value-type="float" office:value="6251" calcext:value-type="float">
            <text:p>6,251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2" table:number-columns-repeated="2"/>
          <table:table-cell table:style-name="ce33" office:value-type="float" office:value="6269" calcext:value-type="float">
            <text:p>6,269</text:p>
          </table:table-cell>
          <table:table-cell table:style-name="ce41" office:value-type="float" office:value="12520" calcext:value-type="float">
            <text:p>12,52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 table:style-name="Default"/>
          <table:table-cell table:style-name="ce27" office:value-type="float" office:value="6527" calcext:value-type="float">
            <text:p>6,527</text:p>
          </table:table-cell>
          <table:table-cell table:style-name="ce32" table:number-columns-repeated="2"/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2" table:number-columns-repeated="2"/>
          <table:table-cell table:style-name="ce33" office:value-type="float" office:value="6552" calcext:value-type="float">
            <text:p>6,552</text:p>
          </table:table-cell>
          <table:table-cell table:style-name="ce41" office:value-type="float" office:value="13079" calcext:value-type="float">
            <text:p>13,0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 table:style-name="Default"/>
          <table:table-cell table:style-name="ce27" office:value-type="float" office:value="6254" calcext:value-type="float">
            <text:p>6,254</text:p>
          </table:table-cell>
          <table:table-cell table:style-name="ce32" table:number-columns-repeated="2"/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2" table:number-columns-repeated="2"/>
          <table:table-cell table:style-name="ce33" office:value-type="float" office:value="6290" calcext:value-type="float">
            <text:p>6,290</text:p>
          </table:table-cell>
          <table:table-cell table:style-name="ce41" office:value-type="float" office:value="12544" calcext:value-type="float">
            <text:p>12,54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 table:style-name="Default"/>
          <table:table-cell table:style-name="ce27" office:value-type="float" office:value="6318" calcext:value-type="float">
            <text:p>6,318</text:p>
          </table:table-cell>
          <table:table-cell table:style-name="ce32" table:number-columns-repeated="2"/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2" table:number-columns-repeated="2"/>
          <table:table-cell table:style-name="ce33" office:value-type="float" office:value="6213" calcext:value-type="float">
            <text:p>6,213</text:p>
          </table:table-cell>
          <table:table-cell table:style-name="ce41" office:value-type="float" office:value="12531" calcext:value-type="float">
            <text:p>12,5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 table:style-name="Default"/>
          <table:table-cell table:style-name="ce27" office:value-type="float" office:value="6275" calcext:value-type="float">
            <text:p>6,275</text:p>
          </table:table-cell>
          <table:table-cell table:style-name="ce32" table:number-columns-repeated="2"/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2" table:number-columns-repeated="2"/>
          <table:table-cell table:style-name="ce33" office:value-type="float" office:value="6159" calcext:value-type="float">
            <text:p>6,159</text:p>
          </table:table-cell>
          <table:table-cell table:style-name="ce41" office:value-type="float" office:value="12434" calcext:value-type="float">
            <text:p>12,43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 table:style-name="Default"/>
          <table:table-cell table:style-name="ce27" office:value-type="float" office:value="6205" calcext:value-type="float">
            <text:p>6,205</text:p>
          </table:table-cell>
          <table:table-cell table:style-name="ce32" table:number-columns-repeated="2"/>
          <table:table-cell table:style-name="ce33" office:value-type="float" office:value="6205" calcext:value-type="float">
            <text:p>6,205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2" table:number-columns-repeated="2"/>
          <table:table-cell table:style-name="ce33" office:value-type="float" office:value="6242" calcext:value-type="float">
            <text:p>6,242</text:p>
          </table:table-cell>
          <table:table-cell table:style-name="ce41" office:value-type="float" office:value="12447" calcext:value-type="float">
            <text:p>12,44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 table:style-name="Default"/>
          <table:table-cell table:style-name="ce27" office:value-type="float" office:value="6065" calcext:value-type="float">
            <text:p>6,065</text:p>
          </table:table-cell>
          <table:table-cell table:style-name="ce32" table:number-columns-repeated="2"/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2" table:number-columns-repeated="2"/>
          <table:table-cell table:style-name="ce33" office:value-type="float" office:value="6165" calcext:value-type="float">
            <text:p>6,165</text:p>
          </table:table-cell>
          <table:table-cell table:style-name="ce41" office:value-type="float" office:value="12230" calcext:value-type="float">
            <text:p>12,23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 table:style-name="Default"/>
          <table:table-cell table:style-name="ce27" office:value-type="float" office:value="6154" calcext:value-type="float">
            <text:p>6,154</text:p>
          </table:table-cell>
          <table:table-cell table:style-name="ce32" table:number-columns-repeated="2"/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2" table:number-columns-repeated="2"/>
          <table:table-cell table:style-name="ce33" office:value-type="float" office:value="6298" calcext:value-type="float">
            <text:p>6,298</text:p>
          </table:table-cell>
          <table:table-cell table:style-name="ce41" office:value-type="float" office:value="12452" calcext:value-type="float">
            <text:p>12,45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 table:style-name="Default"/>
          <table:table-cell table:style-name="ce27" office:value-type="float" office:value="6207" calcext:value-type="float">
            <text:p>6,207</text:p>
          </table:table-cell>
          <table:table-cell table:style-name="ce32" table:number-columns-repeated="2"/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6125" calcext:value-type="float">
            <text:p>6,125</text:p>
          </table:table-cell>
          <table:table-cell table:style-name="ce32" table:number-columns-repeated="2"/>
          <table:table-cell table:style-name="ce33" office:value-type="float" office:value="6125" calcext:value-type="float">
            <text:p>6,125</text:p>
          </table:table-cell>
          <table:table-cell table:style-name="ce41" office:value-type="float" office:value="12332" calcext:value-type="float">
            <text:p>12,3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 table:style-name="Default"/>
          <table:table-cell table:style-name="ce27" office:value-type="float" office:value="5809" calcext:value-type="float">
            <text:p>5,809</text:p>
          </table:table-cell>
          <table:table-cell table:style-name="ce32" table:number-columns-repeated="2"/>
          <table:table-cell table:style-name="ce33" office:value-type="float" office:value="5809" calcext:value-type="float">
            <text:p>5,809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2" table:number-columns-repeated="2"/>
          <table:table-cell table:style-name="ce33" office:value-type="float" office:value="5920" calcext:value-type="float">
            <text:p>5,920</text:p>
          </table:table-cell>
          <table:table-cell table:style-name="ce41" office:value-type="float" office:value="11729" calcext:value-type="float">
            <text:p>11,7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 table:style-name="Default"/>
          <table:table-cell table:style-name="ce27" office:value-type="float" office:value="5583" calcext:value-type="float">
            <text:p>5,583</text:p>
          </table:table-cell>
          <table:table-cell table:style-name="ce32" table:number-columns-repeated="2"/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2" table:number-columns-repeated="2"/>
          <table:table-cell table:style-name="ce33" office:value-type="float" office:value="5646" calcext:value-type="float">
            <text:p>5,646</text:p>
          </table:table-cell>
          <table:table-cell table:style-name="ce41" office:value-type="float" office:value="11229" calcext:value-type="float">
            <text:p>11,22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 table:style-name="Default"/>
          <table:table-cell table:style-name="ce27" office:value-type="float" office:value="5411" calcext:value-type="float">
            <text:p>5,411</text:p>
          </table:table-cell>
          <table:table-cell table:style-name="ce32" table:number-columns-repeated="2"/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2" table:number-columns-repeated="2"/>
          <table:table-cell table:style-name="ce33" office:value-type="float" office:value="5425" calcext:value-type="float">
            <text:p>5,425</text:p>
          </table:table-cell>
          <table:table-cell table:style-name="ce41" office:value-type="float" office:value="10836" calcext:value-type="float">
            <text:p>10,8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 table:style-name="Default"/>
          <table:table-cell table:style-name="ce27" office:value-type="float" office:value="5489" calcext:value-type="float">
            <text:p>5,489</text:p>
          </table:table-cell>
          <table:table-cell table:style-name="ce32" table:number-columns-repeated="2"/>
          <table:table-cell table:style-name="ce33" office:value-type="float" office:value="5489" calcext:value-type="float">
            <text:p>5,489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3" office:value-type="float" office:value="5379" calcext:value-type="float">
            <text:p>5,379</text:p>
          </table:table-cell>
          <table:table-cell table:style-name="ce41" office:value-type="float" office:value="10868" calcext:value-type="float">
            <text:p>10,8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 table:style-name="Default"/>
          <table:table-cell table:style-name="ce27" office:value-type="float" office:value="4802" calcext:value-type="float">
            <text:p>4,802</text:p>
          </table:table-cell>
          <table:table-cell table:style-name="ce32" table:number-columns-repeated="2"/>
          <table:table-cell table:style-name="ce32" office:value-type="string" calcext:value-type="string">
            <text:p>4.803/A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3" office:value-type="float" office:value="5001" calcext:value-type="float">
            <text:p>5,001</text:p>
          </table:table-cell>
          <table:table-cell table:style-name="ce41" office:value-type="float" office:value="9804" calcext:value-type="float">
            <text:p>9,80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 table:style-name="Default"/>
          <table:table-cell table:style-name="ce27" office:value-type="float" office:value="4742" calcext:value-type="float">
            <text:p>4,74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4928" calcext:value-type="float">
            <text:p>4,928</text:p>
          </table:table-cell>
          <table:table-cell table:style-name="ce41" office:value-type="float" office:value="9685" calcext:value-type="float">
            <text:p>9,6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 table:style-name="Default"/>
          <table:table-cell table:style-name="ce27" office:value-type="float" office:value="5161" calcext:value-type="float">
            <text:p>5,161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string" calcext:value-type="string">
            <text:p>5.200/B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368" calcext:value-type="float">
            <text:p>5,368</text:p>
          </table:table-cell>
          <table:table-cell table:style-name="ce41" office:value-type="float" office:value="10568" calcext:value-type="float">
            <text:p>10,56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 table:style-name="Default"/>
          <table:table-cell table:style-name="ce27" office:value-type="float" office:value="5160" calcext:value-type="float">
            <text:p>5,16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5561" calcext:value-type="float">
            <text:p>5,561</text:p>
          </table:table-cell>
          <table:table-cell table:style-name="ce41" office:value-type="float" office:value="10837" calcext:value-type="float">
            <text:p>10,83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 table:style-name="Default"/>
          <table:table-cell table:style-name="ce27" office:value-type="float" office:value="4632" calcext:value-type="float">
            <text:p>4,632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4.833/A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5153" calcext:value-type="float">
            <text:p>5,153</text:p>
          </table:table-cell>
          <table:table-cell table:style-name="ce41" office:value-type="float" office:value="9986" calcext:value-type="float">
            <text:p>9,98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 table:style-name="Default"/>
          <table:table-cell table:style-name="ce27" office:value-type="float" office:value="4560" calcext:value-type="float">
            <text:p>4,560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4901" calcext:value-type="float">
            <text:p>4,901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5198" calcext:value-type="float">
            <text:p>5,198</text:p>
          </table:table-cell>
          <table:table-cell table:style-name="ce41" office:value-type="float" office:value="10099" calcext:value-type="float">
            <text:p>10,09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 table:style-name="Default"/>
          <table:table-cell table:style-name="ce27" office:value-type="float" office:value="4510" calcext:value-type="float">
            <text:p>4,510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5.179/A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5.662/A</text:p>
          </table:table-cell>
          <table:table-cell table:style-name="ce41" office:value-type="float" office:value="10841" calcext:value-type="float">
            <text:p>10,8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 table:style-name="Default"/>
          <table:table-cell table:style-name="ce27" office:value-type="float" office:value="3921" calcext:value-type="float">
            <text:p>3,921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5.014/B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5582" calcext:value-type="float">
            <text:p>5,582</text:p>
          </table:table-cell>
          <table:table-cell table:style-name="ce41" office:value-type="float" office:value="10596" calcext:value-type="float">
            <text:p>10,5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 table:style-name="Default"/>
          <table:table-cell table:style-name="ce27" office:value-type="float" office:value="3687" calcext:value-type="float">
            <text:p>3,68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5.204/B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5.677/A</text:p>
          </table:table-cell>
          <table:table-cell table:style-name="ce41" office:value-type="float" office:value="10881" calcext:value-type="float">
            <text:p>10,8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 table:style-name="Default"/>
          <table:table-cell table:style-name="ce27" office:value-type="float" office:value="3136" calcext:value-type="float">
            <text:p>3,136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4.969/A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2" office:value-type="float" office:value="79" calcext:value-type="float">
            <text:p>79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1" office:value-type="float" office:value="10428" calcext:value-type="float">
            <text:p>10,42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 table:style-name="Default"/>
          <table:table-cell table:style-name="ce27" office:value-type="float" office:value="2484" calcext:value-type="float">
            <text:p>2,48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2" office:value-type="float" office:value="66" calcext:value-type="float">
            <text:p>66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5.092/A</text:p>
          </table:table-cell>
          <table:table-cell table:style-name="ce41" office:value-type="float" office:value="9775" calcext:value-type="float">
            <text:p>9,77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 table:style-name="Default"/>
          <table:table-cell table:style-name="ce27" office:value-type="float" office:value="2153" calcext:value-type="float">
            <text:p>2,153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2" office:value-type="float" office:value="106" calcext:value-type="float">
            <text:p>106</text:p>
          </table:table-cell>
          <table:table-cell table:style-name="ce33" office:value-type="float" office:value="4758" calcext:value-type="float">
            <text:p>4,758</text:p>
          </table:table-cell>
          <table:table-cell table:style-name="ce41" office:value-type="float" office:value="9288" calcext:value-type="float">
            <text:p>9,2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 table:style-name="Default"/>
          <table:table-cell table:style-name="ce27" office:value-type="float" office:value="1767" calcext:value-type="float">
            <text:p>1,767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2" office:value-type="float" office:value="57" calcext:value-type="float">
            <text:p>57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2" office:value-type="float" office:value="132" calcext:value-type="float">
            <text:p>13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1" office:value-type="float" office:value="8597" calcext:value-type="float">
            <text:p>8,5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 table:style-name="Default"/>
          <table:table-cell table:style-name="ce27" office:value-type="float" office:value="1579" calcext:value-type="float">
            <text:p>1,579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4.389/B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2" office:value-type="float" office:value="172" calcext:value-type="float">
            <text:p>17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41" office:value-type="float" office:value="9187" calcext:value-type="float">
            <text:p>9,1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 table:style-name="Default"/>
          <table:table-cell table:style-name="ce27" office:value-type="float" office:value="1114" calcext:value-type="float">
            <text:p>1,114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2" office:value-type="float" office:value="138" calcext:value-type="float">
            <text:p>138</text:p>
          </table:table-cell>
          <table:table-cell table:style-name="ce33" office:value-type="float" office:value="3867" calcext:value-type="float">
            <text:p>3,867</text:p>
          </table:table-cell>
          <table:table-cell table:style-name="ce41" office:value-type="float" office:value="7492" calcext:value-type="float">
            <text:p>7,49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 table:style-name="Default"/>
          <table:table-cell table:style-name="ce27" office:value-type="float" office:value="1055" calcext:value-type="float">
            <text:p>1,055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2" office:value-type="float" office:value="99" calcext:value-type="float">
            <text:p>99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2" office:value-type="float" office:value="174" calcext:value-type="float">
            <text:p>174</text:p>
          </table:table-cell>
          <table:table-cell table:style-name="ce33" office:value-type="float" office:value="4031" calcext:value-type="float">
            <text:p>4,031</text:p>
          </table:table-cell>
          <table:table-cell table:style-name="ce41" office:value-type="float" office:value="7670" calcext:value-type="float">
            <text:p>7,6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 table:style-name="Default"/>
          <table:table-cell table:style-name="ce26" office:value-type="float" office:value="936" calcext:value-type="float">
            <text:p>936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4.253/A</text:p>
          </table:table-cell>
          <table:table-cell table:style-name="ce41" office:value-type="float" office:value="8057" calcext:value-type="float">
            <text:p>8,05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 table:style-name="Default"/>
          <table:table-cell table:style-name="ce26" office:value-type="float" office:value="802" calcext:value-type="float">
            <text:p>802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2" office:value-type="float" office:value="958" calcext:value-type="float">
            <text:p>958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2" office:value-type="float" office:value="231" calcext:value-type="float">
            <text:p>231</text:p>
          </table:table-cell>
          <table:table-cell table:style-name="ce33" office:value-type="float" office:value="4010" calcext:value-type="float">
            <text:p>4,010</text:p>
          </table:table-cell>
          <table:table-cell table:style-name="ce41" office:value-type="float" office:value="7632" calcext:value-type="float">
            <text:p>7,63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 table:style-name="Default"/>
          <table:table-cell table:style-name="ce26" office:value-type="float" office:value="714" calcext:value-type="float">
            <text:p>714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string" calcext:value-type="string">
            <text:p>3.452/A</text:p>
          </table:table-cell>
          <table:table-cell table:style-name="ce32" office:value-type="float" office:value="844" calcext:value-type="float">
            <text:p>844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2" office:value-type="float" office:value="240" calcext:value-type="float">
            <text:p>240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1" office:value-type="float" office:value="7154" calcext:value-type="float">
            <text:p>7,15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 table:style-name="Default"/>
          <table:table-cell table:style-name="ce26" office:value-type="float" office:value="636" calcext:value-type="float">
            <text:p>636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2" office:value-type="float" office:value="135" calcext:value-type="float">
            <text:p>135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2" office:value-type="float" office:value="813" calcext:value-type="float">
            <text:p>813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3749" calcext:value-type="float">
            <text:p>3,749</text:p>
          </table:table-cell>
          <table:table-cell table:style-name="ce41" office:value-type="float" office:value="7119" calcext:value-type="float">
            <text:p>7,11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 table:style-name="Default"/>
          <table:table-cell table:style-name="ce26" office:value-type="float" office:value="524" calcext:value-type="float">
            <text:p>524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string" calcext:value-type="string">
            <text:p>3.274/B</text:p>
          </table:table-cell>
          <table:table-cell table:style-name="ce32" office:value-type="float" office:value="677" calcext:value-type="float">
            <text:p>677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2" office:value-type="float" office:value="258" calcext:value-type="float">
            <text:p>258</text:p>
          </table:table-cell>
          <table:table-cell table:style-name="ce33" office:value-type="float" office:value="3513" calcext:value-type="float">
            <text:p>3,513</text:p>
          </table:table-cell>
          <table:table-cell table:style-name="ce41" office:value-type="float" office:value="6787" calcext:value-type="float">
            <text:p>6,78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 table:style-name="Default"/>
          <table:table-cell table:style-name="ce26" office:value-type="float" office:value="480" calcext:value-type="float">
            <text:p>480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2" office:value-type="float" office:value="162" calcext:value-type="float">
            <text:p>162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2" office:value-type="float" office:value="734" calcext:value-type="float">
            <text:p>734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2" office:value-type="float" office:value="322" calcext:value-type="float">
            <text:p>322</text:p>
          </table:table-cell>
          <table:table-cell table:style-name="ce33" office:value-type="float" office:value="3751" calcext:value-type="float">
            <text:p>3,751</text:p>
          </table:table-cell>
          <table:table-cell table:style-name="ce41" office:value-type="float" office:value="7088" calcext:value-type="float">
            <text:p>7,08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 table:style-name="Default"/>
          <table:table-cell table:style-name="ce26" office:value-type="float" office:value="457" calcext:value-type="float">
            <text:p>457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2" office:value-type="float" office:value="129" calcext:value-type="float">
            <text:p>129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2" office:value-type="float" office:value="724" calcext:value-type="float">
            <text:p>724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2" office:value-type="float" office:value="345" calcext:value-type="float">
            <text:p>345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1" office:value-type="float" office:value="6913" calcext:value-type="float">
            <text:p>6,91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 table:style-name="Default"/>
          <table:table-cell table:style-name="ce26" office:value-type="float" office:value="386" calcext:value-type="float">
            <text:p>386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2" office:value-type="float" office:value="164" calcext:value-type="float">
            <text:p>164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2" office:value-type="float" office:value="684" calcext:value-type="float">
            <text:p>684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2" office:value-type="float" office:value="354" calcext:value-type="float">
            <text:p>354</text:p>
          </table:table-cell>
          <table:table-cell table:style-name="ce33" office:value-type="float" office:value="3526" calcext:value-type="float">
            <text:p>3,526</text:p>
          </table:table-cell>
          <table:table-cell table:style-name="ce41" office:value-type="float" office:value="6511" calcext:value-type="float">
            <text:p>6,51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 table:style-name="Default"/>
          <table:table-cell table:style-name="ce26" office:value-type="float" office:value="336" calcext:value-type="float">
            <text:p>336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string" calcext:value-type="string">
            <text:p>2.770/A</text:p>
          </table:table-cell>
          <table:table-cell table:style-name="ce32" office:value-type="float" office:value="485" calcext:value-type="float">
            <text:p>485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2" office:value-type="float" office:value="337" calcext:value-type="float">
            <text:p>337</text:p>
          </table:table-cell>
          <table:table-cell table:style-name="ce33" office:value-type="float" office:value="3054" calcext:value-type="float">
            <text:p>3,054</text:p>
          </table:table-cell>
          <table:table-cell table:style-name="ce41" office:value-type="float" office:value="5824" calcext:value-type="float">
            <text:p>5,8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 table:style-name="Default"/>
          <table:table-cell table:style-name="ce26" office:value-type="float" office:value="291" calcext:value-type="float">
            <text:p>291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2" office:value-type="float" office:value="174" calcext:value-type="float">
            <text:p>174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2" office:value-type="float" office:value="562" calcext:value-type="float">
            <text:p>562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2" office:value-type="float" office:value="380" calcext:value-type="float">
            <text:p>380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1" office:value-type="float" office:value="6207" calcext:value-type="float">
            <text:p>6,2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 table:style-name="Default"/>
          <table:table-cell table:style-name="ce26" office:value-type="float" office:value="292" calcext:value-type="float">
            <text:p>292</text:p>
          </table:table-cell>
          <table:table-cell table:style-name="ce33" office:value-type="float" office:value="2358" calcext:value-type="float">
            <text:p>2,358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2" office:value-type="float" office:value="503" calcext:value-type="float">
            <text:p>503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1" office:value-type="float" office:value="5971" calcext:value-type="float">
            <text:p>5,97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 table:style-name="Default"/>
          <table:table-cell table:style-name="ce26" office:value-type="float" office:value="306" calcext:value-type="float">
            <text:p>306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2" office:value-type="float" office:value="170" calcext:value-type="float">
            <text:p>170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2" office:value-type="float" office:value="516" calcext:value-type="float">
            <text:p>516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string" calcext:value-type="string">
            <text:p>3.140/A</text:p>
          </table:table-cell>
          <table:table-cell table:style-name="ce41" office:value-type="float" office:value="6025" calcext:value-type="float">
            <text:p>6,02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 table:style-name="Default"/>
          <table:table-cell table:style-name="ce26" office:value-type="float" office:value="275" calcext:value-type="float">
            <text:p>275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2" office:value-type="float" office:value="161" calcext:value-type="float">
            <text:p>161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2" office:value-type="float" office:value="480" calcext:value-type="float">
            <text:p>480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2" office:value-type="float" office:value="400" calcext:value-type="float">
            <text:p>400</text:p>
          </table:table-cell>
          <table:table-cell table:style-name="ce33" office:value-type="float" office:value="3026" calcext:value-type="float">
            <text:p>3,026</text:p>
          </table:table-cell>
          <table:table-cell table:style-name="ce41" office:value-type="float" office:value="5722" calcext:value-type="float">
            <text:p>5,72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 table:style-name="Default"/>
          <table:table-cell table:style-name="ce26" office:value-type="float" office:value="303" calcext:value-type="float">
            <text:p>30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2" office:value-type="float" office:value="177" calcext:value-type="float">
            <text:p>177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2" office:value-type="float" office:value="454" calcext:value-type="float">
            <text:p>454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2" office:value-type="float" office:value="400" calcext:value-type="float">
            <text:p>400</text:p>
          </table:table-cell>
          <table:table-cell table:style-name="ce33" office:value-type="float" office:value="3101" calcext:value-type="float">
            <text:p>3,101</text:p>
          </table:table-cell>
          <table:table-cell table:style-name="ce41" office:value-type="float" office:value="5800" calcext:value-type="float">
            <text:p>5,80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 table:style-name="Default"/>
          <table:table-cell table:style-name="ce26" office:value-type="float" office:value="257" calcext:value-type="float">
            <text:p>257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2" office:value-type="float" office:value="169" calcext:value-type="float">
            <text:p>169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2" office:value-type="float" office:value="457" calcext:value-type="float">
            <text:p>457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2" office:value-type="float" office:value="475" calcext:value-type="float">
            <text:p>475</text:p>
          </table:table-cell>
          <table:table-cell table:style-name="ce33" office:value-type="float" office:value="3011" calcext:value-type="float">
            <text:p>3,011</text:p>
          </table:table-cell>
          <table:table-cell table:style-name="ce41" office:value-type="float" office:value="5639" calcext:value-type="float">
            <text:p>5,6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 table:style-name="Default"/>
          <table:table-cell table:style-name="ce26" office:value-type="float" office:value="225" calcext:value-type="float">
            <text:p>22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string" calcext:value-type="string">
            <text:p>2.564/A</text:p>
          </table:table-cell>
          <table:table-cell table:style-name="ce32" office:value-type="float" office:value="478" calcext:value-type="float">
            <text:p>478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2" office:value-type="float" office:value="538" calcext:value-type="float">
            <text:p>538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1" office:value-type="float" office:value="5591" calcext:value-type="float">
            <text:p>5,59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 table:style-name="Default"/>
          <table:table-cell table:style-name="ce26" office:value-type="float" office:value="247" calcext:value-type="float">
            <text:p>247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2" office:value-type="float" office:value="257" calcext:value-type="float">
            <text:p>257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2" office:value-type="float" office:value="531" calcext:value-type="float">
            <text:p>531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2" office:value-type="float" office:value="728" calcext:value-type="float">
            <text:p>728</text:p>
          </table:table-cell>
          <table:table-cell table:style-name="ce33" office:value-type="float" office:value="3540" calcext:value-type="float">
            <text:p>3,540</text:p>
          </table:table-cell>
          <table:table-cell table:style-name="ce41" office:value-type="float" office:value="6370" calcext:value-type="float">
            <text:p>6,3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 table:style-name="Default"/>
          <table:table-cell table:style-name="ce26" office:value-type="float" office:value="238" calcext:value-type="float">
            <text:p>238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string" calcext:value-type="string">
            <text:p>2.722/A</text:p>
          </table:table-cell>
          <table:table-cell table:style-name="ce32" office:value-type="float" office:value="504" calcext:value-type="float">
            <text:p>504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2" office:value-type="float" office:value="665" calcext:value-type="float">
            <text:p>665</text:p>
          </table:table-cell>
          <table:table-cell table:style-name="ce33" office:value-type="float" office:value="3317" calcext:value-type="float">
            <text:p>3,317</text:p>
          </table:table-cell>
          <table:table-cell table:style-name="ce41" office:value-type="float" office:value="6039" calcext:value-type="float">
            <text:p>6,03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 table:style-name="Default"/>
          <table:table-cell table:style-name="ce27" office:value-type="float" office:value="166686" calcext:value-type="float">
            <text:p>166,686</text:p>
          </table:table-cell>
          <table:table-cell table:style-name="ce33" office:value-type="float" office:value="63878" calcext:value-type="float">
            <text:p>63,878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234072" calcext:value-type="float">
            <text:p>234,072</text:p>
          </table:table-cell>
          <table:table-cell table:style-name="ce33" office:value-type="float" office:value="171267" calcext:value-type="float">
            <text:p>171,267</text:p>
          </table:table-cell>
          <table:table-cell table:style-name="ce33" office:value-type="float" office:value="67970" calcext:value-type="float">
            <text:p>67,970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247278" calcext:value-type="float">
            <text:p>247,278</text:p>
          </table:table-cell>
          <table:table-cell table:style-name="ce41" office:value-type="float" office:value="481350" calcext:value-type="float">
            <text:p>481,3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 table:style-name="Default"/>
          <table:table-cell table:style-name="ce26" office:value-type="float" office:value="180" calcext:value-type="float">
            <text:p>18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2" office:value-type="float" office:value="241" calcext:value-type="float">
            <text:p>241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2" office:value-type="float" office:value="546" calcext:value-type="float">
            <text:p>546</text:p>
          </table:table-cell>
          <table:table-cell table:style-name="ce33" office:value-type="float" office:value="2724" calcext:value-type="float">
            <text:p>2,724</text:p>
          </table:table-cell>
          <table:table-cell table:style-name="ce41" office:value-type="float" office:value="4997" calcext:value-type="float">
            <text:p>4,99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 table:style-name="Default"/>
          <table:table-cell table:style-name="ce26" office:value-type="float" office:value="191" calcext:value-type="float">
            <text:p>191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2" office:value-type="float" office:value="246" calcext:value-type="float">
            <text:p>246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2" office:value-type="float" office:value="632" calcext:value-type="float">
            <text:p>632</text:p>
          </table:table-cell>
          <table:table-cell table:style-name="ce33" office:value-type="float" office:value="2703" calcext:value-type="float">
            <text:p>2,703</text:p>
          </table:table-cell>
          <table:table-cell table:style-name="ce41" office:value-type="float" office:value="5076" calcext:value-type="float">
            <text:p>5,07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 table:style-name="Default"/>
          <table:table-cell table:style-name="ce26" office:value-type="float" office:value="166" calcext:value-type="float">
            <text:p>166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2" office:value-type="float" office:value="198" calcext:value-type="float">
            <text:p>198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2" office:value-type="float" office:value="348" calcext:value-type="float">
            <text:p>348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2" office:value-type="float" office:value="588" calcext:value-type="float">
            <text:p>588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1" office:value-type="float" office:value="4618" calcext:value-type="float">
            <text:p>4,61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 table:style-name="Default"/>
          <table:table-cell table:style-name="ce26" office:value-type="float" office:value="155" calcext:value-type="float">
            <text:p>155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2" office:value-type="float" office:value="243" calcext:value-type="float">
            <text:p>243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2" office:value-type="float" office:value="391" calcext:value-type="float">
            <text:p>39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2" office:value-type="float" office:value="676" calcext:value-type="float">
            <text:p>676</text:p>
          </table:table-cell>
          <table:table-cell table:style-name="ce33" office:value-type="float" office:value="2606" calcext:value-type="float">
            <text:p>2,606</text:p>
          </table:table-cell>
          <table:table-cell table:style-name="ce41" office:value-type="float" office:value="4585" calcext:value-type="float">
            <text:p>4,5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 table:style-name="Default"/>
          <table:table-cell table:style-name="ce26" office:value-type="float" office:value="145" calcext:value-type="float">
            <text:p>145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2" office:value-type="float" office:value="215" calcext:value-type="float">
            <text:p>215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2" office:value-type="float" office:value="345" calcext:value-type="float">
            <text:p>345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2" office:value-type="float" office:value="627" calcext:value-type="float">
            <text:p>627</text:p>
          </table:table-cell>
          <table:table-cell table:style-name="ce33" office:value-type="float" office:value="2321" calcext:value-type="float">
            <text:p>2,321</text:p>
          </table:table-cell>
          <table:table-cell table:style-name="ce41" office:value-type="float" office:value="4112" calcext:value-type="float">
            <text:p>4,11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 table:style-name="Default"/>
          <table:table-cell table:style-name="ce26" office:value-type="float" office:value="140" calcext:value-type="float">
            <text:p>140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2" office:value-type="float" office:value="224" calcext:value-type="float">
            <text:p>224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2" office:value-type="float" office:value="710" calcext:value-type="float">
            <text:p>710</text:p>
          </table:table-cell>
          <table:table-cell table:style-name="ce33" office:value-type="float" office:value="2305" calcext:value-type="float">
            <text:p>2,305</text:p>
          </table:table-cell>
          <table:table-cell table:style-name="ce41" office:value-type="float" office:value="4096" calcext:value-type="float">
            <text:p>4,09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 table:style-name="Default"/>
          <table:table-cell table:style-name="ce26" office:value-type="float" office:value="136" calcext:value-type="float">
            <text:p>136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2" office:value-type="float" office:value="255" calcext:value-type="float">
            <text:p>255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2" office:value-type="float" office:value="326" calcext:value-type="float">
            <text:p>326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2" office:value-type="float" office:value="659" calcext:value-type="float">
            <text:p>659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1" office:value-type="float" office:value="3955" calcext:value-type="float">
            <text:p>3,95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 table:style-name="Default"/>
          <table:table-cell table:style-name="ce26" office:value-type="float" office:value="103" calcext:value-type="float">
            <text:p>103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string" calcext:value-type="string">
            <text:p>1.647/A</text:p>
          </table:table-cell>
          <table:table-cell table:style-name="ce32" office:value-type="float" office:value="312" calcext:value-type="float">
            <text:p>312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2" office:value-type="float" office:value="667" calcext:value-type="float">
            <text:p>667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1" office:value-type="float" office:value="3806" calcext:value-type="float">
            <text:p>3,80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 table:style-name="Default"/>
          <table:table-cell table:style-name="ce26" office:value-type="float" office:value="124" calcext:value-type="float">
            <text:p>124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2" office:value-type="float" office:value="232" calcext:value-type="float">
            <text:p>232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2" office:value-type="float" office:value="740" calcext:value-type="float">
            <text:p>740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1" office:value-type="float" office:value="3611" calcext:value-type="float">
            <text:p>3,61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 table:style-name="Default"/>
          <table:table-cell table:style-name="ce26" office:value-type="float" office:value="99" calcext:value-type="float">
            <text:p>99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2" office:value-type="float" office:value="227" calcext:value-type="float">
            <text:p>22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768" calcext:value-type="float">
            <text:p>768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1" office:value-type="float" office:value="3481" calcext:value-type="float">
            <text:p>3,48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 table:style-name="Default"/>
          <table:table-cell table:style-name="ce26" office:value-type="float" office:value="119" calcext:value-type="float">
            <text:p>119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233" calcext:value-type="float">
            <text:p>23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1" office:value-type="float" office:value="3090" calcext:value-type="float">
            <text:p>3,09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 table:style-name="Default"/>
          <table:table-cell table:style-name="ce26" office:value-type="float" office:value="107" calcext:value-type="float">
            <text:p>107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2" office:value-type="float" office:value="313" calcext:value-type="float">
            <text:p>31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2" office:value-type="float" office:value="281" calcext:value-type="float">
            <text:p>28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2" office:value-type="float" office:value="874" calcext:value-type="float">
            <text:p>874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1" office:value-type="float" office:value="3708" calcext:value-type="float">
            <text:p>3,70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 table:style-name="Default"/>
          <table:table-cell table:style-name="ce26" office:value-type="float" office:value="89" calcext:value-type="float">
            <text:p>89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281" calcext:value-type="float">
            <text:p>281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31" calcext:value-type="float">
            <text:p>73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1" office:value-type="float" office:value="3049" calcext:value-type="float">
            <text:p>3,0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 table:style-name="Default"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282" calcext:value-type="float">
            <text:p>282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755" calcext:value-type="float">
            <text:p>75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41" office:value-type="float" office:value="2937" calcext:value-type="float">
            <text:p>2,93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 table:style-name="Default"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90" calcext:value-type="float">
            <text:p>690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1" office:value-type="float" office:value="2582" calcext:value-type="float">
            <text:p>2,5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 table:style-name="Default"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266" calcext:value-type="float">
            <text:p>26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733" calcext:value-type="float">
            <text:p>733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1" office:value-type="float" office:value="2482" calcext:value-type="float">
            <text:p>2,48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 table:style-name="Default"/>
          <table:table-cell table:style-name="ce26" office:value-type="float" office:value="67" calcext:value-type="float">
            <text:p>67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601" calcext:value-type="float">
            <text:p>601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1" office:value-type="float" office:value="2036" calcext:value-type="float">
            <text:p>2,03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 table:style-name="Default"/>
          <table:table-cell table:style-name="ce26" office:value-type="float" office:value="72" calcext:value-type="float">
            <text:p>72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593" calcext:value-type="float">
            <text:p>59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1" office:value-type="float" office:value="1856" calcext:value-type="float">
            <text:p>1,85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 table:style-name="Default"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758" calcext:value-type="float">
            <text:p>758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1" office:value-type="float" office:value="2214" calcext:value-type="float">
            <text:p>2,21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 table:style-name="Default"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641" calcext:value-type="float">
            <text:p>641</text:p>
          </table:table-cell>
          <table:table-cell table:style-name="ce33" office:value-type="float" office:value="1123" calcext:value-type="float">
            <text:p>1,123</text:p>
          </table:table-cell>
          <table:table-cell table:style-name="ce41" office:value-type="float" office:value="1885" calcext:value-type="float">
            <text:p>1,88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 table:style-name="Default"/>
          <table:table-cell table:style-name="ce26" office:value-type="float" office:value="44" calcext:value-type="float">
            <text:p>4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834" calcext:value-type="float">
            <text:p>834</text:p>
          </table:table-cell>
          <table:table-cell table:style-name="ce41" office:value-type="float" office:value="1441" calcext:value-type="float">
            <text:p>1,44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 table:style-name="Default"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984" calcext:value-type="float">
            <text:p>984</text:p>
          </table:table-cell>
          <table:table-cell table:style-name="ce41" office:value-type="float" office:value="1650" calcext:value-type="float">
            <text:p>1,6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 table:style-name="Default"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861" calcext:value-type="float">
            <text:p>861</text:p>
          </table:table-cell>
          <table:table-cell table:style-name="ce41" office:value-type="float" office:value="1416" calcext:value-type="float">
            <text:p>1,41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 table:style-name="Default"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820" calcext:value-type="float">
            <text:p>820</text:p>
          </table:table-cell>
          <table:table-cell table:style-name="ce41" office:value-type="float" office:value="1342" calcext:value-type="float">
            <text:p>1,3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 table:style-name="Default"/>
          <table:table-cell table:style-name="ce26" office:value-type="float" office:value="39" calcext:value-type="float">
            <text:p>3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736" calcext:value-type="float">
            <text:p>736</text:p>
          </table:table-cell>
          <table:table-cell table:style-name="ce41" office:value-type="float" office:value="1242" calcext:value-type="float">
            <text:p>1,24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 table:style-name="Default"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600" calcext:value-type="float">
            <text:p>600</text:p>
          </table:table-cell>
          <table:table-cell table:style-name="ce41" office:value-type="float" office:value="1058" calcext:value-type="float">
            <text:p>1,05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 table:style-name="Default"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67" calcext:value-type="float">
            <text:p>567</text:p>
          </table:table-cell>
          <table:table-cell table:style-name="ce42" office:value-type="float" office:value="946" calcext:value-type="float">
            <text:p>946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480" calcext:value-type="float">
            <text:p>480</text:p>
          </table:table-cell>
          <table:table-cell table:style-name="ce42" office:value-type="float" office:value="762" calcext:value-type="float">
            <text:p>762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 table:style-name="Default"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475" calcext:value-type="float">
            <text:p>475</text:p>
          </table:table-cell>
          <table:table-cell table:style-name="ce42" office:value-type="float" office:value="750" calcext:value-type="float">
            <text:p>75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 table:style-name="Default"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397" calcext:value-type="float">
            <text:p>397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 table:style-name="Default"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84" calcext:value-type="float">
            <text:p>284</text:p>
          </table:table-cell>
          <table:table-cell table:style-name="ce42" office:value-type="float" office:value="470" calcext:value-type="float">
            <text:p>470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52" calcext:value-type="float">
            <text:p>252</text:p>
          </table:table-cell>
          <table:table-cell table:style-name="ce42" office:value-type="float" office:value="424" calcext:value-type="float">
            <text:p>42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 table:style-name="Default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379" calcext:value-type="float">
            <text:p>37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 table:style-name="Default"/>
          <table:table-cell table:style-name="ce26" office:value-type="float" office:value="7" calcext:value-type="float">
            <text:p>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 table:style-name="Default"/>
          <table:table-cell table:style-name="ce26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201" calcext:value-type="float">
            <text:p>20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 table:style-name="Default"/>
          <table:table-cell table:style-name="ce26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 table:style-name="Default"/>
          <table:table-cell table:style-name="ce26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 table:style-name="Default"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 table:style-name="Default"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3">
          <table:table-cell table:style-name="ce6" office:value-type="string" calcext:value-type="string">
            <text:p>DE STEDEN EN HET PLATTE LAND VEREENIGD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 table:style-name="Default"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105/C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38/D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8" office:value-type="float" office:value="169383" calcext:value-type="float">
            <text:p>169,383</text:p>
          </table:table-cell>
          <table:table-cell table:style-name="ce34" office:value-type="string" calcext:value-type="string">
            <text:p>88.6</text:p>
          </table:table-cell>
          <table:table-cell table:style-name="ce35" office:value-type="float" office:value="10940" calcext:value-type="float">
            <text:p>10,940</text:p>
          </table:table-cell>
          <table:table-cell table:style-name="ce34" office:value-type="string" calcext:value-type="string">
            <text:p>268.985/E</text:p>
          </table:table-cell>
          <table:table-cell table:style-name="ce35" office:value-type="float" office:value="177925" calcext:value-type="float">
            <text:p>177,925</text:p>
          </table:table-cell>
          <table:table-cell table:style-name="ce35" office:value-type="float" office:value="89224" calcext:value-type="float">
            <text:p>89,224</text:p>
          </table:table-cell>
          <table:table-cell table:style-name="ce35" office:value-type="float" office:value="27281" calcext:value-type="float">
            <text:p>27,281</text:p>
          </table:table-cell>
          <table:table-cell table:style-name="ce34" office:value-type="string" calcext:value-type="string">
            <text:p>294.440/E</text:p>
          </table:table-cell>
          <table:table-cell table:style-name="ce43" office:value-type="float" office:value="563425" calcext:value-type="float">
            <text:p>563,425</text:p>
          </table:table-cell>
          <table:table-cell table:number-columns-repeated="1011"/>
        </table:table-row>
        <table:table-row table:style-name="ro3" table:number-rows-repeated="10478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7" table:number-columns-repeated="2" table:default-cell-style-name="Default"/>
        <table:table-column table:style-name="co8" table:default-cell-style-name="ce22"/>
        <table:table-column table:style-name="co9" table:number-columns-repeated="3" table:default-cell-style-name="ce22"/>
        <table:table-column table:style-name="co7" table:number-columns-repeated="1018" table:default-cell-style-name="Default"/>
        <table:table-row table:style-name="ro3">
          <table:table-cell table:style-name="ce44"/>
          <table:table-cell/>
          <table:table-cell table:style-name="ce19"/>
          <table:table-cell table:number-columns-repeated="1021"/>
        </table:table-row>
        <table:table-row table:style-name="ro3">
          <table:table-cell table:style-name="ce19" table:number-columns-repeated="236"/>
          <table:table-cell table:number-columns-repeated="788"/>
        </table:table-row>
        <table:table-row table:style-name="ro3">
          <table:table-cell table:style-name="ce45" office:value-type="string" calcext:value-type="string">
            <text:p>Editregel</text:p>
          </table:table-cell>
          <table:table-cell table:style-name="ce45" office:value-type="string" calcext:value-type="string">
            <text:p>Deel telling</text:p>
          </table:table-cell>
          <table:table-cell table:style-name="ce45" office:value-type="string" calcext:value-type="string">
            <text:p>Rolnummer</text:p>
          </table:table-cell>
          <table:table-cell table:style-name="ce45" office:value-type="string" calcext:value-type="string">
            <text:p>Noten</text:p>
          </table:table-cell>
          <table:table-cell table:number-columns-repeated="1020"/>
        </table:table-row>
        <table:table-row table:style-name="ro3">
          <table:table-cell table:style-name="ce46" table:number-columns-repeated="236"/>
          <table:table-cell table:number-columns-repeated="788"/>
        </table:table-row>
        <table:table-row table:style-name="ro3">
          <table:table-cell table:number-columns-repeated="1024"/>
        </table:table-row>
        <table:table-row table:style-name="ro3">
          <table:table-cell table:style-name="ce47" office:value-type="float" office:value="11094" calcext:value-type="float">
            <text:p>110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1" calcext:value-type="float">
            <text:p>380294007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095" calcext:value-type="float">
            <text:p>110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2" calcext:value-type="float">
            <text:p>380294007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096" calcext:value-type="float">
            <text:p>110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3" calcext:value-type="float">
            <text:p>380294007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097" calcext:value-type="float">
            <text:p>110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4" calcext:value-type="float">
            <text:p>380294007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098" calcext:value-type="float">
            <text:p>110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5" calcext:value-type="float">
            <text:p>380294007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099" calcext:value-type="float">
            <text:p>110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6" calcext:value-type="float">
            <text:p>380294007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0" calcext:value-type="float">
            <text:p>111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7" calcext:value-type="float">
            <text:p>380294007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1" calcext:value-type="float">
            <text:p>111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8" calcext:value-type="float">
            <text:p>380294007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2" calcext:value-type="float">
            <text:p>111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09" calcext:value-type="float">
            <text:p>380294007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3" calcext:value-type="float">
            <text:p>111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0" calcext:value-type="float">
            <text:p>380294007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4" calcext:value-type="float">
            <text:p>111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1" calcext:value-type="float">
            <text:p>380294007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5" calcext:value-type="float">
            <text:p>111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2" calcext:value-type="float">
            <text:p>380294007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6" calcext:value-type="float">
            <text:p>111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3" calcext:value-type="float">
            <text:p>380294007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7" calcext:value-type="float">
            <text:p>111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4" calcext:value-type="float">
            <text:p>380294007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8" calcext:value-type="float">
            <text:p>111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5" calcext:value-type="float">
            <text:p>380294007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09" calcext:value-type="float">
            <text:p>111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6" calcext:value-type="float">
            <text:p>380294007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0" calcext:value-type="float">
            <text:p>111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7" calcext:value-type="float">
            <text:p>380294007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1" calcext:value-type="float">
            <text:p>111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8" calcext:value-type="float">
            <text:p>380294007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2" calcext:value-type="float">
            <text:p>111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19" calcext:value-type="float">
            <text:p>380294007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3" calcext:value-type="float">
            <text:p>111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0" calcext:value-type="float">
            <text:p>380294007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4" calcext:value-type="float">
            <text:p>111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1" calcext:value-type="float">
            <text:p>380294007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5" calcext:value-type="float">
            <text:p>111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2" calcext:value-type="float">
            <text:p>380294007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6" calcext:value-type="float">
            <text:p>111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3" calcext:value-type="float">
            <text:p>380294007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7" calcext:value-type="float">
            <text:p>111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4" calcext:value-type="float">
            <text:p>380294007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8" calcext:value-type="float">
            <text:p>111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5" calcext:value-type="float">
            <text:p>380294007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19" calcext:value-type="float">
            <text:p>111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6" calcext:value-type="float">
            <text:p>380294007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0" calcext:value-type="float">
            <text:p>111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7" calcext:value-type="float">
            <text:p>380294007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1" calcext:value-type="float">
            <text:p>111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8" calcext:value-type="float">
            <text:p>380294007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2" calcext:value-type="float">
            <text:p>111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29" calcext:value-type="float">
            <text:p>380294007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3" calcext:value-type="float">
            <text:p>111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0" calcext:value-type="float">
            <text:p>380294007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4" calcext:value-type="float">
            <text:p>111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1" calcext:value-type="float">
            <text:p>380294007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5" calcext:value-type="float">
            <text:p>111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2" calcext:value-type="float">
            <text:p>380294007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6" calcext:value-type="float">
            <text:p>111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3" calcext:value-type="float">
            <text:p>380294007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7" calcext:value-type="float">
            <text:p>111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4" calcext:value-type="float">
            <text:p>380294007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8" calcext:value-type="float">
            <text:p>111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5" calcext:value-type="float">
            <text:p>380294007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29" calcext:value-type="float">
            <text:p>111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6" calcext:value-type="float">
            <text:p>380294007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0" calcext:value-type="float">
            <text:p>111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7" calcext:value-type="float">
            <text:p>380294007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1" calcext:value-type="float">
            <text:p>111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8" calcext:value-type="float">
            <text:p>380294007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2" calcext:value-type="float">
            <text:p>111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39" calcext:value-type="float">
            <text:p>380294007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3" calcext:value-type="float">
            <text:p>111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0" calcext:value-type="float">
            <text:p>380294007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4" calcext:value-type="float">
            <text:p>111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1" calcext:value-type="float">
            <text:p>380294007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5" calcext:value-type="float">
            <text:p>111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2" calcext:value-type="float">
            <text:p>380294007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6" calcext:value-type="float">
            <text:p>111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3" calcext:value-type="float">
            <text:p>380294007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7" calcext:value-type="float">
            <text:p>111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4" calcext:value-type="float">
            <text:p>380294007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8" calcext:value-type="float">
            <text:p>111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5" calcext:value-type="float">
            <text:p>380294007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39" calcext:value-type="float">
            <text:p>111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6" calcext:value-type="float">
            <text:p>380294007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0" calcext:value-type="float">
            <text:p>111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7" calcext:value-type="float">
            <text:p>380294007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1" calcext:value-type="float">
            <text:p>111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8" calcext:value-type="float">
            <text:p>380294007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2" calcext:value-type="float">
            <text:p>111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49" calcext:value-type="float">
            <text:p>3802940076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3" calcext:value-type="float">
            <text:p>111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0" calcext:value-type="float">
            <text:p>380294007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4" calcext:value-type="float">
            <text:p>111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1" calcext:value-type="float">
            <text:p>380294007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5" calcext:value-type="float">
            <text:p>111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2" calcext:value-type="float">
            <text:p>380294007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6" calcext:value-type="float">
            <text:p>111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3" calcext:value-type="float">
            <text:p>3802940076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7" calcext:value-type="float">
            <text:p>111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4" calcext:value-type="float">
            <text:p>3802940076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8" calcext:value-type="float">
            <text:p>111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5" calcext:value-type="float">
            <text:p>3802940076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49" calcext:value-type="float">
            <text:p>111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6" calcext:value-type="float">
            <text:p>3802940076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0" calcext:value-type="float">
            <text:p>111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7" calcext:value-type="float">
            <text:p>3802940076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1" calcext:value-type="float">
            <text:p>111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8" calcext:value-type="float">
            <text:p>3802940076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2" calcext:value-type="float">
            <text:p>111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59" calcext:value-type="float">
            <text:p>3802940076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3" calcext:value-type="float">
            <text:p>111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0" calcext:value-type="float">
            <text:p>38029400760106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4" calcext:value-type="float">
            <text:p>111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1" calcext:value-type="float">
            <text:p>3802940076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5" calcext:value-type="float">
            <text:p>111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2" calcext:value-type="float">
            <text:p>3802940076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6" calcext:value-type="float">
            <text:p>111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3" calcext:value-type="float">
            <text:p>3802940076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7" calcext:value-type="float">
            <text:p>111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4" calcext:value-type="float">
            <text:p>3802940076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8" calcext:value-type="float">
            <text:p>111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5" calcext:value-type="float">
            <text:p>3802940076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59" calcext:value-type="float">
            <text:p>111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6" calcext:value-type="float">
            <text:p>3802940076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0" calcext:value-type="float">
            <text:p>111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7" calcext:value-type="float">
            <text:p>3802940076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1" calcext:value-type="float">
            <text:p>111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8" calcext:value-type="float">
            <text:p>3802940076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2" calcext:value-type="float">
            <text:p>111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69" calcext:value-type="float">
            <text:p>3802940076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3" calcext:value-type="float">
            <text:p>111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0" calcext:value-type="float">
            <text:p>3802940076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4" calcext:value-type="float">
            <text:p>111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1" calcext:value-type="float">
            <text:p>3802940076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5" calcext:value-type="float">
            <text:p>111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2" calcext:value-type="float">
            <text:p>3802940076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6" calcext:value-type="float">
            <text:p>111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3" calcext:value-type="float">
            <text:p>3802940076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7" calcext:value-type="float">
            <text:p>111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4" calcext:value-type="float">
            <text:p>3802940076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8" calcext:value-type="float">
            <text:p>111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5" calcext:value-type="float">
            <text:p>3802940076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69" calcext:value-type="float">
            <text:p>111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6" calcext:value-type="float">
            <text:p>3802940076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0" calcext:value-type="float">
            <text:p>111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7" calcext:value-type="float">
            <text:p>3802940076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1" calcext:value-type="float">
            <text:p>111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8" calcext:value-type="float">
            <text:p>3802940076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2" calcext:value-type="float">
            <text:p>111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79" calcext:value-type="float">
            <text:p>3802940076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3" calcext:value-type="float">
            <text:p>111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0" calcext:value-type="float">
            <text:p>3802940076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4" calcext:value-type="float">
            <text:p>111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1" calcext:value-type="float">
            <text:p>3802940076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5" calcext:value-type="float">
            <text:p>111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2" calcext:value-type="float">
            <text:p>3802940076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6" calcext:value-type="float">
            <text:p>111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3" calcext:value-type="float">
            <text:p>3802940076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7" calcext:value-type="float">
            <text:p>111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4" calcext:value-type="float">
            <text:p>3802940076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8" calcext:value-type="float">
            <text:p>111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5" calcext:value-type="float">
            <text:p>3802940076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79" calcext:value-type="float">
            <text:p>111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6" calcext:value-type="float">
            <text:p>3802940076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0" calcext:value-type="float">
            <text:p>111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7" calcext:value-type="float">
            <text:p>3802940076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1" calcext:value-type="float">
            <text:p>111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8" calcext:value-type="float">
            <text:p>3802940076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2" calcext:value-type="float">
            <text:p>111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89" calcext:value-type="float">
            <text:p>3802940076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3" calcext:value-type="float">
            <text:p>111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0" calcext:value-type="float">
            <text:p>3802940076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4" calcext:value-type="float">
            <text:p>111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1" calcext:value-type="float">
            <text:p>3802940076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5" calcext:value-type="float">
            <text:p>111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2" calcext:value-type="float">
            <text:p>3802940076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6" calcext:value-type="float">
            <text:p>111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3" calcext:value-type="float">
            <text:p>3802940076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7" calcext:value-type="float">
            <text:p>111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4" calcext:value-type="float">
            <text:p>3802940076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8" calcext:value-type="float">
            <text:p>111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5" calcext:value-type="float">
            <text:p>3802940076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89" calcext:value-type="float">
            <text:p>111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6" calcext:value-type="float">
            <text:p>3802940076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0" calcext:value-type="float">
            <text:p>111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7" calcext:value-type="float">
            <text:p>3802940076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1" calcext:value-type="float">
            <text:p>111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8" calcext:value-type="float">
            <text:p>3802940076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2" calcext:value-type="float">
            <text:p>111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099" calcext:value-type="float">
            <text:p>3802940076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3" calcext:value-type="float">
            <text:p>111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100" calcext:value-type="float">
            <text:p>3802940076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4" calcext:value-type="float">
            <text:p>111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101" calcext:value-type="float">
            <text:p>3802940076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5" calcext:value-type="float">
            <text:p>111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102" calcext:value-type="float">
            <text:p>3802940076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6" calcext:value-type="float">
            <text:p>111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103" calcext:value-type="float">
            <text:p>380294007601103</text:p>
          </table:table-cell>
          <table:table-cell table:style-name="TL_20_Metadata" office:value-type="string" calcext:value-type="string">
            <text:p>3802940076011031 <text:s/>Hieronder drie personen, waarvan tevens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style-name="TL_20_Metadata" table:number-columns-repeated="2"/>
          <table:table-cell table:style-name="ce22" office:value-type="string" calcext:value-type="string">
            <text:p>Kolom K 20-jan moet zijn 20/1</text:p>
          </table:table-cell>
          <table:table-cell table:number-columns-repeated="1016"/>
        </table:table-row>
        <table:table-row table:style-name="ro3">
          <table:table-cell table:style-name="ce47" office:value-type="float" office:value="11197" calcext:value-type="float">
            <text:p>111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601104" calcext:value-type="float">
            <text:p>380294007601104</text:p>
          </table:table-cell>
          <table:table-cell table:style-name="TL_20_Metadata" office:value-type="string" calcext:value-type="string">
            <text:p>3802940076011031 <text:s/>Hieronder drie personen, waarvan tevens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8" calcext:value-type="float">
            <text:p>111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1" calcext:value-type="float">
            <text:p>3802940077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199" calcext:value-type="float">
            <text:p>111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2" calcext:value-type="float">
            <text:p>380294007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0" calcext:value-type="float">
            <text:p>112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3" calcext:value-type="float">
            <text:p>380294007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1" calcext:value-type="float">
            <text:p>112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4" calcext:value-type="float">
            <text:p>380294007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2" calcext:value-type="float">
            <text:p>112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5" calcext:value-type="float">
            <text:p>380294007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3" calcext:value-type="float">
            <text:p>112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6" calcext:value-type="float">
            <text:p>380294007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4" calcext:value-type="float">
            <text:p>112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7" calcext:value-type="float">
            <text:p>380294007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5" calcext:value-type="float">
            <text:p>112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8" calcext:value-type="float">
            <text:p>380294007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6" calcext:value-type="float">
            <text:p>112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09" calcext:value-type="float">
            <text:p>380294007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7" calcext:value-type="float">
            <text:p>112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0" calcext:value-type="float">
            <text:p>380294007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8" calcext:value-type="float">
            <text:p>112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1" calcext:value-type="float">
            <text:p>380294007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09" calcext:value-type="float">
            <text:p>112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2" calcext:value-type="float">
            <text:p>380294007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0" calcext:value-type="float">
            <text:p>112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3" calcext:value-type="float">
            <text:p>380294007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1" calcext:value-type="float">
            <text:p>112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4" calcext:value-type="float">
            <text:p>380294007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2" calcext:value-type="float">
            <text:p>112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5" calcext:value-type="float">
            <text:p>380294007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3" calcext:value-type="float">
            <text:p>112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6" calcext:value-type="float">
            <text:p>380294007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4" calcext:value-type="float">
            <text:p>112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7" calcext:value-type="float">
            <text:p>380294007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5" calcext:value-type="float">
            <text:p>112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8" calcext:value-type="float">
            <text:p>380294007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6" calcext:value-type="float">
            <text:p>112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19" calcext:value-type="float">
            <text:p>380294007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7" calcext:value-type="float">
            <text:p>112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0" calcext:value-type="float">
            <text:p>380294007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8" calcext:value-type="float">
            <text:p>112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1" calcext:value-type="float">
            <text:p>380294007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19" calcext:value-type="float">
            <text:p>112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2" calcext:value-type="float">
            <text:p>380294007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0" calcext:value-type="float">
            <text:p>112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3" calcext:value-type="float">
            <text:p>380294007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1" calcext:value-type="float">
            <text:p>112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4" calcext:value-type="float">
            <text:p>3802940077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2" calcext:value-type="float">
            <text:p>112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5" calcext:value-type="float">
            <text:p>380294007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3" calcext:value-type="float">
            <text:p>112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6" calcext:value-type="float">
            <text:p>3802940077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4" calcext:value-type="float">
            <text:p>112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7" calcext:value-type="float">
            <text:p>380294007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5" calcext:value-type="float">
            <text:p>112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8" calcext:value-type="float">
            <text:p>380294007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6" calcext:value-type="float">
            <text:p>112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29" calcext:value-type="float">
            <text:p>380294007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7" calcext:value-type="float">
            <text:p>112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0" calcext:value-type="float">
            <text:p>380294007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8" calcext:value-type="float">
            <text:p>112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1" calcext:value-type="float">
            <text:p>380294007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29" calcext:value-type="float">
            <text:p>112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2" calcext:value-type="float">
            <text:p>380294007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0" calcext:value-type="float">
            <text:p>112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3" calcext:value-type="float">
            <text:p>380294007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1" calcext:value-type="float">
            <text:p>112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4" calcext:value-type="float">
            <text:p>380294007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2" calcext:value-type="float">
            <text:p>112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5" calcext:value-type="float">
            <text:p>380294007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3" calcext:value-type="float">
            <text:p>112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6" calcext:value-type="float">
            <text:p>380294007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4" calcext:value-type="float">
            <text:p>112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7" calcext:value-type="float">
            <text:p>380294007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5" calcext:value-type="float">
            <text:p>112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8" calcext:value-type="float">
            <text:p>380294007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6" calcext:value-type="float">
            <text:p>112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39" calcext:value-type="float">
            <text:p>380294007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7" calcext:value-type="float">
            <text:p>112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0" calcext:value-type="float">
            <text:p>380294007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8" calcext:value-type="float">
            <text:p>112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1" calcext:value-type="float">
            <text:p>380294007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39" calcext:value-type="float">
            <text:p>112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2" calcext:value-type="float">
            <text:p>380294007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0" calcext:value-type="float">
            <text:p>112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3" calcext:value-type="float">
            <text:p>380294007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1" calcext:value-type="float">
            <text:p>112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4" calcext:value-type="float">
            <text:p>380294007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2" calcext:value-type="float">
            <text:p>112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5" calcext:value-type="float">
            <text:p>380294007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3" calcext:value-type="float">
            <text:p>112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6" calcext:value-type="float">
            <text:p>380294007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4" calcext:value-type="float">
            <text:p>112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7" calcext:value-type="float">
            <text:p>380294007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5" calcext:value-type="float">
            <text:p>112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8" calcext:value-type="float">
            <text:p>380294007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6" calcext:value-type="float">
            <text:p>112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49" calcext:value-type="float">
            <text:p>380294007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7" calcext:value-type="float">
            <text:p>112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0" calcext:value-type="float">
            <text:p>380294007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8" calcext:value-type="float">
            <text:p>112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1" calcext:value-type="float">
            <text:p>3802940077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49" calcext:value-type="float">
            <text:p>112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2" calcext:value-type="float">
            <text:p>3802940077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0" calcext:value-type="float">
            <text:p>112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3" calcext:value-type="float">
            <text:p>3802940077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1" calcext:value-type="float">
            <text:p>112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4" calcext:value-type="float">
            <text:p>3802940077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2" calcext:value-type="float">
            <text:p>112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5" calcext:value-type="float">
            <text:p>3802940077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3" calcext:value-type="float">
            <text:p>112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6" calcext:value-type="float">
            <text:p>3802940077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4" calcext:value-type="float">
            <text:p>112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7" calcext:value-type="float">
            <text:p>3802940077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5" calcext:value-type="float">
            <text:p>112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8" calcext:value-type="float">
            <text:p>3802940077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6" calcext:value-type="float">
            <text:p>112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59" calcext:value-type="float">
            <text:p>3802940077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7" calcext:value-type="float">
            <text:p>112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0" calcext:value-type="float">
            <text:p>38029400770106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8" calcext:value-type="float">
            <text:p>112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1" calcext:value-type="float">
            <text:p>3802940077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59" calcext:value-type="float">
            <text:p>112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2" calcext:value-type="float">
            <text:p>3802940077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0" calcext:value-type="float">
            <text:p>112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3" calcext:value-type="float">
            <text:p>3802940077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1" calcext:value-type="float">
            <text:p>112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4" calcext:value-type="float">
            <text:p>3802940077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2" calcext:value-type="float">
            <text:p>112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5" calcext:value-type="float">
            <text:p>3802940077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3" calcext:value-type="float">
            <text:p>112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6" calcext:value-type="float">
            <text:p>3802940077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4" calcext:value-type="float">
            <text:p>112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7" calcext:value-type="float">
            <text:p>3802940077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5" calcext:value-type="float">
            <text:p>112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8" calcext:value-type="float">
            <text:p>3802940077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6" calcext:value-type="float">
            <text:p>112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69" calcext:value-type="float">
            <text:p>3802940077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7" calcext:value-type="float">
            <text:p>112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0" calcext:value-type="float">
            <text:p>3802940077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8" calcext:value-type="float">
            <text:p>112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1" calcext:value-type="float">
            <text:p>3802940077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69" calcext:value-type="float">
            <text:p>112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2" calcext:value-type="float">
            <text:p>3802940077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0" calcext:value-type="float">
            <text:p>112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3" calcext:value-type="float">
            <text:p>3802940077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1" calcext:value-type="float">
            <text:p>112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4" calcext:value-type="float">
            <text:p>3802940077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2" calcext:value-type="float">
            <text:p>112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5" calcext:value-type="float">
            <text:p>3802940077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3" calcext:value-type="float">
            <text:p>112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6" calcext:value-type="float">
            <text:p>3802940077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4" calcext:value-type="float">
            <text:p>112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7" calcext:value-type="float">
            <text:p>3802940077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5" calcext:value-type="float">
            <text:p>112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8" calcext:value-type="float">
            <text:p>3802940077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6" calcext:value-type="float">
            <text:p>112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79" calcext:value-type="float">
            <text:p>3802940077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7" calcext:value-type="float">
            <text:p>112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0" calcext:value-type="float">
            <text:p>3802940077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8" calcext:value-type="float">
            <text:p>112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1" calcext:value-type="float">
            <text:p>3802940077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79" calcext:value-type="float">
            <text:p>112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2" calcext:value-type="float">
            <text:p>3802940077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0" calcext:value-type="float">
            <text:p>112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3" calcext:value-type="float">
            <text:p>3802940077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1" calcext:value-type="float">
            <text:p>112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4" calcext:value-type="float">
            <text:p>3802940077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2" calcext:value-type="float">
            <text:p>112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5" calcext:value-type="float">
            <text:p>3802940077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3" calcext:value-type="float">
            <text:p>112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6" calcext:value-type="float">
            <text:p>3802940077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4" calcext:value-type="float">
            <text:p>112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7" calcext:value-type="float">
            <text:p>3802940077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5" calcext:value-type="float">
            <text:p>112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8" calcext:value-type="float">
            <text:p>3802940077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6" calcext:value-type="float">
            <text:p>112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89" calcext:value-type="float">
            <text:p>3802940077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7" calcext:value-type="float">
            <text:p>112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0" calcext:value-type="float">
            <text:p>3802940077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8" calcext:value-type="float">
            <text:p>112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1" calcext:value-type="float">
            <text:p>3802940077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89" calcext:value-type="float">
            <text:p>112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2" calcext:value-type="float">
            <text:p>3802940077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0" calcext:value-type="float">
            <text:p>112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3" calcext:value-type="float">
            <text:p>3802940077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1" calcext:value-type="float">
            <text:p>112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4" calcext:value-type="float">
            <text:p>3802940077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2" calcext:value-type="float">
            <text:p>112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5" calcext:value-type="float">
            <text:p>3802940077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3" calcext:value-type="float">
            <text:p>112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6" calcext:value-type="float">
            <text:p>3802940077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4" calcext:value-type="float">
            <text:p>112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7" calcext:value-type="float">
            <text:p>3802940077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5" calcext:value-type="float">
            <text:p>112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8" calcext:value-type="float">
            <text:p>3802940077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6" calcext:value-type="float">
            <text:p>112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099" calcext:value-type="float">
            <text:p>3802940077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7" calcext:value-type="float">
            <text:p>112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100" calcext:value-type="float">
            <text:p>3802940077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8" calcext:value-type="float">
            <text:p>112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101" calcext:value-type="float">
            <text:p>3802940077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299" calcext:value-type="float">
            <text:p>112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102" calcext:value-type="float">
            <text:p>3802940077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0" calcext:value-type="float">
            <text:p>113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103" calcext:value-type="float">
            <text:p>3802940077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1" calcext:value-type="float">
            <text:p>113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4007701104" calcext:value-type="float">
            <text:p>3802940077011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2" calcext:value-type="float">
            <text:p>113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1" calcext:value-type="float">
            <text:p>380295007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3" calcext:value-type="float">
            <text:p>113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2" calcext:value-type="float">
            <text:p>380295007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4" calcext:value-type="float">
            <text:p>113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3" calcext:value-type="float">
            <text:p>380295007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5" calcext:value-type="float">
            <text:p>113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4" calcext:value-type="float">
            <text:p>380295007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6" calcext:value-type="float">
            <text:p>113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5" calcext:value-type="float">
            <text:p>380295007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7" calcext:value-type="float">
            <text:p>113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6" calcext:value-type="float">
            <text:p>380295007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8" calcext:value-type="float">
            <text:p>113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7" calcext:value-type="float">
            <text:p>380295007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09" calcext:value-type="float">
            <text:p>113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8" calcext:value-type="float">
            <text:p>380295007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0" calcext:value-type="float">
            <text:p>113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09" calcext:value-type="float">
            <text:p>380295007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1" calcext:value-type="float">
            <text:p>113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0" calcext:value-type="float">
            <text:p>380295007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2" calcext:value-type="float">
            <text:p>113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1" calcext:value-type="float">
            <text:p>380295007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3" calcext:value-type="float">
            <text:p>113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2" calcext:value-type="float">
            <text:p>380295007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4" calcext:value-type="float">
            <text:p>113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3" calcext:value-type="float">
            <text:p>380295007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5" calcext:value-type="float">
            <text:p>113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4" calcext:value-type="float">
            <text:p>380295007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6" calcext:value-type="float">
            <text:p>113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5" calcext:value-type="float">
            <text:p>380295007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7" calcext:value-type="float">
            <text:p>113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6" calcext:value-type="float">
            <text:p>380295007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8" calcext:value-type="float">
            <text:p>113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7" calcext:value-type="float">
            <text:p>380295007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19" calcext:value-type="float">
            <text:p>113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8" calcext:value-type="float">
            <text:p>380295007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0" calcext:value-type="float">
            <text:p>113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19" calcext:value-type="float">
            <text:p>380295007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1" calcext:value-type="float">
            <text:p>113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0" calcext:value-type="float">
            <text:p>380295007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2" calcext:value-type="float">
            <text:p>113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1" calcext:value-type="float">
            <text:p>380295007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3" calcext:value-type="float">
            <text:p>113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2" calcext:value-type="float">
            <text:p>380295007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4" calcext:value-type="float">
            <text:p>113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3" calcext:value-type="float">
            <text:p>380295007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5" calcext:value-type="float">
            <text:p>113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4" calcext:value-type="float">
            <text:p>380295007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6" calcext:value-type="float">
            <text:p>113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5" calcext:value-type="float">
            <text:p>380295007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7" calcext:value-type="float">
            <text:p>113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6" calcext:value-type="float">
            <text:p>380295007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8" calcext:value-type="float">
            <text:p>113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7" calcext:value-type="float">
            <text:p>380295007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29" calcext:value-type="float">
            <text:p>113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8" calcext:value-type="float">
            <text:p>380295007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0" calcext:value-type="float">
            <text:p>113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29" calcext:value-type="float">
            <text:p>380295007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1" calcext:value-type="float">
            <text:p>113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0" calcext:value-type="float">
            <text:p>380295007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2" calcext:value-type="float">
            <text:p>113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1" calcext:value-type="float">
            <text:p>380295007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3" calcext:value-type="float">
            <text:p>113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2" calcext:value-type="float">
            <text:p>380295007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4" calcext:value-type="float">
            <text:p>113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3" calcext:value-type="float">
            <text:p>380295007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5" calcext:value-type="float">
            <text:p>113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4" calcext:value-type="float">
            <text:p>380295007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6" calcext:value-type="float">
            <text:p>113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5" calcext:value-type="float">
            <text:p>380295007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7" calcext:value-type="float">
            <text:p>113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6" calcext:value-type="float">
            <text:p>380295007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8" calcext:value-type="float">
            <text:p>113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7" calcext:value-type="float">
            <text:p>380295007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39" calcext:value-type="float">
            <text:p>113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8" calcext:value-type="float">
            <text:p>380295007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0" calcext:value-type="float">
            <text:p>113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39" calcext:value-type="float">
            <text:p>380295007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1" calcext:value-type="float">
            <text:p>113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0" calcext:value-type="float">
            <text:p>380295007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2" calcext:value-type="float">
            <text:p>113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1" calcext:value-type="float">
            <text:p>380295007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3" calcext:value-type="float">
            <text:p>113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2" calcext:value-type="float">
            <text:p>380295007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4" calcext:value-type="float">
            <text:p>113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3" calcext:value-type="float">
            <text:p>380295007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5" calcext:value-type="float">
            <text:p>113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4" calcext:value-type="float">
            <text:p>380295007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6" calcext:value-type="float">
            <text:p>113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5" calcext:value-type="float">
            <text:p>380295007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7" calcext:value-type="float">
            <text:p>113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6" calcext:value-type="float">
            <text:p>380295007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8" calcext:value-type="float">
            <text:p>113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7" calcext:value-type="float">
            <text:p>380295007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49" calcext:value-type="float">
            <text:p>113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8" calcext:value-type="float">
            <text:p>380295007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0" calcext:value-type="float">
            <text:p>113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49" calcext:value-type="float">
            <text:p>380295007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1" calcext:value-type="float">
            <text:p>113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0" calcext:value-type="float">
            <text:p>380295007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2" calcext:value-type="float">
            <text:p>113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1" calcext:value-type="float">
            <text:p>380295007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3" calcext:value-type="float">
            <text:p>113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2" calcext:value-type="float">
            <text:p>380295007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4" calcext:value-type="float">
            <text:p>113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3" calcext:value-type="float">
            <text:p>3802950078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5" calcext:value-type="float">
            <text:p>113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4" calcext:value-type="float">
            <text:p>3802950078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6" calcext:value-type="float">
            <text:p>113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5" calcext:value-type="float">
            <text:p>3802950078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7" calcext:value-type="float">
            <text:p>113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6" calcext:value-type="float">
            <text:p>3802950078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8" calcext:value-type="float">
            <text:p>113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7" calcext:value-type="float">
            <text:p>3802950078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59" calcext:value-type="float">
            <text:p>113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8" calcext:value-type="float">
            <text:p>3802950078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0" calcext:value-type="float">
            <text:p>113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59" calcext:value-type="float">
            <text:p>3802950078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1" calcext:value-type="float">
            <text:p>113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0" calcext:value-type="float">
            <text:p>38029500780106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2" calcext:value-type="float">
            <text:p>113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1" calcext:value-type="float">
            <text:p>3802950078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3" calcext:value-type="float">
            <text:p>113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2" calcext:value-type="float">
            <text:p>3802950078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4" calcext:value-type="float">
            <text:p>113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3" calcext:value-type="float">
            <text:p>3802950078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5" calcext:value-type="float">
            <text:p>113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4" calcext:value-type="float">
            <text:p>3802950078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6" calcext:value-type="float">
            <text:p>113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5" calcext:value-type="float">
            <text:p>3802950078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7" calcext:value-type="float">
            <text:p>113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6" calcext:value-type="float">
            <text:p>3802950078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8" calcext:value-type="float">
            <text:p>113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7" calcext:value-type="float">
            <text:p>3802950078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69" calcext:value-type="float">
            <text:p>113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8" calcext:value-type="float">
            <text:p>3802950078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0" calcext:value-type="float">
            <text:p>113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69" calcext:value-type="float">
            <text:p>3802950078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1" calcext:value-type="float">
            <text:p>113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0" calcext:value-type="float">
            <text:p>3802950078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2" calcext:value-type="float">
            <text:p>113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1" calcext:value-type="float">
            <text:p>3802950078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3" calcext:value-type="float">
            <text:p>113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2" calcext:value-type="float">
            <text:p>3802950078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4" calcext:value-type="float">
            <text:p>113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3" calcext:value-type="float">
            <text:p>3802950078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5" calcext:value-type="float">
            <text:p>113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4" calcext:value-type="float">
            <text:p>3802950078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6" calcext:value-type="float">
            <text:p>113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5" calcext:value-type="float">
            <text:p>3802950078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7" calcext:value-type="float">
            <text:p>113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6" calcext:value-type="float">
            <text:p>3802950078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8" calcext:value-type="float">
            <text:p>113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7" calcext:value-type="float">
            <text:p>3802950078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79" calcext:value-type="float">
            <text:p>113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8" calcext:value-type="float">
            <text:p>3802950078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0" calcext:value-type="float">
            <text:p>113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79" calcext:value-type="float">
            <text:p>3802950078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1" calcext:value-type="float">
            <text:p>113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0" calcext:value-type="float">
            <text:p>3802950078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2" calcext:value-type="float">
            <text:p>113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1" calcext:value-type="float">
            <text:p>3802950078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3" calcext:value-type="float">
            <text:p>113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2" calcext:value-type="float">
            <text:p>3802950078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4" calcext:value-type="float">
            <text:p>113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3" calcext:value-type="float">
            <text:p>3802950078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5" calcext:value-type="float">
            <text:p>113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4" calcext:value-type="float">
            <text:p>3802950078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6" calcext:value-type="float">
            <text:p>113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5" calcext:value-type="float">
            <text:p>3802950078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7" calcext:value-type="float">
            <text:p>113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6" calcext:value-type="float">
            <text:p>3802950078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8" calcext:value-type="float">
            <text:p>113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7" calcext:value-type="float">
            <text:p>3802950078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89" calcext:value-type="float">
            <text:p>113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8" calcext:value-type="float">
            <text:p>3802950078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0" calcext:value-type="float">
            <text:p>113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89" calcext:value-type="float">
            <text:p>3802950078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1" calcext:value-type="float">
            <text:p>113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0" calcext:value-type="float">
            <text:p>3802950078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2" calcext:value-type="float">
            <text:p>113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1" calcext:value-type="float">
            <text:p>3802950078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3" calcext:value-type="float">
            <text:p>113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2" calcext:value-type="float">
            <text:p>3802950078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4" calcext:value-type="float">
            <text:p>113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3" calcext:value-type="float">
            <text:p>3802950078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5" calcext:value-type="float">
            <text:p>113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4" calcext:value-type="float">
            <text:p>3802950078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6" calcext:value-type="float">
            <text:p>113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5" calcext:value-type="float">
            <text:p>3802950078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7" calcext:value-type="float">
            <text:p>113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6" calcext:value-type="float">
            <text:p>3802950078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8" calcext:value-type="float">
            <text:p>113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7" calcext:value-type="float">
            <text:p>3802950078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399" calcext:value-type="float">
            <text:p>113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8" calcext:value-type="float">
            <text:p>3802950078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0" calcext:value-type="float">
            <text:p>114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099" calcext:value-type="float">
            <text:p>3802950078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1" calcext:value-type="float">
            <text:p>114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100" calcext:value-type="float">
            <text:p>3802950078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2" calcext:value-type="float">
            <text:p>114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101" calcext:value-type="float">
            <text:p>3802950078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3" calcext:value-type="float">
            <text:p>114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102" calcext:value-type="float">
            <text:p>3802950078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4" calcext:value-type="float">
            <text:p>114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103" calcext:value-type="float">
            <text:p>3802950078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5" calcext:value-type="float">
            <text:p>114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801104" calcext:value-type="float">
            <text:p>3802950078011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6" calcext:value-type="float">
            <text:p>114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1" calcext:value-type="float">
            <text:p>3802950079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7" calcext:value-type="float">
            <text:p>114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2" calcext:value-type="float">
            <text:p>380295007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8" calcext:value-type="float">
            <text:p>114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3" calcext:value-type="float">
            <text:p>380295007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09" calcext:value-type="float">
            <text:p>114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4" calcext:value-type="float">
            <text:p>380295007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0" calcext:value-type="float">
            <text:p>114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5" calcext:value-type="float">
            <text:p>380295007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1" calcext:value-type="float">
            <text:p>114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6" calcext:value-type="float">
            <text:p>380295007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2" calcext:value-type="float">
            <text:p>114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7" calcext:value-type="float">
            <text:p>380295007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3" calcext:value-type="float">
            <text:p>114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8" calcext:value-type="float">
            <text:p>380295007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4" calcext:value-type="float">
            <text:p>114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09" calcext:value-type="float">
            <text:p>380295007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5" calcext:value-type="float">
            <text:p>114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0" calcext:value-type="float">
            <text:p>380295007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6" calcext:value-type="float">
            <text:p>114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1" calcext:value-type="float">
            <text:p>380295007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7" calcext:value-type="float">
            <text:p>114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2" calcext:value-type="float">
            <text:p>380295007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8" calcext:value-type="float">
            <text:p>114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3" calcext:value-type="float">
            <text:p>380295007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19" calcext:value-type="float">
            <text:p>114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4" calcext:value-type="float">
            <text:p>380295007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0" calcext:value-type="float">
            <text:p>114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5" calcext:value-type="float">
            <text:p>380295007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1" calcext:value-type="float">
            <text:p>114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6" calcext:value-type="float">
            <text:p>380295007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2" calcext:value-type="float">
            <text:p>114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7" calcext:value-type="float">
            <text:p>380295007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3" calcext:value-type="float">
            <text:p>114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8" calcext:value-type="float">
            <text:p>380295007901018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4" calcext:value-type="float">
            <text:p>114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19" calcext:value-type="float">
            <text:p>380295007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5" calcext:value-type="float">
            <text:p>114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0" calcext:value-type="float">
            <text:p>380295007901020</text:p>
          </table:table-cell>
          <table:table-cell table:style-name="TL_20_Metadata" office:value-type="string" calcext:value-type="string">
            <text:p>3802950079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6" calcext:value-type="float">
            <text:p>114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1" calcext:value-type="float">
            <text:p>380295007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7" calcext:value-type="float">
            <text:p>114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2" calcext:value-type="float">
            <text:p>380295007901022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8" calcext:value-type="float">
            <text:p>114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3" calcext:value-type="float">
            <text:p>380295007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29" calcext:value-type="float">
            <text:p>114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4" calcext:value-type="float">
            <text:p>380295007901024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0" calcext:value-type="float">
            <text:p>114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5" calcext:value-type="float">
            <text:p>380295007901025</text:p>
          </table:table-cell>
          <table:table-cell table:style-name="TL_20_Metadata" office:value-type="string" calcext:value-type="string">
            <text:p>3802950079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1" calcext:value-type="float">
            <text:p>114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6" calcext:value-type="float">
            <text:p>380295007901026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380295007901020B <text:s/>Hieronder twee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432" calcext:value-type="float">
            <text:p>114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7" calcext:value-type="float">
            <text:p>380295007901027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3" calcext:value-type="float">
            <text:p>114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8" calcext:value-type="float">
            <text:p>380295007901028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4" calcext:value-type="float">
            <text:p>114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29" calcext:value-type="float">
            <text:p>380295007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5" calcext:value-type="float">
            <text:p>114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0" calcext:value-type="float">
            <text:p>380295007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6" calcext:value-type="float">
            <text:p>114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1" calcext:value-type="float">
            <text:p>380295007901031</text:p>
          </table:table-cell>
          <table:table-cell table:style-name="TL_20_Metadata" office:value-type="string" calcext:value-type="string">
            <text:p>3802950079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7" calcext:value-type="float">
            <text:p>114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2" calcext:value-type="float">
            <text:p>380295007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8" calcext:value-type="float">
            <text:p>114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3" calcext:value-type="float">
            <text:p>380295007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39" calcext:value-type="float">
            <text:p>114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4" calcext:value-type="float">
            <text:p>380295007901034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0" calcext:value-type="float">
            <text:p>114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5" calcext:value-type="float">
            <text:p>380295007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1" calcext:value-type="float">
            <text:p>114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6" calcext:value-type="float">
            <text:p>380295007901036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2" calcext:value-type="float">
            <text:p>114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7" calcext:value-type="float">
            <text:p>380295007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3" calcext:value-type="float">
            <text:p>114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8" calcext:value-type="float">
            <text:p>380295007901038</text:p>
          </table:table-cell>
          <table:table-cell table:style-name="TL_20_Metadata" office:value-type="string" calcext:value-type="string">
            <text:p>3802950079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4" calcext:value-type="float">
            <text:p>114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39" calcext:value-type="float">
            <text:p>3802950079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5" calcext:value-type="float">
            <text:p>114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0" calcext:value-type="float">
            <text:p>3802950079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6" calcext:value-type="float">
            <text:p>114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1" calcext:value-type="float">
            <text:p>3802950079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7" calcext:value-type="float">
            <text:p>114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2" calcext:value-type="float">
            <text:p>380295007901042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8" calcext:value-type="float">
            <text:p>114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3" calcext:value-type="float">
            <text:p>3802950079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49" calcext:value-type="float">
            <text:p>114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4" calcext:value-type="float">
            <text:p>3802950079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0" calcext:value-type="float">
            <text:p>114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5" calcext:value-type="float">
            <text:p>380295007901045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1" calcext:value-type="float">
            <text:p>114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6" calcext:value-type="float">
            <text:p>3802950079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2" calcext:value-type="float">
            <text:p>114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7" calcext:value-type="float">
            <text:p>3802950079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3" calcext:value-type="float">
            <text:p>114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8" calcext:value-type="float">
            <text:p>3802950079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4" calcext:value-type="float">
            <text:p>114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49" calcext:value-type="float">
            <text:p>380295007901049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5" calcext:value-type="float">
            <text:p>114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0" calcext:value-type="float">
            <text:p>3802950079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6" calcext:value-type="float">
            <text:p>114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1" calcext:value-type="float">
            <text:p>380295007901051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7" calcext:value-type="float">
            <text:p>114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2" calcext:value-type="float">
            <text:p>3802950079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8" calcext:value-type="float">
            <text:p>114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3" calcext:value-type="float">
            <text:p>3802950079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59" calcext:value-type="float">
            <text:p>114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4" calcext:value-type="float">
            <text:p>3802950079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0" calcext:value-type="float">
            <text:p>114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5" calcext:value-type="float">
            <text:p>3802950079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1" calcext:value-type="float">
            <text:p>114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6" calcext:value-type="float">
            <text:p>3802950079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2" calcext:value-type="float">
            <text:p>114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7" calcext:value-type="float">
            <text:p>3802950079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3" calcext:value-type="float">
            <text:p>114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8" calcext:value-type="float">
            <text:p>3802950079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4" calcext:value-type="float">
            <text:p>114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59" calcext:value-type="float">
            <text:p>3802950079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5" calcext:value-type="float">
            <text:p>114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0" calcext:value-type="float">
            <text:p>380295007901060</text:p>
          </table:table-cell>
          <table:table-cell table:style-name="TL_20_Metadata" office:value-type="string" calcext:value-type="string">
            <text:p>3802950079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6" calcext:value-type="float">
            <text:p>114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1" calcext:value-type="float">
            <text:p>3802950079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7" calcext:value-type="float">
            <text:p>114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2" calcext:value-type="float">
            <text:p>3802950079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8" calcext:value-type="float">
            <text:p>114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3" calcext:value-type="float">
            <text:p>3802950079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69" calcext:value-type="float">
            <text:p>114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4" calcext:value-type="float">
            <text:p>3802950079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0" calcext:value-type="float">
            <text:p>114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5" calcext:value-type="float">
            <text:p>3802950079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1" calcext:value-type="float">
            <text:p>114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6" calcext:value-type="float">
            <text:p>3802950079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2" calcext:value-type="float">
            <text:p>114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7" calcext:value-type="float">
            <text:p>3802950079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3" calcext:value-type="float">
            <text:p>114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8" calcext:value-type="float">
            <text:p>3802950079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4" calcext:value-type="float">
            <text:p>114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69" calcext:value-type="float">
            <text:p>3802950079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5" calcext:value-type="float">
            <text:p>114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0" calcext:value-type="float">
            <text:p>3802950079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6" calcext:value-type="float">
            <text:p>114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1" calcext:value-type="float">
            <text:p>3802950079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7" calcext:value-type="float">
            <text:p>114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2" calcext:value-type="float">
            <text:p>3802950079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8" calcext:value-type="float">
            <text:p>114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3" calcext:value-type="float">
            <text:p>3802950079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79" calcext:value-type="float">
            <text:p>114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4" calcext:value-type="float">
            <text:p>3802950079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0" calcext:value-type="float">
            <text:p>114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5" calcext:value-type="float">
            <text:p>3802950079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1" calcext:value-type="float">
            <text:p>114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6" calcext:value-type="float">
            <text:p>3802950079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2" calcext:value-type="float">
            <text:p>114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7" calcext:value-type="float">
            <text:p>3802950079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3" calcext:value-type="float">
            <text:p>114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8" calcext:value-type="float">
            <text:p>3802950079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4" calcext:value-type="float">
            <text:p>114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79" calcext:value-type="float">
            <text:p>3802950079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5" calcext:value-type="float">
            <text:p>114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0" calcext:value-type="float">
            <text:p>3802950079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6" calcext:value-type="float">
            <text:p>114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1" calcext:value-type="float">
            <text:p>3802950079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7" calcext:value-type="float">
            <text:p>114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2" calcext:value-type="float">
            <text:p>3802950079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8" calcext:value-type="float">
            <text:p>114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3" calcext:value-type="float">
            <text:p>3802950079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89" calcext:value-type="float">
            <text:p>114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4" calcext:value-type="float">
            <text:p>3802950079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0" calcext:value-type="float">
            <text:p>114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5" calcext:value-type="float">
            <text:p>3802950079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1" calcext:value-type="float">
            <text:p>114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6" calcext:value-type="float">
            <text:p>3802950079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2" calcext:value-type="float">
            <text:p>114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7" calcext:value-type="float">
            <text:p>3802950079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3" calcext:value-type="float">
            <text:p>114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8" calcext:value-type="float">
            <text:p>3802950079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4" calcext:value-type="float">
            <text:p>114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89" calcext:value-type="float">
            <text:p>3802950079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5" calcext:value-type="float">
            <text:p>114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0" calcext:value-type="float">
            <text:p>3802950079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6" calcext:value-type="float">
            <text:p>114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1" calcext:value-type="float">
            <text:p>3802950079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7" calcext:value-type="float">
            <text:p>114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2" calcext:value-type="float">
            <text:p>3802950079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8" calcext:value-type="float">
            <text:p>114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3" calcext:value-type="float">
            <text:p>3802950079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499" calcext:value-type="float">
            <text:p>114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4" calcext:value-type="float">
            <text:p>3802950079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0" calcext:value-type="float">
            <text:p>115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5" calcext:value-type="float">
            <text:p>3802950079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1" calcext:value-type="float">
            <text:p>115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6" calcext:value-type="float">
            <text:p>3802950079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2" calcext:value-type="float">
            <text:p>115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7" calcext:value-type="float">
            <text:p>3802950079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3" calcext:value-type="float">
            <text:p>115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8" calcext:value-type="float">
            <text:p>3802950079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4" calcext:value-type="float">
            <text:p>115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099" calcext:value-type="float">
            <text:p>3802950079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5" calcext:value-type="float">
            <text:p>115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100" calcext:value-type="float">
            <text:p>3802950079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6" calcext:value-type="float">
            <text:p>115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101" calcext:value-type="float">
            <text:p>3802950079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7" calcext:value-type="float">
            <text:p>115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102" calcext:value-type="float">
            <text:p>3802950079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08" calcext:value-type="float">
            <text:p>115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103" calcext:value-type="float">
            <text:p>380295007901103</text:p>
          </table:table-cell>
          <table:table-cell table:style-name="TL_20_Metadata" office:value-type="string" calcext:value-type="string">
            <text:p>380295007901103C <text:s/>Hieronder veertig waarvan de burgerlijke staat onbekend is.</text:p>
          </table:table-cell>
          <table:table-cell table:style-name="TL_20_Metadata" office:value-type="string" calcext:value-type="string">
            <text:p>380295007901103D <text:s/>Hieronder vijf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509" calcext:value-type="float">
            <text:p>115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5007901104" calcext:value-type="float">
            <text:p>380295007901104</text:p>
          </table:table-cell>
          <table:table-cell table:style-name="TL_20_Metadata" office:value-type="string" calcext:value-type="string">
            <text:p>380295007901104E <text:s/>Hieronder negen en vijftig mannen en tien vrouw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0" calcext:value-type="float">
            <text:p>115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1" calcext:value-type="float">
            <text:p>380296008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1" calcext:value-type="float">
            <text:p>115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2" calcext:value-type="float">
            <text:p>380296008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2" calcext:value-type="float">
            <text:p>115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3" calcext:value-type="float">
            <text:p>380296008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3" calcext:value-type="float">
            <text:p>115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4" calcext:value-type="float">
            <text:p>380296008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4" calcext:value-type="float">
            <text:p>115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5" calcext:value-type="float">
            <text:p>380296008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5" calcext:value-type="float">
            <text:p>115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6" calcext:value-type="float">
            <text:p>380296008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6" calcext:value-type="float">
            <text:p>115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7" calcext:value-type="float">
            <text:p>380296008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7" calcext:value-type="float">
            <text:p>115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8" calcext:value-type="float">
            <text:p>380296008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8" calcext:value-type="float">
            <text:p>115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09" calcext:value-type="float">
            <text:p>380296008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19" calcext:value-type="float">
            <text:p>115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0" calcext:value-type="float">
            <text:p>380296008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0" calcext:value-type="float">
            <text:p>115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1" calcext:value-type="float">
            <text:p>380296008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1" calcext:value-type="float">
            <text:p>115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2" calcext:value-type="float">
            <text:p>380296008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2" calcext:value-type="float">
            <text:p>115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3" calcext:value-type="float">
            <text:p>380296008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3" calcext:value-type="float">
            <text:p>115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4" calcext:value-type="float">
            <text:p>380296008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4" calcext:value-type="float">
            <text:p>115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5" calcext:value-type="float">
            <text:p>380296008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5" calcext:value-type="float">
            <text:p>115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6" calcext:value-type="float">
            <text:p>380296008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6" calcext:value-type="float">
            <text:p>115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7" calcext:value-type="float">
            <text:p>380296008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7" calcext:value-type="float">
            <text:p>115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8" calcext:value-type="float">
            <text:p>380296008001018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8" calcext:value-type="float">
            <text:p>115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19" calcext:value-type="float">
            <text:p>380296008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29" calcext:value-type="float">
            <text:p>115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0" calcext:value-type="float">
            <text:p>380296008001020</text:p>
          </table:table-cell>
          <table:table-cell table:style-name="TL_20_Metadata" office:value-type="string" calcext:value-type="string">
            <text:p>3802960080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0" calcext:value-type="float">
            <text:p>115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1" calcext:value-type="float">
            <text:p>380296008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1" calcext:value-type="float">
            <text:p>115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2" calcext:value-type="float">
            <text:p>380296008001022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2" calcext:value-type="float">
            <text:p>115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3" calcext:value-type="float">
            <text:p>380296008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3" calcext:value-type="float">
            <text:p>115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4" calcext:value-type="float">
            <text:p>380296008001024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4" calcext:value-type="float">
            <text:p>115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5" calcext:value-type="float">
            <text:p>380296008001025</text:p>
          </table:table-cell>
          <table:table-cell table:style-name="TL_20_Metadata" office:value-type="string" calcext:value-type="string">
            <text:p>3802960080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5" calcext:value-type="float">
            <text:p>115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6" calcext:value-type="float">
            <text:p>380296008001026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380296008001020B <text:s/>Hieronder twee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536" calcext:value-type="float">
            <text:p>115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7" calcext:value-type="float">
            <text:p>380296008001027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7" calcext:value-type="float">
            <text:p>115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8" calcext:value-type="float">
            <text:p>380296008001028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8" calcext:value-type="float">
            <text:p>115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29" calcext:value-type="float">
            <text:p>380296008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39" calcext:value-type="float">
            <text:p>115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0" calcext:value-type="float">
            <text:p>380296008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0" calcext:value-type="float">
            <text:p>115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1" calcext:value-type="float">
            <text:p>380296008001031</text:p>
          </table:table-cell>
          <table:table-cell table:style-name="TL_20_Metadata" office:value-type="string" calcext:value-type="string">
            <text:p>3802960080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1" calcext:value-type="float">
            <text:p>115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2" calcext:value-type="float">
            <text:p>380296008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2" calcext:value-type="float">
            <text:p>115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3" calcext:value-type="float">
            <text:p>380296008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3" calcext:value-type="float">
            <text:p>115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4" calcext:value-type="float">
            <text:p>380296008001034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4" calcext:value-type="float">
            <text:p>115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5" calcext:value-type="float">
            <text:p>380296008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5" calcext:value-type="float">
            <text:p>115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6" calcext:value-type="float">
            <text:p>380296008001036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6" calcext:value-type="float">
            <text:p>115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7" calcext:value-type="float">
            <text:p>380296008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7" calcext:value-type="float">
            <text:p>115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8" calcext:value-type="float">
            <text:p>380296008001038</text:p>
          </table:table-cell>
          <table:table-cell table:style-name="TL_20_Metadata" office:value-type="string" calcext:value-type="string">
            <text:p>3802960080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8" calcext:value-type="float">
            <text:p>115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39" calcext:value-type="float">
            <text:p>380296008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49" calcext:value-type="float">
            <text:p>115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0" calcext:value-type="float">
            <text:p>380296008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0" calcext:value-type="float">
            <text:p>115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1" calcext:value-type="float">
            <text:p>380296008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1" calcext:value-type="float">
            <text:p>115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2" calcext:value-type="float">
            <text:p>380296008001042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2" calcext:value-type="float">
            <text:p>115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3" calcext:value-type="float">
            <text:p>380296008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3" calcext:value-type="float">
            <text:p>115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4" calcext:value-type="float">
            <text:p>380296008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4" calcext:value-type="float">
            <text:p>115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5" calcext:value-type="float">
            <text:p>380296008001045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5" calcext:value-type="float">
            <text:p>115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6" calcext:value-type="float">
            <text:p>380296008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6" calcext:value-type="float">
            <text:p>115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7" calcext:value-type="float">
            <text:p>380296008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7" calcext:value-type="float">
            <text:p>115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8" calcext:value-type="float">
            <text:p>380296008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8" calcext:value-type="float">
            <text:p>115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49" calcext:value-type="float">
            <text:p>380296008001049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59" calcext:value-type="float">
            <text:p>115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0" calcext:value-type="float">
            <text:p>380296008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0" calcext:value-type="float">
            <text:p>115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1" calcext:value-type="float">
            <text:p>380296008001051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1" calcext:value-type="float">
            <text:p>115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2" calcext:value-type="float">
            <text:p>380296008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2" calcext:value-type="float">
            <text:p>115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3" calcext:value-type="float">
            <text:p>3802960080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3" calcext:value-type="float">
            <text:p>115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4" calcext:value-type="float">
            <text:p>3802960080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4" calcext:value-type="float">
            <text:p>115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5" calcext:value-type="float">
            <text:p>3802960080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5" calcext:value-type="float">
            <text:p>115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6" calcext:value-type="float">
            <text:p>3802960080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6" calcext:value-type="float">
            <text:p>115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7" calcext:value-type="float">
            <text:p>3802960080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7" calcext:value-type="float">
            <text:p>115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8" calcext:value-type="float">
            <text:p>3802960080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8" calcext:value-type="float">
            <text:p>115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59" calcext:value-type="float">
            <text:p>3802960080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69" calcext:value-type="float">
            <text:p>115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0" calcext:value-type="float">
            <text:p>380296008001060</text:p>
          </table:table-cell>
          <table:table-cell table:style-name="TL_20_Metadata" office:value-type="string" calcext:value-type="string">
            <text:p>3802960080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0" calcext:value-type="float">
            <text:p>115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1" calcext:value-type="float">
            <text:p>3802960080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1" calcext:value-type="float">
            <text:p>115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2" calcext:value-type="float">
            <text:p>3802960080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2" calcext:value-type="float">
            <text:p>115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3" calcext:value-type="float">
            <text:p>3802960080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3" calcext:value-type="float">
            <text:p>115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4" calcext:value-type="float">
            <text:p>3802960080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4" calcext:value-type="float">
            <text:p>115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5" calcext:value-type="float">
            <text:p>3802960080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5" calcext:value-type="float">
            <text:p>115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6" calcext:value-type="float">
            <text:p>3802960080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6" calcext:value-type="float">
            <text:p>115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7" calcext:value-type="float">
            <text:p>3802960080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7" calcext:value-type="float">
            <text:p>115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8" calcext:value-type="float">
            <text:p>3802960080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8" calcext:value-type="float">
            <text:p>115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69" calcext:value-type="float">
            <text:p>3802960080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79" calcext:value-type="float">
            <text:p>115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0" calcext:value-type="float">
            <text:p>3802960080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0" calcext:value-type="float">
            <text:p>115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1" calcext:value-type="float">
            <text:p>3802960080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1" calcext:value-type="float">
            <text:p>115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2" calcext:value-type="float">
            <text:p>3802960080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2" calcext:value-type="float">
            <text:p>115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3" calcext:value-type="float">
            <text:p>3802960080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3" calcext:value-type="float">
            <text:p>115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4" calcext:value-type="float">
            <text:p>3802960080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4" calcext:value-type="float">
            <text:p>115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5" calcext:value-type="float">
            <text:p>3802960080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5" calcext:value-type="float">
            <text:p>115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6" calcext:value-type="float">
            <text:p>3802960080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6" calcext:value-type="float">
            <text:p>115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7" calcext:value-type="float">
            <text:p>3802960080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7" calcext:value-type="float">
            <text:p>115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8" calcext:value-type="float">
            <text:p>3802960080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8" calcext:value-type="float">
            <text:p>115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79" calcext:value-type="float">
            <text:p>3802960080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89" calcext:value-type="float">
            <text:p>115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0" calcext:value-type="float">
            <text:p>3802960080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0" calcext:value-type="float">
            <text:p>115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1" calcext:value-type="float">
            <text:p>3802960080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1" calcext:value-type="float">
            <text:p>115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2" calcext:value-type="float">
            <text:p>3802960080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2" calcext:value-type="float">
            <text:p>115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3" calcext:value-type="float">
            <text:p>3802960080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3" calcext:value-type="float">
            <text:p>115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4" calcext:value-type="float">
            <text:p>3802960080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4" calcext:value-type="float">
            <text:p>115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5" calcext:value-type="float">
            <text:p>3802960080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5" calcext:value-type="float">
            <text:p>115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6" calcext:value-type="float">
            <text:p>3802960080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6" calcext:value-type="float">
            <text:p>115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7" calcext:value-type="float">
            <text:p>3802960080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7" calcext:value-type="float">
            <text:p>115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8" calcext:value-type="float">
            <text:p>3802960080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8" calcext:value-type="float">
            <text:p>115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89" calcext:value-type="float">
            <text:p>3802960080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599" calcext:value-type="float">
            <text:p>115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0" calcext:value-type="float">
            <text:p>3802960080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0" calcext:value-type="float">
            <text:p>116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1" calcext:value-type="float">
            <text:p>3802960080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1" calcext:value-type="float">
            <text:p>116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2" calcext:value-type="float">
            <text:p>3802960080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2" calcext:value-type="float">
            <text:p>116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3" calcext:value-type="float">
            <text:p>3802960080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3" calcext:value-type="float">
            <text:p>116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4" calcext:value-type="float">
            <text:p>3802960080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4" calcext:value-type="float">
            <text:p>116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5" calcext:value-type="float">
            <text:p>3802960080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5" calcext:value-type="float">
            <text:p>116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6" calcext:value-type="float">
            <text:p>3802960080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6" calcext:value-type="float">
            <text:p>116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7" calcext:value-type="float">
            <text:p>3802960080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7" calcext:value-type="float">
            <text:p>116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8" calcext:value-type="float">
            <text:p>3802960080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8" calcext:value-type="float">
            <text:p>116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099" calcext:value-type="float">
            <text:p>3802960080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09" calcext:value-type="float">
            <text:p>116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100" calcext:value-type="float">
            <text:p>3802960080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10" calcext:value-type="float">
            <text:p>116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101" calcext:value-type="float">
            <text:p>3802960080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11" calcext:value-type="float">
            <text:p>116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102" calcext:value-type="float">
            <text:p>3802960080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12" calcext:value-type="float">
            <text:p>116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103" calcext:value-type="float">
            <text:p>380296008001103</text:p>
          </table:table-cell>
          <table:table-cell table:style-name="TL_20_Metadata" office:value-type="string" calcext:value-type="string">
            <text:p>380296008001103C <text:s/>Hieronder drie en veertig waarvan de burgerlijke staat onbekend is.</text:p>
          </table:table-cell>
          <table:table-cell table:style-name="TL_20_Metadata" office:value-type="string" calcext:value-type="string">
            <text:p>380296008001103D <text:s/>Hieronder vijf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613" calcext:value-type="float">
            <text:p>116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001104" calcext:value-type="float">
            <text:p>380296008001104</text:p>
          </table:table-cell>
          <table:table-cell table:style-name="TL_20_Metadata" office:value-type="string" calcext:value-type="string">
            <text:p>380296008001104E <text:s/>Hieronder twee en zestig mannen en tien vrouw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614" calcext:value-type="float">
            <text:p>116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1" calcext:value-type="float">
            <text:p>3802960081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15" calcext:value-type="float">
            <text:p>116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2" calcext:value-type="float">
            <text:p>380296008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16" calcext:value-type="float">
            <text:p>116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3" calcext:value-type="float">
            <text:p>380296008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17" calcext:value-type="float">
            <text:p>116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4" calcext:value-type="float">
            <text:p>380296008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18" calcext:value-type="float">
            <text:p>116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5" calcext:value-type="float">
            <text:p>380296008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19" calcext:value-type="float">
            <text:p>116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6" calcext:value-type="float">
            <text:p>380296008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0" calcext:value-type="float">
            <text:p>116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7" calcext:value-type="float">
            <text:p>380296008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1" calcext:value-type="float">
            <text:p>116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8" calcext:value-type="float">
            <text:p>380296008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2" calcext:value-type="float">
            <text:p>116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09" calcext:value-type="float">
            <text:p>380296008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3" calcext:value-type="float">
            <text:p>116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0" calcext:value-type="float">
            <text:p>380296008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4" calcext:value-type="float">
            <text:p>116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1" calcext:value-type="float">
            <text:p>380296008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5" calcext:value-type="float">
            <text:p>116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2" calcext:value-type="float">
            <text:p>380296008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6" calcext:value-type="float">
            <text:p>116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3" calcext:value-type="float">
            <text:p>380296008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7" calcext:value-type="float">
            <text:p>116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4" calcext:value-type="float">
            <text:p>380296008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8" calcext:value-type="float">
            <text:p>116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5" calcext:value-type="float">
            <text:p>380296008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29" calcext:value-type="float">
            <text:p>116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6" calcext:value-type="float">
            <text:p>380296008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0" calcext:value-type="float">
            <text:p>116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7" calcext:value-type="float">
            <text:p>380296008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1" calcext:value-type="float">
            <text:p>116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8" calcext:value-type="float">
            <text:p>380296008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2" calcext:value-type="float">
            <text:p>116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19" calcext:value-type="float">
            <text:p>380296008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3" calcext:value-type="float">
            <text:p>116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0" calcext:value-type="float">
            <text:p>380296008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4" calcext:value-type="float">
            <text:p>116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1" calcext:value-type="float">
            <text:p>380296008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5" calcext:value-type="float">
            <text:p>116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2" calcext:value-type="float">
            <text:p>380296008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6" calcext:value-type="float">
            <text:p>116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3" calcext:value-type="float">
            <text:p>380296008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7" calcext:value-type="float">
            <text:p>116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4" calcext:value-type="float">
            <text:p>3802960081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8" calcext:value-type="float">
            <text:p>116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5" calcext:value-type="float">
            <text:p>380296008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39" calcext:value-type="float">
            <text:p>116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6" calcext:value-type="float">
            <text:p>3802960081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0" calcext:value-type="float">
            <text:p>116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7" calcext:value-type="float">
            <text:p>380296008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1" calcext:value-type="float">
            <text:p>116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8" calcext:value-type="float">
            <text:p>380296008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2" calcext:value-type="float">
            <text:p>116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29" calcext:value-type="float">
            <text:p>380296008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3" calcext:value-type="float">
            <text:p>116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0" calcext:value-type="float">
            <text:p>380296008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4" calcext:value-type="float">
            <text:p>116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1" calcext:value-type="float">
            <text:p>380296008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5" calcext:value-type="float">
            <text:p>116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2" calcext:value-type="float">
            <text:p>380296008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6" calcext:value-type="float">
            <text:p>116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3" calcext:value-type="float">
            <text:p>380296008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7" calcext:value-type="float">
            <text:p>116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4" calcext:value-type="float">
            <text:p>380296008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8" calcext:value-type="float">
            <text:p>116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5" calcext:value-type="float">
            <text:p>380296008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49" calcext:value-type="float">
            <text:p>116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6" calcext:value-type="float">
            <text:p>380296008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0" calcext:value-type="float">
            <text:p>116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7" calcext:value-type="float">
            <text:p>380296008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1" calcext:value-type="float">
            <text:p>116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8" calcext:value-type="float">
            <text:p>380296008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2" calcext:value-type="float">
            <text:p>116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39" calcext:value-type="float">
            <text:p>3802960081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3" calcext:value-type="float">
            <text:p>116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0" calcext:value-type="float">
            <text:p>3802960081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4" calcext:value-type="float">
            <text:p>116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1" calcext:value-type="float">
            <text:p>3802960081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5" calcext:value-type="float">
            <text:p>116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2" calcext:value-type="float">
            <text:p>3802960081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6" calcext:value-type="float">
            <text:p>116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3" calcext:value-type="float">
            <text:p>3802960081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7" calcext:value-type="float">
            <text:p>116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4" calcext:value-type="float">
            <text:p>3802960081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8" calcext:value-type="float">
            <text:p>116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5" calcext:value-type="float">
            <text:p>3802960081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59" calcext:value-type="float">
            <text:p>116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6" calcext:value-type="float">
            <text:p>3802960081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0" calcext:value-type="float">
            <text:p>116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7" calcext:value-type="float">
            <text:p>3802960081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1" calcext:value-type="float">
            <text:p>116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8" calcext:value-type="float">
            <text:p>3802960081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2" calcext:value-type="float">
            <text:p>116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49" calcext:value-type="float">
            <text:p>3802960081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2"/>
          <table:table-cell table:style-name="ce22" office:value-type="string" calcext:value-type="string">
            <text:p>Kolom K: er staat 1265. Dit moet zijn 1268.</text:p>
          </table:table-cell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3" calcext:value-type="float">
            <text:p>116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0" calcext:value-type="float">
            <text:p>3802960081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4" calcext:value-type="float">
            <text:p>116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1" calcext:value-type="float">
            <text:p>3802960081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5" calcext:value-type="float">
            <text:p>116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2" calcext:value-type="float">
            <text:p>3802960081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6" calcext:value-type="float">
            <text:p>116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3" calcext:value-type="float">
            <text:p>3802960081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7" calcext:value-type="float">
            <text:p>116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4" calcext:value-type="float">
            <text:p>3802960081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8" calcext:value-type="float">
            <text:p>116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5" calcext:value-type="float">
            <text:p>3802960081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69" calcext:value-type="float">
            <text:p>116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6" calcext:value-type="float">
            <text:p>3802960081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0" calcext:value-type="float">
            <text:p>116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7" calcext:value-type="float">
            <text:p>3802960081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1" calcext:value-type="float">
            <text:p>116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8" calcext:value-type="float">
            <text:p>3802960081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2" calcext:value-type="float">
            <text:p>116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59" calcext:value-type="float">
            <text:p>3802960081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3" calcext:value-type="float">
            <text:p>116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0" calcext:value-type="float">
            <text:p>38029600810106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4" calcext:value-type="float">
            <text:p>116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1" calcext:value-type="float">
            <text:p>3802960081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5" calcext:value-type="float">
            <text:p>116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2" calcext:value-type="float">
            <text:p>3802960081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6" calcext:value-type="float">
            <text:p>116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3" calcext:value-type="float">
            <text:p>3802960081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7" calcext:value-type="float">
            <text:p>116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4" calcext:value-type="float">
            <text:p>3802960081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8" calcext:value-type="float">
            <text:p>116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5" calcext:value-type="float">
            <text:p>3802960081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79" calcext:value-type="float">
            <text:p>116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6" calcext:value-type="float">
            <text:p>3802960081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0" calcext:value-type="float">
            <text:p>116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7" calcext:value-type="float">
            <text:p>3802960081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1" calcext:value-type="float">
            <text:p>116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8" calcext:value-type="float">
            <text:p>3802960081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2" calcext:value-type="float">
            <text:p>116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69" calcext:value-type="float">
            <text:p>3802960081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3" calcext:value-type="float">
            <text:p>116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0" calcext:value-type="float">
            <text:p>3802960081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4" calcext:value-type="float">
            <text:p>116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1" calcext:value-type="float">
            <text:p>3802960081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5" calcext:value-type="float">
            <text:p>116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2" calcext:value-type="float">
            <text:p>3802960081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6" calcext:value-type="float">
            <text:p>116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3" calcext:value-type="float">
            <text:p>3802960081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7" calcext:value-type="float">
            <text:p>116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4" calcext:value-type="float">
            <text:p>3802960081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8" calcext:value-type="float">
            <text:p>116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5" calcext:value-type="float">
            <text:p>3802960081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89" calcext:value-type="float">
            <text:p>116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6" calcext:value-type="float">
            <text:p>3802960081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0" calcext:value-type="float">
            <text:p>116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7" calcext:value-type="float">
            <text:p>3802960081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1" calcext:value-type="float">
            <text:p>116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8" calcext:value-type="float">
            <text:p>3802960081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2" calcext:value-type="float">
            <text:p>116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79" calcext:value-type="float">
            <text:p>3802960081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3" calcext:value-type="float">
            <text:p>116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0" calcext:value-type="float">
            <text:p>3802960081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4" calcext:value-type="float">
            <text:p>116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1" calcext:value-type="float">
            <text:p>3802960081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5" calcext:value-type="float">
            <text:p>116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2" calcext:value-type="float">
            <text:p>3802960081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6" calcext:value-type="float">
            <text:p>116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3" calcext:value-type="float">
            <text:p>3802960081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7" calcext:value-type="float">
            <text:p>116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4" calcext:value-type="float">
            <text:p>3802960081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8" calcext:value-type="float">
            <text:p>116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5" calcext:value-type="float">
            <text:p>3802960081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699" calcext:value-type="float">
            <text:p>116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6" calcext:value-type="float">
            <text:p>3802960081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0" calcext:value-type="float">
            <text:p>117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7" calcext:value-type="float">
            <text:p>3802960081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1" calcext:value-type="float">
            <text:p>117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8" calcext:value-type="float">
            <text:p>3802960081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2" calcext:value-type="float">
            <text:p>117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89" calcext:value-type="float">
            <text:p>3802960081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3" calcext:value-type="float">
            <text:p>117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0" calcext:value-type="float">
            <text:p>3802960081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4" calcext:value-type="float">
            <text:p>117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1" calcext:value-type="float">
            <text:p>3802960081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5" calcext:value-type="float">
            <text:p>117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2" calcext:value-type="float">
            <text:p>3802960081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6" calcext:value-type="float">
            <text:p>117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3" calcext:value-type="float">
            <text:p>3802960081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7" calcext:value-type="float">
            <text:p>117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4" calcext:value-type="float">
            <text:p>3802960081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8" calcext:value-type="float">
            <text:p>117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5" calcext:value-type="float">
            <text:p>3802960081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09" calcext:value-type="float">
            <text:p>117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6" calcext:value-type="float">
            <text:p>3802960081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0" calcext:value-type="float">
            <text:p>117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7" calcext:value-type="float">
            <text:p>38029600810109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1" calcext:value-type="float">
            <text:p>117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8" calcext:value-type="float">
            <text:p>3802960081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2" calcext:value-type="float">
            <text:p>117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099" calcext:value-type="float">
            <text:p>3802960081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3" calcext:value-type="float">
            <text:p>117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100" calcext:value-type="float">
            <text:p>3802960081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4" calcext:value-type="float">
            <text:p>117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101" calcext:value-type="float">
            <text:p>3802960081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5" calcext:value-type="float">
            <text:p>117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102" calcext:value-type="float">
            <text:p>3802960081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6" calcext:value-type="float">
            <text:p>117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103" calcext:value-type="float">
            <text:p>3802960081011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7" calcext:value-type="float">
            <text:p>117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6008101104" calcext:value-type="float">
            <text:p>3802960081011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3">
          <table:table-cell table:style-name="ce47" office:value-type="float" office:value="11718" calcext:value-type="float">
            <text:p>117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1" calcext:value-type="float">
            <text:p>380297008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19" calcext:value-type="float">
            <text:p>117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2" calcext:value-type="float">
            <text:p>380297008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0" calcext:value-type="float">
            <text:p>117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3" calcext:value-type="float">
            <text:p>380297008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1" calcext:value-type="float">
            <text:p>117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4" calcext:value-type="float">
            <text:p>380297008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2" calcext:value-type="float">
            <text:p>1172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5" calcext:value-type="float">
            <text:p>380297008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3" calcext:value-type="float">
            <text:p>1172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6" calcext:value-type="float">
            <text:p>380297008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4" calcext:value-type="float">
            <text:p>1172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7" calcext:value-type="float">
            <text:p>380297008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5" calcext:value-type="float">
            <text:p>1172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8" calcext:value-type="float">
            <text:p>3802970082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6" calcext:value-type="float">
            <text:p>1172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09" calcext:value-type="float">
            <text:p>380297008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7" calcext:value-type="float">
            <text:p>1172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0" calcext:value-type="float">
            <text:p>380297008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8" calcext:value-type="float">
            <text:p>1172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1" calcext:value-type="float">
            <text:p>380297008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29" calcext:value-type="float">
            <text:p>1172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2" calcext:value-type="float">
            <text:p>380297008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0" calcext:value-type="float">
            <text:p>1173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3" calcext:value-type="float">
            <text:p>380297008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1" calcext:value-type="float">
            <text:p>1173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4" calcext:value-type="float">
            <text:p>380297008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2" calcext:value-type="float">
            <text:p>1173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5" calcext:value-type="float">
            <text:p>380297008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3" calcext:value-type="float">
            <text:p>1173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6" calcext:value-type="float">
            <text:p>380297008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4" calcext:value-type="float">
            <text:p>1173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7" calcext:value-type="float">
            <text:p>380297008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5" calcext:value-type="float">
            <text:p>1173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8" calcext:value-type="float">
            <text:p>380297008201018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6" calcext:value-type="float">
            <text:p>1173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19" calcext:value-type="float">
            <text:p>380297008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7" calcext:value-type="float">
            <text:p>1173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0" calcext:value-type="float">
            <text:p>380297008201020</text:p>
          </table:table-cell>
          <table:table-cell table:style-name="TL_20_Metadata" office:value-type="string" calcext:value-type="string">
            <text:p>3802970082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8" calcext:value-type="float">
            <text:p>1173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1" calcext:value-type="float">
            <text:p>380297008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39" calcext:value-type="float">
            <text:p>1173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2" calcext:value-type="float">
            <text:p>380297008201022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0" calcext:value-type="float">
            <text:p>1174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3" calcext:value-type="float">
            <text:p>380297008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1" calcext:value-type="float">
            <text:p>1174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4" calcext:value-type="float">
            <text:p>380297008201024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2" calcext:value-type="float">
            <text:p>1174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5" calcext:value-type="float">
            <text:p>380297008201025</text:p>
          </table:table-cell>
          <table:table-cell table:style-name="TL_20_Metadata" office:value-type="string" calcext:value-type="string">
            <text:p>3802970082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3" calcext:value-type="float">
            <text:p>1174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6" calcext:value-type="float">
            <text:p>380297008201026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380297008201020B <text:s/>Hieronder twee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744" calcext:value-type="float">
            <text:p>1174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7" calcext:value-type="float">
            <text:p>380297008201027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5" calcext:value-type="float">
            <text:p>1174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8" calcext:value-type="float">
            <text:p>380297008201028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6" calcext:value-type="float">
            <text:p>1174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29" calcext:value-type="float">
            <text:p>380297008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7" calcext:value-type="float">
            <text:p>1174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0" calcext:value-type="float">
            <text:p>380297008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8" calcext:value-type="float">
            <text:p>1174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1" calcext:value-type="float">
            <text:p>380297008201031</text:p>
          </table:table-cell>
          <table:table-cell table:style-name="TL_20_Metadata" office:value-type="string" calcext:value-type="string">
            <text:p>3802970082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49" calcext:value-type="float">
            <text:p>1174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2" calcext:value-type="float">
            <text:p>380297008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0" calcext:value-type="float">
            <text:p>1175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3" calcext:value-type="float">
            <text:p>380297008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1" calcext:value-type="float">
            <text:p>1175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4" calcext:value-type="float">
            <text:p>380297008201034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2" calcext:value-type="float">
            <text:p>1175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5" calcext:value-type="float">
            <text:p>380297008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3" calcext:value-type="float">
            <text:p>1175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6" calcext:value-type="float">
            <text:p>380297008201036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4" calcext:value-type="float">
            <text:p>1175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7" calcext:value-type="float">
            <text:p>380297008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5" calcext:value-type="float">
            <text:p>1175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8" calcext:value-type="float">
            <text:p>380297008201038</text:p>
          </table:table-cell>
          <table:table-cell table:style-name="TL_20_Metadata" office:value-type="string" calcext:value-type="string">
            <text:p>380297008201020B <text:s/>Hieronder twee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6" calcext:value-type="float">
            <text:p>1175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39" calcext:value-type="float">
            <text:p>380297008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7" calcext:value-type="float">
            <text:p>1175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0" calcext:value-type="float">
            <text:p>380297008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8" calcext:value-type="float">
            <text:p>1175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1" calcext:value-type="float">
            <text:p>380297008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59" calcext:value-type="float">
            <text:p>1175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2" calcext:value-type="float">
            <text:p>380297008201042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0" calcext:value-type="float">
            <text:p>1176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3" calcext:value-type="float">
            <text:p>380297008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1" calcext:value-type="float">
            <text:p>1176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4" calcext:value-type="float">
            <text:p>380297008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2" calcext:value-type="float">
            <text:p>1176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5" calcext:value-type="float">
            <text:p>380297008201045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3" calcext:value-type="float">
            <text:p>1176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6" calcext:value-type="float">
            <text:p>380297008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4" calcext:value-type="float">
            <text:p>1176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7" calcext:value-type="float">
            <text:p>380297008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5" calcext:value-type="float">
            <text:p>1176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8" calcext:value-type="float">
            <text:p>380297008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6" calcext:value-type="float">
            <text:p>1176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49" calcext:value-type="float">
            <text:p>380297008201049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7" calcext:value-type="float">
            <text:p>1176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0" calcext:value-type="float">
            <text:p>380297008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8" calcext:value-type="float">
            <text:p>1176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1" calcext:value-type="float">
            <text:p>380297008201051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69" calcext:value-type="float">
            <text:p>1176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2" calcext:value-type="float">
            <text:p>380297008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0" calcext:value-type="float">
            <text:p>1177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3" calcext:value-type="float">
            <text:p>3802970082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1" calcext:value-type="float">
            <text:p>1177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4" calcext:value-type="float">
            <text:p>38029700820105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2" calcext:value-type="float">
            <text:p>1177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5" calcext:value-type="float">
            <text:p>38029700820105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3" calcext:value-type="float">
            <text:p>1177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6" calcext:value-type="float">
            <text:p>38029700820105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4" calcext:value-type="float">
            <text:p>1177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7" calcext:value-type="float">
            <text:p>38029700820105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5" calcext:value-type="float">
            <text:p>1177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8" calcext:value-type="float">
            <text:p>38029700820105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6" calcext:value-type="float">
            <text:p>1177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59" calcext:value-type="float">
            <text:p>38029700820105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7" calcext:value-type="float">
            <text:p>1177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0" calcext:value-type="float">
            <text:p>380297008201060</text:p>
          </table:table-cell>
          <table:table-cell table:style-name="TL_20_Metadata" office:value-type="string" calcext:value-type="string">
            <text:p>380297008201018A <text:s/>Hieronder e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8" calcext:value-type="float">
            <text:p>1177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1" calcext:value-type="float">
            <text:p>38029700820106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79" calcext:value-type="float">
            <text:p>1177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2" calcext:value-type="float">
            <text:p>38029700820106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0" calcext:value-type="float">
            <text:p>1178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3" calcext:value-type="float">
            <text:p>38029700820106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1" calcext:value-type="float">
            <text:p>1178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4" calcext:value-type="float">
            <text:p>38029700820106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2" calcext:value-type="float">
            <text:p>1178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5" calcext:value-type="float">
            <text:p>38029700820106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3" calcext:value-type="float">
            <text:p>1178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6" calcext:value-type="float">
            <text:p>38029700820106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4" calcext:value-type="float">
            <text:p>1178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7" calcext:value-type="float">
            <text:p>38029700820106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5" calcext:value-type="float">
            <text:p>1178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8" calcext:value-type="float">
            <text:p>38029700820106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6" calcext:value-type="float">
            <text:p>1178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69" calcext:value-type="float">
            <text:p>38029700820106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7" calcext:value-type="float">
            <text:p>1178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0" calcext:value-type="float">
            <text:p>38029700820107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8" calcext:value-type="float">
            <text:p>1178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1" calcext:value-type="float">
            <text:p>38029700820107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89" calcext:value-type="float">
            <text:p>1178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2" calcext:value-type="float">
            <text:p>38029700820107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0" calcext:value-type="float">
            <text:p>1179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3" calcext:value-type="float">
            <text:p>38029700820107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1" calcext:value-type="float">
            <text:p>1179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4" calcext:value-type="float">
            <text:p>38029700820107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2" calcext:value-type="float">
            <text:p>1179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5" calcext:value-type="float">
            <text:p>38029700820107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3" calcext:value-type="float">
            <text:p>1179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6" calcext:value-type="float">
            <text:p>38029700820107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4" calcext:value-type="float">
            <text:p>1179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7" calcext:value-type="float">
            <text:p>38029700820107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5" calcext:value-type="float">
            <text:p>1179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8" calcext:value-type="float">
            <text:p>38029700820107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6" calcext:value-type="float">
            <text:p>1179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79" calcext:value-type="float">
            <text:p>38029700820107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7" calcext:value-type="float">
            <text:p>1179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0" calcext:value-type="float">
            <text:p>38029700820108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8" calcext:value-type="float">
            <text:p>1179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1" calcext:value-type="float">
            <text:p>38029700820108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799" calcext:value-type="float">
            <text:p>1179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2" calcext:value-type="float">
            <text:p>38029700820108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0" calcext:value-type="float">
            <text:p>1180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3" calcext:value-type="float">
            <text:p>38029700820108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1" calcext:value-type="float">
            <text:p>1180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4" calcext:value-type="float">
            <text:p>38029700820108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2" calcext:value-type="float">
            <text:p>1180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5" calcext:value-type="float">
            <text:p>38029700820108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3" calcext:value-type="float">
            <text:p>1180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6" calcext:value-type="float">
            <text:p>38029700820108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4" calcext:value-type="float">
            <text:p>1180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7" calcext:value-type="float">
            <text:p>38029700820108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5" calcext:value-type="float">
            <text:p>1180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8" calcext:value-type="float">
            <text:p>38029700820108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6" calcext:value-type="float">
            <text:p>1180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89" calcext:value-type="float">
            <text:p>38029700820108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7" calcext:value-type="float">
            <text:p>1180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0" calcext:value-type="float">
            <text:p>38029700820109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8" calcext:value-type="float">
            <text:p>1180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1" calcext:value-type="float">
            <text:p>38029700820109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09" calcext:value-type="float">
            <text:p>1180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2" calcext:value-type="float">
            <text:p>38029700820109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0" calcext:value-type="float">
            <text:p>1181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3" calcext:value-type="float">
            <text:p>38029700820109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1" calcext:value-type="float">
            <text:p>1181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4" calcext:value-type="float">
            <text:p>38029700820109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2" calcext:value-type="float">
            <text:p>11812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5" calcext:value-type="float">
            <text:p>38029700820109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3" calcext:value-type="float">
            <text:p>11813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6" calcext:value-type="float">
            <text:p>38029700820109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4" calcext:value-type="float">
            <text:p>11814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7" calcext:value-type="float">
            <text:p>380297008201097</text:p>
          </table:table-cell>
          <table:table-cell table:number-columns-repeated="1021"/>
        </table:table-row>
        <table:table-row table:style-name="ro3">
          <table:table-cell table:style-name="ce47" office:value-type="float" office:value="11815" calcext:value-type="float">
            <text:p>11815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8" calcext:value-type="float">
            <text:p>38029700820109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6" calcext:value-type="float">
            <text:p>11816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099" calcext:value-type="float">
            <text:p>38029700820109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7" calcext:value-type="float">
            <text:p>11817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100" calcext:value-type="float">
            <text:p>38029700820110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8" calcext:value-type="float">
            <text:p>11818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101" calcext:value-type="float">
            <text:p>3802970082011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19" calcext:value-type="float">
            <text:p>11819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102" calcext:value-type="float">
            <text:p>3802970082011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7" office:value-type="float" office:value="11820" calcext:value-type="float">
            <text:p>11820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103" calcext:value-type="float">
            <text:p>380297008201103</text:p>
          </table:table-cell>
          <table:table-cell table:style-name="TL_20_Metadata" office:value-type="string" calcext:value-type="string">
            <text:p>380297008201103C <text:s/>Hieronder drie en veertig waarvan de burgerlijke staat onbekend is.</text:p>
          </table:table-cell>
          <table:table-cell table:style-name="TL_20_Metadata" office:value-type="string" calcext:value-type="string">
            <text:p>380297008201103D <text:s/>Hieronder vijf waarvan de burgerlijke staat onbekend is.</text:p>
          </table:table-cell>
          <table:table-cell table:number-columns-repeated="1019"/>
        </table:table-row>
        <table:table-row table:style-name="ro3">
          <table:table-cell table:style-name="ce47" office:value-type="float" office:value="11821" calcext:value-type="float">
            <text:p>11821</text:p>
          </table:table-cell>
          <table:table-cell table:style-name="ce22" office:value-type="string" calcext:value-type="string">
            <text:p>ZH-3edl</text:p>
          </table:table-cell>
          <table:table-cell table:style-name="ce48" office:value-type="float" office:value="380297008201104" calcext:value-type="float">
            <text:p>380297008201104</text:p>
          </table:table-cell>
          <table:table-cell table:style-name="TL_20_Metadata" office:value-type="string" calcext:value-type="string">
            <text:p>380297008201104E <text:s/>Hieronder twee en zestig mannen en tien vrouwen waarvan de burgerlijke staat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78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32.054550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5T11:11:56</meta:creation-date>
    <dc:creator>Yamit</dc:creator>
    <dc:date>2004-12-16T10:35:08</dc:date>
    <meta:generator>LibreOffice/4.2.8.2$Linux_X86_64 LibreOffice_project/420m0$Build-2</meta:generator>
    <meta:document-statistic meta:table-count="2" meta:cell-count="10793" meta:object-count="0"/>
  </office:meta>
</office:document-meta>
</file>